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6.09pt"/>
    </style:style>
    <style:style style:name="co2" style:family="table-column">
      <style:table-column-properties fo:break-before="auto" style:column-width="85.35pt"/>
    </style:style>
    <style:style style:name="co3" style:family="table-column">
      <style:table-column-properties fo:break-before="auto" style:column-width="85.86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0.64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8.46pt"/>
    </style:style>
    <style:style style:name="co9" style:family="table-column">
      <style:table-column-properties fo:break-before="auto" style:column-width="113.44pt"/>
    </style:style>
    <style:style style:name="co10" style:family="table-column">
      <style:table-column-properties fo:break-before="auto" style:column-width="94.05pt"/>
    </style:style>
    <style:style style:name="co11" style:family="table-column">
      <style:table-column-properties fo:break-before="auto" style:column-width="100.69pt"/>
    </style:style>
    <style:style style:name="co12" style:family="table-column">
      <style:table-column-properties fo:break-before="auto" style:column-width="48.56pt"/>
    </style:style>
    <style:style style:name="co13" style:family="table-column">
      <style:table-column-properties fo:break-before="auto" style:column-width="62.36pt"/>
    </style:style>
    <style:style style:name="co14" style:family="table-column">
      <style:table-column-properties fo:break-before="auto" style:column-width="97.6pt"/>
    </style:style>
    <style:style style:name="co15" style:family="table-column">
      <style:table-column-properties fo:break-before="auto" style:column-width="82.8pt"/>
    </style:style>
    <style:style style:name="co16" style:family="table-column">
      <style:table-column-properties fo:break-before="auto" style:column-width="83.31pt"/>
    </style:style>
    <style:style style:name="co17" style:family="table-column">
      <style:table-column-properties fo:break-before="auto" style:column-width="76.14pt"/>
    </style:style>
    <style:style style:name="co18" style:family="table-column">
      <style:table-column-properties fo:break-before="auto" style:column-width="32.2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108.85pt"/>
    </style:style>
    <style:style style:name="co21" style:family="table-column">
      <style:table-column-properties fo:break-before="auto" style:column-width="88.89pt"/>
    </style:style>
    <style:style style:name="co22" style:family="table-column">
      <style:table-column-properties fo:break-before="auto" style:column-width="97.09pt"/>
    </style:style>
    <style:style style:name="co23" style:family="table-column">
      <style:table-column-properties fo:break-before="auto" style:column-width="24.49pt"/>
    </style:style>
    <style:style style:name="co24" style:family="table-column">
      <style:table-column-properties fo:break-before="auto" style:column-width="86.34pt"/>
    </style:style>
    <style:style style:name="co25" style:family="table-column">
      <style:table-column-properties fo:break-before="auto" style:column-width="520.36pt"/>
    </style:style>
    <style:style style:name="co26" style:family="table-column">
      <style:table-column-properties fo:break-before="auto" style:column-width="87.39pt"/>
    </style:style>
    <style:style style:name="co27" style:family="table-column">
      <style:table-column-properties fo:break-before="auto" style:column-width="55.7pt"/>
    </style:style>
    <style:style style:name="co28" style:family="table-column">
      <style:table-column-properties fo:break-before="auto" style:column-width="90.96pt"/>
    </style:style>
    <style:style style:name="co29" style:family="table-column">
      <style:table-column-properties fo:break-before="auto" style:column-width="61.31pt"/>
    </style:style>
    <style:style style:name="co30" style:family="table-column">
      <style:table-column-properties fo:break-before="auto" style:column-width="42.89pt"/>
    </style:style>
    <style:style style:name="co31" style:family="table-column">
      <style:table-column-properties fo:break-before="auto" style:column-width="4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groove #000000" fo:border-left="none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ridge #000000" fo:border-left="none" fo:border-right="none" fo:border-top="none"/>
    </style:style>
    <style:style style:name="ce14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</style:style>
    <style:style style:name="ce15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row table:style-name="ro1">
          <table:table-cell table:style-name="ce1" table:number-columns-repeated="2"/>
          <table:table-cell table:style-name="ce3" table:number-columns-repeated="11"/>
        </table:table-row>
        <table:table-row table:style-name="ro1">
          <table:table-cell table:style-name="ce1" office:value-type="string" calcext:value-type="string">
            <text:p>Prot_ID</text:p>
          </table:table-cell>
          <table:table-cell table:style-name="ce1" office:value-type="string" calcext:value-type="string">
            <text:p>Secretion_Signal</text:p>
          </table:table-cell>
          <table:table-cell table:style-name="ce3" office:value-type="string" calcext:value-type="string">
            <text:p>TargetP_Location</text:p>
          </table:table-cell>
          <table:table-cell table:style-name="ce3" office:value-type="string" calcext:value-type="string">
            <text:p>CAMPR3_SVM</text:p>
          </table:table-cell>
          <table:table-cell table:style-name="ce3" office:value-type="string" calcext:value-type="string">
            <text:p>CAMPR3_RF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string" calcext:value-type="string">
            <text:p>CAMPR3_ANN</text:p>
          </table:table-cell>
          <table:table-cell table:style-name="ce3" office:value-type="string" calcext:value-type="string">
            <text:p>CAMPR3_DA</text:p>
          </table:table-cell>
          <table:table-cell table:style-name="ce3" office:value-type="string" calcext:value-type="string">
            <text:p>iAMPred_AntiBacterial</text:p>
          </table:table-cell>
          <table:table-cell table:style-name="ce3" office:value-type="string" calcext:value-type="string">
            <text:p>iAMPred_AntiViral</text:p>
          </table:table-cell>
          <table:table-cell table:style-name="ce3" office:value-type="string" calcext:value-type="string">
            <text:p>iAMPred_AntiFungal</text:p>
          </table:table-cell>
          <table:table-cell table:style-name="ce3" office:value-type="string" calcext:value-type="string">
            <text:p>DBAASP</text:p>
          </table:table-cell>
          <table:table-cell table:style-name="ce3" office:value-type="string" calcext:value-type="string">
            <text:p>SecretomeP</text:p>
          </table:table-cell>
        </table:table-row>
        <table:table-row table:style-name="ro1">
          <table:table-cell office:value-type="string" calcext:value-type="string">
            <text:p>EmuJ_000003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0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05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05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05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" calcext:value-type="float">
            <text:p>0.216</text:p>
          </table:table-cell>
          <table:table-cell office:value-type="float" office:value="0.292" calcext:value-type="float">
            <text:p>0.292</text:p>
          </table:table-cell>
          <table:table-cell office:value-type="float" office:value="0.548" calcext:value-type="float">
            <text:p>0.5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060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321" calcext:value-type="float">
            <text:p>0.321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006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float" office:value="0.619" calcext:value-type="float">
            <text:p>0.619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07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637" calcext:value-type="float">
            <text:p>0.637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07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1" calcext:value-type="float">
            <text:p>0.821</text:p>
          </table:table-cell>
          <table:table-cell office:value-type="float" office:value="0.868" calcext:value-type="float">
            <text:p>0.868</text:p>
          </table:table-cell>
          <table:table-cell office:value-type="float" office:value="0.428" calcext:value-type="float">
            <text:p>0.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09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216" calcext:value-type="float">
            <text:p>0.216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10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.38" calcext:value-type="float">
            <text:p>0.38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011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13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9" calcext:value-type="float">
            <text:p>0.119</text:p>
          </table:table-cell>
          <table:table-cell office:value-type="float" office:value="0.478" calcext:value-type="float">
            <text:p>0.478</text:p>
          </table:table-cell>
          <table:table-cell office:value-type="float" office:value="0.527" calcext:value-type="float">
            <text:p>0.5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1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7" calcext:value-type="float">
            <text:p>0.047</text:p>
          </table:table-cell>
          <table:table-cell office:value-type="float" office:value="0.452" calcext:value-type="float">
            <text:p>0.452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15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0.386" calcext:value-type="float">
            <text:p>0.386</text:p>
          </table:table-cell>
          <table:table-cell office:value-type="float" office:value="0.238" calcext:value-type="float">
            <text:p>0.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18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1" calcext:value-type="float">
            <text:p>0.391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20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18" calcext:value-type="float">
            <text:p>0.18</text:p>
          </table:table-cell>
          <table:table-cell office:value-type="float" office:value="0.095" calcext:value-type="float">
            <text:p>0.0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21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23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0.214" calcext:value-type="float">
            <text:p>0.214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24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415" calcext:value-type="float">
            <text:p>0.41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24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64" calcext:value-type="float">
            <text:p>0.564</text:p>
          </table:table-cell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024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25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4" calcext:value-type="float">
            <text:p>0.274</text:p>
          </table:table-cell>
          <table:table-cell office:value-type="float" office:value="0.343" calcext:value-type="float">
            <text:p>0.343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25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1" calcext:value-type="float">
            <text:p>0.211</text:p>
          </table:table-cell>
          <table:table-cell office:value-type="float" office:value="0.16" calcext:value-type="float">
            <text:p>0.16</text:p>
          </table:table-cell>
          <table:table-cell office:value-type="float" office:value="0.333" calcext:value-type="float">
            <text:p>0.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26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27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office:value-type="float" office:value="0.415" calcext:value-type="float">
            <text:p>0.415</text:p>
          </table:table-cell>
          <table:table-cell office:value-type="float" office:value="0.106" calcext:value-type="float">
            <text:p>0.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32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1" calcext:value-type="float">
            <text:p>0.0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035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4" calcext:value-type="float">
            <text:p>0.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35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0.194" calcext:value-type="float">
            <text:p>0.194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35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36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1" calcext:value-type="float">
            <text:p>0.21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40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413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6" calcext:value-type="float">
            <text:p>0.836</text:p>
          </table:table-cell>
          <table:table-cell office:value-type="float" office:value="0.764" calcext:value-type="float">
            <text:p>0.764</text:p>
          </table:table-cell>
          <table:table-cell office:value-type="float" office:value="0.929" calcext:value-type="float">
            <text:p>0.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42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" calcext:value-type="float">
            <text:p>0.148</text:p>
          </table:table-cell>
          <table:table-cell office:value-type="float" office:value="0.474" calcext:value-type="float">
            <text:p>0.474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43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2" calcext:value-type="float">
            <text:p>0.212</text:p>
          </table:table-cell>
          <table:table-cell office:value-type="float" office:value="0.314" calcext:value-type="float">
            <text:p>0.314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43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.56" calcext:value-type="float">
            <text:p>0.56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45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2" calcext:value-type="float">
            <text:p>0.732</text:p>
          </table:table-cell>
          <table:table-cell office:value-type="float" office:value="0.798" calcext:value-type="float">
            <text:p>0.798</text:p>
          </table:table-cell>
          <table:table-cell office:value-type="float" office:value="0.652" calcext:value-type="float">
            <text:p>0.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46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7" calcext:value-type="float">
            <text:p>0.567</text:p>
          </table:table-cell>
          <table:table-cell office:value-type="float" office:value="0.386" calcext:value-type="float">
            <text:p>0.386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47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office:value-type="float" office:value="0.317" calcext:value-type="float">
            <text:p>0.317</text:p>
          </table:table-cell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049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3" calcext:value-type="float">
            <text:p>0.293</text:p>
          </table:table-cell>
          <table:table-cell office:value-type="float" office:value="0.05" calcext:value-type="float">
            <text:p>0.05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50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0.291" calcext:value-type="float">
            <text:p>0.291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052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52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197" calcext:value-type="float">
            <text:p>0.197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52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53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8" calcext:value-type="float">
            <text:p>0.168</text:p>
          </table:table-cell>
          <table:table-cell office:value-type="float" office:value="0.599" calcext:value-type="float">
            <text:p>0.599</text:p>
          </table:table-cell>
          <table:table-cell office:value-type="float" office:value="0.371" calcext:value-type="float">
            <text:p>0.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55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334" calcext:value-type="float">
            <text:p>0.334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55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559" calcext:value-type="float">
            <text:p>0.559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059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74" calcext:value-type="float">
            <text:p>0.974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62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5" calcext:value-type="float">
            <text:p>0.695</text:p>
          </table:table-cell>
          <table:table-cell office:value-type="float" office:value="0.9" calcext:value-type="float">
            <text:p>0.9</text:p>
          </table:table-cell>
          <table:table-cell office:value-type="float" office:value="0.711" calcext:value-type="float">
            <text:p>0.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63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1" calcext:value-type="float">
            <text:p>0.391</text:p>
          </table:table-cell>
          <table:table-cell office:value-type="float" office:value="0.48" calcext:value-type="float">
            <text:p>0.48</text:p>
          </table:table-cell>
          <table:table-cell office:value-type="float" office:value="0.601" calcext:value-type="float">
            <text:p>0.6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065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2" calcext:value-type="float">
            <text:p>0.332</text:p>
          </table:table-cell>
          <table:table-cell office:value-type="float" office:value="0.593" calcext:value-type="float">
            <text:p>0.593</text:p>
          </table:table-cell>
          <table:table-cell office:value-type="float" office:value="0.351" calcext:value-type="float">
            <text:p>0.3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068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6" calcext:value-type="float">
            <text:p>0.466</text:p>
          </table:table-cell>
          <table:table-cell office:value-type="float" office:value="0.319" calcext:value-type="float">
            <text:p>0.319</text:p>
          </table:table-cell>
          <table:table-cell office:value-type="float" office:value="0.546" calcext:value-type="float">
            <text:p>0.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6929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549" calcext:value-type="float">
            <text:p>0.549</text:p>
          </table:table-cell>
          <table:table-cell office:value-type="float" office:value="0.432" calcext:value-type="float">
            <text:p>0.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6931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.302" calcext:value-type="float">
            <text:p>0.302</text:p>
          </table:table-cell>
          <table:table-cell office:value-type="float" office:value="0.133" calcext:value-type="float">
            <text:p>0.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6942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1" calcext:value-type="float">
            <text:p>0.991</text:p>
          </table:table-cell>
          <table:table-cell office:value-type="float" office:value="0.972" calcext:value-type="float">
            <text:p>0.972</text:p>
          </table:table-cell>
          <table:table-cell office:value-type="float" office:value="0.963" calcext:value-type="float">
            <text:p>0.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69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7" calcext:value-type="float">
            <text:p>0.177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70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0.327" calcext:value-type="float">
            <text:p>0.327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71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14" calcext:value-type="float">
            <text:p>0.51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15" calcext:value-type="float">
            <text:p>0.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71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7" calcext:value-type="float">
            <text:p>0.677</text:p>
          </table:table-cell>
          <table:table-cell office:value-type="float" office:value="0.817" calcext:value-type="float">
            <text:p>0.817</text:p>
          </table:table-cell>
          <table:table-cell office:value-type="float" office:value="0.473" calcext:value-type="float">
            <text:p>0.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71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  <table:table-cell office:value-type="float" office:value="0.752" calcext:value-type="float">
            <text:p>0.752</text:p>
          </table:table-cell>
          <table:table-cell office:value-type="float" office:value="0.806" calcext:value-type="float">
            <text:p>0.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71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2" calcext:value-type="float">
            <text:p>0.712</text:p>
          </table:table-cell>
          <table:table-cell office:value-type="float" office:value="0.699" calcext:value-type="float">
            <text:p>0.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73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7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2" calcext:value-type="float">
            <text:p>0.662</text:p>
          </table:table-cell>
          <table:table-cell office:value-type="float" office:value="0.821" calcext:value-type="float">
            <text:p>0.821</text:p>
          </table:table-cell>
          <table:table-cell office:value-type="float" office:value="0.811" calcext:value-type="float">
            <text:p>0.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75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0.577" calcext:value-type="float">
            <text:p>0.577</text:p>
          </table:table-cell>
          <table:table-cell office:value-type="float" office:value="0.118" calcext:value-type="float">
            <text:p>0.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760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253" calcext:value-type="float">
            <text:p>0.253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76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0.641" calcext:value-type="float">
            <text:p>0.641</text:p>
          </table:table-cell>
          <table:table-cell office:value-type="float" office:value="0.587" calcext:value-type="float">
            <text:p>0.5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78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7" calcext:value-type="float">
            <text:p>0.367</text:p>
          </table:table-cell>
          <table:table-cell office:value-type="float" office:value="0.422" calcext:value-type="float">
            <text:p>0.422</text:p>
          </table:table-cell>
          <table:table-cell office:value-type="float" office:value="0.201" calcext:value-type="float">
            <text:p>0.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82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5" calcext:value-type="float">
            <text:p>0.895</text:p>
          </table:table-cell>
          <table:table-cell office:value-type="float" office:value="0.964" calcext:value-type="float">
            <text:p>0.964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83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29" calcext:value-type="float">
            <text:p>0.29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84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5" calcext:value-type="float">
            <text:p>0.145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7" calcext:value-type="float">
            <text:p>0.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84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7" calcext:value-type="float">
            <text:p>0.197</text:p>
          </table:table-cell>
          <table:table-cell office:value-type="float" office:value="0.4" calcext:value-type="float">
            <text:p>0.4</text:p>
          </table:table-cell>
          <table:table-cell office:value-type="float" office:value="0.163" calcext:value-type="float">
            <text:p>0.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088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9" calcext:value-type="float">
            <text:p>0.559</text:p>
          </table:table-cell>
          <table:table-cell office:value-type="float" office:value="0.686" calcext:value-type="float">
            <text:p>0.686</text:p>
          </table:table-cell>
          <table:table-cell office:value-type="float" office:value="0.313" calcext:value-type="float">
            <text:p>0.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88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4" calcext:value-type="float">
            <text:p>0.414</text:p>
          </table:table-cell>
          <table:table-cell office:value-type="float" office:value="0.256" calcext:value-type="float">
            <text:p>0.256</text:p>
          </table:table-cell>
          <table:table-cell office:value-type="float" office:value="0.604" calcext:value-type="float">
            <text:p>0.6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89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5" calcext:value-type="float">
            <text:p>0.495</text:p>
          </table:table-cell>
          <table:table-cell office:value-type="float" office:value="0.741" calcext:value-type="float">
            <text:p>0.74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90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" calcext:value-type="float">
            <text:p>0.382</text:p>
          </table:table-cell>
          <table:table-cell office:value-type="float" office:value="0.716" calcext:value-type="float">
            <text:p>0.716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91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92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093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.459" calcext:value-type="float">
            <text:p>0.459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94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" calcext:value-type="float">
            <text:p>0.857</text:p>
          </table:table-cell>
          <table:table-cell office:value-type="float" office:value="0.868" calcext:value-type="float">
            <text:p>0.868</text:p>
          </table:table-cell>
          <table:table-cell office:value-type="float" office:value="0.699" calcext:value-type="float">
            <text:p>0.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096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9" calcext:value-type="float">
            <text:p>0.899</text:p>
          </table:table-cell>
          <table:table-cell office:value-type="float" office:value="0.775" calcext:value-type="float">
            <text:p>0.775</text:p>
          </table:table-cell>
          <table:table-cell office:value-type="float" office:value="0.665" calcext:value-type="float">
            <text:p>0.6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96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574" calcext:value-type="float">
            <text:p>0.574</text:p>
          </table:table-cell>
          <table:table-cell office:value-type="float" office:value="0.477" calcext:value-type="float">
            <text:p>0.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97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4" calcext:value-type="float">
            <text:p>0.564</text:p>
          </table:table-cell>
          <table:table-cell office:value-type="float" office:value="0.879" calcext:value-type="float">
            <text:p>0.879</text:p>
          </table:table-cell>
          <table:table-cell office:value-type="float" office:value="0.531" calcext:value-type="float">
            <text:p>0.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097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4" calcext:value-type="float">
            <text:p>0.974</text:p>
          </table:table-cell>
          <table:table-cell office:value-type="float" office:value="0.941" calcext:value-type="float">
            <text:p>0.941</text:p>
          </table:table-cell>
          <table:table-cell office:value-type="float" office:value="0.939" calcext:value-type="float">
            <text:p>0.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00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1" calcext:value-type="float">
            <text:p>0.761</text:p>
          </table:table-cell>
          <table:table-cell office:value-type="float" office:value="0.861" calcext:value-type="float">
            <text:p>0.861</text:p>
          </table:table-cell>
          <table:table-cell office:value-type="float" office:value="0.813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102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office:value-type="float" office:value="0.483" calcext:value-type="float">
            <text:p>0.483</text:p>
          </table:table-cell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103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1" calcext:value-type="float">
            <text:p>0.551</text:p>
          </table:table-cell>
          <table:table-cell office:value-type="float" office:value="0.557" calcext:value-type="float">
            <text:p>0.557</text:p>
          </table:table-cell>
          <table:table-cell office:value-type="float" office:value="0.286" calcext:value-type="float">
            <text:p>0.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03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1" calcext:value-type="float">
            <text:p>0.551</text:p>
          </table:table-cell>
          <table:table-cell office:value-type="float" office:value="0.557" calcext:value-type="float">
            <text:p>0.557</text:p>
          </table:table-cell>
          <table:table-cell office:value-type="float" office:value="0.286" calcext:value-type="float">
            <text:p>0.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03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202" calcext:value-type="float">
            <text:p>0.202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04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.687" calcext:value-type="float">
            <text:p>0.687</text:p>
          </table:table-cell>
          <table:table-cell office:value-type="float" office:value="0.333" calcext:value-type="float">
            <text:p>0.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05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1" calcext:value-type="float">
            <text:p>0.1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06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0.295" calcext:value-type="float">
            <text:p>0.295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08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1" calcext:value-type="float">
            <text:p>0.981</text:p>
          </table:table-cell>
          <table:table-cell office:value-type="float" office:value="0.565" calcext:value-type="float">
            <text:p>0.565</text:p>
          </table:table-cell>
          <table:table-cell office:value-type="float" office:value="0.928" calcext:value-type="float">
            <text:p>0.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09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4" calcext:value-type="float">
            <text:p>0.804</text:p>
          </table:table-cell>
          <table:table-cell office:value-type="float" office:value="0.364" calcext:value-type="float">
            <text:p>0.364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14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35" calcext:value-type="float">
            <text:p>0.535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21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0.139" calcext:value-type="float">
            <text:p>0.139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22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6" calcext:value-type="float">
            <text:p>0.836</text:p>
          </table:table-cell>
          <table:table-cell office:value-type="float" office:value="0.858" calcext:value-type="float">
            <text:p>0.858</text:p>
          </table:table-cell>
          <table:table-cell office:value-type="float" office:value="0.913" calcext:value-type="float">
            <text:p>0.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124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7" calcext:value-type="float">
            <text:p>0.357</text:p>
          </table:table-cell>
          <table:table-cell office:value-type="float" office:value="0.71" calcext:value-type="float">
            <text:p>0.71</text:p>
          </table:table-cell>
          <table:table-cell office:value-type="float" office:value="0.463" calcext:value-type="float">
            <text:p>0.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26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4" calcext:value-type="float">
            <text:p>0.354</text:p>
          </table:table-cell>
          <table:table-cell office:value-type="float" office:value="0.424" calcext:value-type="float">
            <text:p>0.424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28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239" calcext:value-type="float">
            <text:p>0.239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28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.445" calcext:value-type="float">
            <text:p>0.445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28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114" calcext:value-type="float">
            <text:p>0.114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29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7" calcext:value-type="float">
            <text:p>0.587</text:p>
          </table:table-cell>
          <table:table-cell office:value-type="float" office:value="0.727" calcext:value-type="float">
            <text:p>0.727</text:p>
          </table:table-cell>
          <table:table-cell office:value-type="float" office:value="0.557" calcext:value-type="float">
            <text:p>0.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32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7" calcext:value-type="float">
            <text:p>0.797</text:p>
          </table:table-cell>
          <table:table-cell office:value-type="float" office:value="0.94" calcext:value-type="float">
            <text:p>0.94</text:p>
          </table:table-cell>
          <table:table-cell office:value-type="float" office:value="0.944" calcext:value-type="float">
            <text:p>0.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35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87" calcext:value-type="float">
            <text:p>0.887</text:p>
          </table:table-cell>
          <table:table-cell office:value-type="float" office:value="0.782" calcext:value-type="float">
            <text:p>0.782</text:p>
          </table:table-cell>
          <table:table-cell office:value-type="float" office:value="0.806" calcext:value-type="float">
            <text:p>0.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35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9" calcext:value-type="float">
            <text:p>0.929</text:p>
          </table:table-cell>
          <table:table-cell office:value-type="float" office:value="0.613" calcext:value-type="float">
            <text:p>0.613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35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9" calcext:value-type="float">
            <text:p>0.929</text:p>
          </table:table-cell>
          <table:table-cell office:value-type="float" office:value="0.613" calcext:value-type="float">
            <text:p>0.613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35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" calcext:value-type="float">
            <text:p>0.14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50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" calcext:value-type="float">
            <text:p>0.20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52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01" calcext:value-type="float">
            <text:p>0.601</text:p>
          </table:table-cell>
          <table:table-cell office:value-type="float" office:value="0.758" calcext:value-type="float">
            <text:p>0.758</text:p>
          </table:table-cell>
          <table:table-cell office:value-type="float" office:value="0.603" calcext:value-type="float">
            <text:p>0.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5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" calcext:value-type="float">
            <text:p>0.156</text:p>
          </table:table-cell>
          <table:table-cell office:value-type="float" office:value="0.413" calcext:value-type="float">
            <text:p>0.413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55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float" office:value="0.431" calcext:value-type="float">
            <text:p>0.431</text:p>
          </table:table-cell>
          <table:table-cell office:value-type="float" office:value="0.461" calcext:value-type="float">
            <text:p>0.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55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56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7" calcext:value-type="float">
            <text:p>0.327</text:p>
          </table:table-cell>
          <table:table-cell office:value-type="float" office:value="0.69" calcext:value-type="float">
            <text:p>0.69</text:p>
          </table:table-cell>
          <table:table-cell office:value-type="float" office:value="0.312" calcext:value-type="float">
            <text:p>0.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57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0.537" calcext:value-type="float">
            <text:p>0.537</text:p>
          </table:table-cell>
          <table:table-cell office:value-type="float" office:value="0.277" calcext:value-type="float">
            <text:p>0.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59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2" calcext:value-type="float">
            <text:p>0.942</text:p>
          </table:table-cell>
          <table:table-cell office:value-type="float" office:value="0.957" calcext:value-type="float">
            <text:p>0.957</text:p>
          </table:table-cell>
          <table:table-cell office:value-type="float" office:value="0.823" calcext:value-type="float">
            <text:p>0.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6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61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61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61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164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341" calcext:value-type="float">
            <text:p>0.341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6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0.464" calcext:value-type="float">
            <text:p>0.464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166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78" calcext:value-type="float">
            <text:p>0.678</text:p>
          </table:table-cell>
          <table:table-cell office:value-type="float" office:value="0.446" calcext:value-type="float">
            <text:p>0.446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66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0.785" calcext:value-type="float">
            <text:p>0.785</text:p>
          </table:table-cell>
          <table:table-cell office:value-type="float" office:value="0.474" calcext:value-type="float">
            <text:p>0.4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1669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152" calcext:value-type="float">
            <text:p>0.15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67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258" calcext:value-type="float">
            <text:p>0.258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68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8" calcext:value-type="float">
            <text:p>0.238</text:p>
          </table:table-cell>
          <table:table-cell office:value-type="float" office:value="0.438" calcext:value-type="float">
            <text:p>0.43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69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725" calcext:value-type="float">
            <text:p>0.725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70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office:value-type="float" office:value="0.83" calcext:value-type="float">
            <text:p>0.83</text:p>
          </table:table-cell>
          <table:table-cell office:value-type="float" office:value="0.908" calcext:value-type="float">
            <text:p>0.9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71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514" calcext:value-type="float">
            <text:p>0.514</text:p>
          </table:table-cell>
          <table:table-cell office:value-type="float" office:value="0.295" calcext:value-type="float">
            <text:p>0.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73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314" calcext:value-type="float">
            <text:p>0.31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76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178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" calcext:value-type="float">
            <text:p>0.286</text:p>
          </table:table-cell>
          <table:table-cell office:value-type="float" office:value="0.312" calcext:value-type="float">
            <text:p>0.312</text:p>
          </table:table-cell>
          <table:table-cell office:value-type="float" office:value="0.424" calcext:value-type="float">
            <text:p>0.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79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 office:value-type="float" office:value="0.369" calcext:value-type="float">
            <text:p>0.369</text:p>
          </table:table-cell>
          <table:table-cell office:value-type="float" office:value="0.197" calcext:value-type="float">
            <text:p>0.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799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5" calcext:value-type="float">
            <text:p>0.205</text:p>
          </table:table-cell>
          <table:table-cell office:value-type="float" office:value="0.339" calcext:value-type="float">
            <text:p>0.339</text:p>
          </table:table-cell>
          <table:table-cell office:value-type="float" office:value="0.158" calcext:value-type="float">
            <text:p>0.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181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office:value-type="float" office:value="0.775" calcext:value-type="float">
            <text:p>0.775</text:p>
          </table:table-cell>
          <table:table-cell office:value-type="float" office:value="0.429" calcext:value-type="float">
            <text:p>0.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81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7" calcext:value-type="float">
            <text:p>0.077</text:p>
          </table:table-cell>
          <table:table-cell office:value-type="float" office:value="0.615" calcext:value-type="float">
            <text:p>0.615</text:p>
          </table:table-cell>
          <table:table-cell office:value-type="float" office:value="0.302" calcext:value-type="float">
            <text:p>0.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83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" calcext:value-type="float">
            <text:p>0.994</text:p>
          </table:table-cell>
          <table:table-cell office:value-type="float" office:value="0.926" calcext:value-type="float">
            <text:p>0.926</text:p>
          </table:table-cell>
          <table:table-cell office:value-type="float" office:value="0.982" calcext:value-type="float">
            <text:p>0.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8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9" calcext:value-type="float">
            <text:p>0.559</text:p>
          </table:table-cell>
          <table:table-cell office:value-type="float" office:value="0.799" calcext:value-type="float">
            <text:p>0.799</text:p>
          </table:table-cell>
          <table:table-cell office:value-type="float" office:value="0.876" calcext:value-type="float">
            <text:p>0.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85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189" calcext:value-type="float">
            <text:p>0.189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85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96" calcext:value-type="float">
            <text:p>0.196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85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3" calcext:value-type="float">
            <text:p>0.843</text:p>
          </table:table-cell>
          <table:table-cell office:value-type="float" office:value="0.623" calcext:value-type="float">
            <text:p>0.623</text:p>
          </table:table-cell>
          <table:table-cell office:value-type="float" office:value="0.827" calcext:value-type="float">
            <text:p>0.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86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6" calcext:value-type="float">
            <text:p>0.776</text:p>
          </table:table-cell>
          <table:table-cell office:value-type="float" office:value="0.903" calcext:value-type="float">
            <text:p>0.903</text:p>
          </table:table-cell>
          <table:table-cell office:value-type="float" office:value="0.754" calcext:value-type="float">
            <text:p>0.7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892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1" calcext:value-type="float">
            <text:p>0.261</text:p>
          </table:table-cell>
          <table:table-cell office:value-type="float" office:value="0.416" calcext:value-type="float">
            <text:p>0.416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91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8" calcext:value-type="float">
            <text:p>0.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93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386" calcext:value-type="float">
            <text:p>0.386</text:p>
          </table:table-cell>
          <table:table-cell office:value-type="float" office:value="0.114" calcext:value-type="float">
            <text:p>0.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94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8" calcext:value-type="float">
            <text:p>0.418</text:p>
          </table:table-cell>
          <table:table-cell office:value-type="float" office:value="0.57" calcext:value-type="float">
            <text:p>0.57</text:p>
          </table:table-cell>
          <table:table-cell office:value-type="float" office:value="0.711" calcext:value-type="float">
            <text:p>0.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96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6" calcext:value-type="float">
            <text:p>0.796</text:p>
          </table:table-cell>
          <table:table-cell office:value-type="float" office:value="0.901" calcext:value-type="float">
            <text:p>0.901</text:p>
          </table:table-cell>
          <table:table-cell office:value-type="float" office:value="0.939" calcext:value-type="float">
            <text:p>0.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97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3" calcext:value-type="float">
            <text:p>0.683</text:p>
          </table:table-cell>
          <table:table-cell office:value-type="float" office:value="0.519" calcext:value-type="float">
            <text:p>0.519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97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9" calcext:value-type="float">
            <text:p>0.179</text:p>
          </table:table-cell>
          <table:table-cell office:value-type="float" office:value="0.341" calcext:value-type="float">
            <text:p>0.341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97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9" calcext:value-type="float">
            <text:p>0.179</text:p>
          </table:table-cell>
          <table:table-cell office:value-type="float" office:value="0.341" calcext:value-type="float">
            <text:p>0.341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198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15" calcext:value-type="float">
            <text:p>0.715</text:p>
          </table:table-cell>
          <table:table-cell office:value-type="float" office:value="0.834" calcext:value-type="float">
            <text:p>0.8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01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574" calcext:value-type="float">
            <text:p>0.574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02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05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221" calcext:value-type="float">
            <text:p>0.221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05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9" calcext:value-type="float">
            <text:p>0.279</text:p>
          </table:table-cell>
          <table:table-cell office:value-type="float" office:value="0.781" calcext:value-type="float">
            <text:p>0.781</text:p>
          </table:table-cell>
          <table:table-cell office:value-type="float" office:value="0.429" calcext:value-type="float">
            <text:p>0.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08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0.4" calcext:value-type="float">
            <text:p>0.4</text:p>
          </table:table-cell>
          <table:table-cell office:value-type="float" office:value="0.361" calcext:value-type="float">
            <text:p>0.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09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.731" calcext:value-type="float">
            <text:p>0.731</text:p>
          </table:table-cell>
          <table:table-cell office:value-type="float" office:value="0.864" calcext:value-type="float">
            <text:p>0.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09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763" calcext:value-type="float">
            <text:p>0.763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10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office:value-type="float" office:value="0.187" calcext:value-type="float">
            <text:p>0.187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137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8" calcext:value-type="float">
            <text:p>0.328</text:p>
          </table:table-cell>
          <table:table-cell office:value-type="float" office:value="0.63" calcext:value-type="float">
            <text:p>0.63</text:p>
          </table:table-cell>
          <table:table-cell office:value-type="float" office:value="0.333" calcext:value-type="float">
            <text:p>0.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14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21" calcext:value-type="float">
            <text:p>0.21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1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.116</text:p>
          </table:table-cell>
          <table:table-cell office:value-type="float" office:value="0.635" calcext:value-type="float">
            <text:p>0.635</text:p>
          </table:table-cell>
          <table:table-cell office:value-type="float" office:value="0.257" calcext:value-type="float">
            <text:p>0.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15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303" calcext:value-type="float">
            <text:p>0.303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216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4" calcext:value-type="float">
            <text:p>0.634</text:p>
          </table:table-cell>
          <table:table-cell office:value-type="float" office:value="0.72" calcext:value-type="float">
            <text:p>0.72</text:p>
          </table:table-cell>
          <table:table-cell office:value-type="float" office:value="0.792" calcext:value-type="float">
            <text:p>0.7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169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1" calcext:value-type="float">
            <text:p>0.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180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0.245" calcext:value-type="float">
            <text:p>0.245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20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9" calcext:value-type="float">
            <text:p>0.769</text:p>
          </table:table-cell>
          <table:table-cell office:value-type="float" office:value="0.557" calcext:value-type="float">
            <text:p>0.557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20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28" calcext:value-type="float">
            <text:p>0.28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21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6" calcext:value-type="float">
            <text:p>0.486</text:p>
          </table:table-cell>
          <table:table-cell office:value-type="float" office:value="0.803" calcext:value-type="float">
            <text:p>0.803</text:p>
          </table:table-cell>
          <table:table-cell office:value-type="float" office:value="0.447" calcext:value-type="float">
            <text:p>0.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22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6" calcext:value-type="float">
            <text:p>0.756</text:p>
          </table:table-cell>
          <table:table-cell office:value-type="float" office:value="0.699" calcext:value-type="float">
            <text:p>0.699</text:p>
          </table:table-cell>
          <table:table-cell office:value-type="float" office:value="0.646" calcext:value-type="float">
            <text:p>0.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25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84" calcext:value-type="float">
            <text:p>0.84</text:p>
          </table:table-cell>
          <table:table-cell office:value-type="float" office:value="0.661" calcext:value-type="float">
            <text:p>0.6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25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1" calcext:value-type="float">
            <text:p>0.301</text:p>
          </table:table-cell>
          <table:table-cell office:value-type="float" office:value="0.437" calcext:value-type="float">
            <text:p>0.437</text:p>
          </table:table-cell>
          <table:table-cell office:value-type="float" office:value="0.572" calcext:value-type="float">
            <text:p>0.5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27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318" calcext:value-type="float">
            <text:p>0.318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29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447" calcext:value-type="float">
            <text:p>0.447</text:p>
          </table:table-cell>
          <table:table-cell office:value-type="float" office:value="0.201" calcext:value-type="float">
            <text:p>0.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30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261" calcext:value-type="float">
            <text:p>0.261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30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3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318" calcext:value-type="float">
            <text:p>0.318</text:p>
          </table:table-cell>
          <table:table-cell office:value-type="float" office:value="0.641" calcext:value-type="float">
            <text:p>0.6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328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34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8" calcext:value-type="float">
            <text:p>0.468</text:p>
          </table:table-cell>
          <table:table-cell office:value-type="float" office:value="0.317" calcext:value-type="float">
            <text:p>0.317</text:p>
          </table:table-cell>
          <table:table-cell office:value-type="float" office:value="0.433" calcext:value-type="float">
            <text:p>0.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3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5" calcext:value-type="float">
            <text:p>0.705</text:p>
          </table:table-cell>
          <table:table-cell office:value-type="float" office:value="0.905" calcext:value-type="float">
            <text:p>0.905</text:p>
          </table:table-cell>
          <table:table-cell office:value-type="float" office:value="0.803" calcext:value-type="float">
            <text:p>0.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39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195" calcext:value-type="float">
            <text:p>0.195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2403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" calcext:value-type="float">
            <text:p>0.191</text:p>
          </table:table-cell>
          <table:table-cell office:value-type="float" office:value="0.297" calcext:value-type="float">
            <text:p>0.297</text:p>
          </table:table-cell>
          <table:table-cell office:value-type="float" office:value="0.158" calcext:value-type="float">
            <text:p>0.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240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40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19" calcext:value-type="float">
            <text:p>0.19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4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41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0.492" calcext:value-type="float">
            <text:p>0.492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41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5" calcext:value-type="float">
            <text:p>0.805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6" calcext:value-type="float">
            <text:p>0.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441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0.634" calcext:value-type="float">
            <text:p>0.634</text:p>
          </table:table-cell>
          <table:table-cell office:value-type="float" office:value="0.785" calcext:value-type="float">
            <text:p>0.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46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152" calcext:value-type="float">
            <text:p>0.152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46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846" calcext:value-type="float">
            <text:p>0.846</text:p>
          </table:table-cell>
          <table:table-cell office:value-type="float" office:value="0.693" calcext:value-type="float">
            <text:p>0.6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248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float" office:value="0.277" calcext:value-type="float">
            <text:p>0.277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50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5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0.435" calcext:value-type="float">
            <text:p>0.435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54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56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196" calcext:value-type="float">
            <text:p>0.196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57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" calcext:value-type="float">
            <text:p>0.857</text:p>
          </table:table-cell>
          <table:table-cell office:value-type="float" office:value="0.924" calcext:value-type="float">
            <text:p>0.924</text:p>
          </table:table-cell>
          <table:table-cell office:value-type="float" office:value="0.811" calcext:value-type="float">
            <text:p>0.8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258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15" calcext:value-type="float">
            <text:p>0.915</text:p>
          </table:table-cell>
          <table:table-cell office:value-type="float" office:value="0.92" calcext:value-type="float">
            <text:p>0.92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258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759" calcext:value-type="float">
            <text:p>0.759</text:p>
          </table:table-cell>
          <table:table-cell office:value-type="float" office:value="0.469" calcext:value-type="float">
            <text:p>0.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60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1" calcext:value-type="float">
            <text:p>0.19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60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63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2" calcext:value-type="float">
            <text:p>0.212</text:p>
          </table:table-cell>
          <table:table-cell office:value-type="float" office:value="0.726" calcext:value-type="float">
            <text:p>0.726</text:p>
          </table:table-cell>
          <table:table-cell office:value-type="float" office:value="0.668" calcext:value-type="float">
            <text:p>0.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6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248" calcext:value-type="float">
            <text:p>0.248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64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" calcext:value-type="float">
            <text:p>0.188</text:p>
          </table:table-cell>
          <table:table-cell office:value-type="float" office:value="0.533" calcext:value-type="float">
            <text:p>0.533</text:p>
          </table:table-cell>
          <table:table-cell office:value-type="float" office:value="0.356" calcext:value-type="float">
            <text:p>0.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64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359" calcext:value-type="float">
            <text:p>0.35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64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777" calcext:value-type="float">
            <text:p>0.777</text:p>
          </table:table-cell>
          <table:table-cell office:value-type="float" office:value="0.882" calcext:value-type="float">
            <text:p>0.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65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  <table:table-cell office:value-type="float" office:value="0.323" calcext:value-type="float">
            <text:p>0.323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67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26" calcext:value-type="float">
            <text:p>0.26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69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270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2" calcext:value-type="float">
            <text:p>0.302</text:p>
          </table:table-cell>
          <table:table-cell office:value-type="float" office:value="0.386" calcext:value-type="float">
            <text:p>0.386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71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2" calcext:value-type="float">
            <text:p>0.512</text:p>
          </table:table-cell>
          <table:table-cell office:value-type="float" office:value="0.575" calcext:value-type="float">
            <text:p>0.575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71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0.274" calcext:value-type="float">
            <text:p>0.27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7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332" calcext:value-type="float">
            <text:p>0.332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72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0.125" calcext:value-type="float">
            <text:p>0.125</text:p>
          </table:table-cell>
          <table:table-cell office:value-type="float" office:value="0.554" calcext:value-type="float">
            <text:p>0.5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74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4" calcext:value-type="float">
            <text:p>0.304</text:p>
          </table:table-cell>
          <table:table-cell office:value-type="float" office:value="0.463" calcext:value-type="float">
            <text:p>0.463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74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76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float" office:value="0.442" calcext:value-type="float">
            <text:p>0.442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79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191" calcext:value-type="float">
            <text:p>0.191</text:p>
          </table:table-cell>
          <table:table-cell office:value-type="float" office:value="0.256" calcext:value-type="float">
            <text:p>0.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80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6" calcext:value-type="float">
            <text:p>0.316</text:p>
          </table:table-cell>
          <table:table-cell office:value-type="float" office:value="0.352" calcext:value-type="float">
            <text:p>0.3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82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01" calcext:value-type="float">
            <text:p>0.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83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59" calcext:value-type="float">
            <text:p>0.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83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.557</text:p>
          </table:table-cell>
          <table:table-cell office:value-type="float" office:value="0.771" calcext:value-type="float">
            <text:p>0.771</text:p>
          </table:table-cell>
          <table:table-cell office:value-type="float" office:value="0.508" calcext:value-type="float">
            <text:p>0.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84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3" calcext:value-type="float">
            <text:p>0.803</text:p>
          </table:table-cell>
          <table:table-cell office:value-type="float" office:value="0.843" calcext:value-type="float">
            <text:p>0.843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8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office:value-type="float" office:value="0.21" calcext:value-type="float">
            <text:p>0.21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85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85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739" calcext:value-type="float">
            <text:p>0.739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86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289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614" calcext:value-type="float">
            <text:p>0.614</text:p>
          </table:table-cell>
          <table:table-cell office:value-type="float" office:value="0.352" calcext:value-type="float">
            <text:p>0.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91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0.386" calcext:value-type="float">
            <text:p>0.386</text:p>
          </table:table-cell>
          <table:table-cell office:value-type="float" office:value="0.238" calcext:value-type="float">
            <text:p>0.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93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334" calcext:value-type="float">
            <text:p>0.33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93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2" calcext:value-type="float">
            <text:p>0.472</text:p>
          </table:table-cell>
          <table:table-cell office:value-type="float" office:value="0.69" calcext:value-type="float">
            <text:p>0.69</text:p>
          </table:table-cell>
          <table:table-cell office:value-type="float" office:value="0.478" calcext:value-type="float">
            <text:p>0.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295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2" calcext:value-type="float">
            <text:p>0.242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96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0.282" calcext:value-type="float">
            <text:p>0.2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96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" calcext:value-type="float">
            <text:p>0.25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67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97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61" calcext:value-type="float">
            <text:p>0.961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98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09" calcext:value-type="float">
            <text:p>0.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99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0.291" calcext:value-type="float">
            <text:p>0.291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299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1" calcext:value-type="float">
            <text:p>0.781</text:p>
          </table:table-cell>
          <table:table-cell office:value-type="float" office:value="0.887" calcext:value-type="float">
            <text:p>0.887</text:p>
          </table:table-cell>
          <table:table-cell office:value-type="float" office:value="0.707" calcext:value-type="float">
            <text:p>0.7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00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00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7" calcext:value-type="float">
            <text:p>0.747</text:p>
          </table:table-cell>
          <table:table-cell office:value-type="float" office:value="0.915" calcext:value-type="float">
            <text:p>0.915</text:p>
          </table:table-cell>
          <table:table-cell office:value-type="float" office:value="0.407" calcext:value-type="float">
            <text:p>0.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01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.614" calcext:value-type="float">
            <text:p>0.614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04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8" calcext:value-type="float">
            <text:p>0.368</text:p>
          </table:table-cell>
          <table:table-cell office:value-type="float" office:value="0.617" calcext:value-type="float">
            <text:p>0.617</text:p>
          </table:table-cell>
          <table:table-cell office:value-type="float" office:value="0.354" calcext:value-type="float">
            <text:p>0.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0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office:value-type="float" office:value="0.532" calcext:value-type="float">
            <text:p>0.532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0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392" calcext:value-type="float">
            <text:p>0.392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04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6" calcext:value-type="float">
            <text:p>0.616</text:p>
          </table:table-cell>
          <table:table-cell office:value-type="float" office:value="0.399" calcext:value-type="float">
            <text:p>0.399</text:p>
          </table:table-cell>
          <table:table-cell office:value-type="float" office:value="0.266" calcext:value-type="float">
            <text:p>0.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05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2" calcext:value-type="float">
            <text:p>0.542</text:p>
          </table:table-cell>
          <table:table-cell office:value-type="float" office:value="0.374" calcext:value-type="float">
            <text:p>0.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06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office:value-type="float" office:value="0.803" calcext:value-type="float">
            <text:p>0.803</text:p>
          </table:table-cell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06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8" calcext:value-type="float">
            <text:p>0.768</text:p>
          </table:table-cell>
          <table:table-cell office:value-type="float" office:value="0.7" calcext:value-type="float">
            <text:p>0.7</text:p>
          </table:table-cell>
          <table:table-cell office:value-type="float" office:value="0.716" calcext:value-type="float">
            <text:p>0.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08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1" calcext:value-type="float">
            <text:p>0.141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08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12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0.481" calcext:value-type="float">
            <text:p>0.481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313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16" calcext:value-type="float">
            <text:p>0.16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15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396" calcext:value-type="float">
            <text:p>0.396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15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241" calcext:value-type="float">
            <text:p>0.241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16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6" calcext:value-type="float">
            <text:p>0.456</text:p>
          </table:table-cell>
          <table:table-cell office:value-type="float" office:value="0.643" calcext:value-type="float">
            <text:p>0.643</text:p>
          </table:table-cell>
          <table:table-cell office:value-type="float" office:value="0.345" calcext:value-type="float">
            <text:p>0.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16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316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39" calcext:value-type="float">
            <text:p>0.539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17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.248" calcext:value-type="float">
            <text:p>0.248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18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2" calcext:value-type="float">
            <text:p>0.662</text:p>
          </table:table-cell>
          <table:table-cell office:value-type="float" office:value="0.775" calcext:value-type="float">
            <text:p>0.775</text:p>
          </table:table-cell>
          <table:table-cell office:value-type="float" office:value="0.361" calcext:value-type="float">
            <text:p>0.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19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705" calcext:value-type="float">
            <text:p>0.705</text:p>
          </table:table-cell>
          <table:table-cell office:value-type="float" office:value="0.613" calcext:value-type="float">
            <text:p>0.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20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6" calcext:value-type="float">
            <text:p>0.896</text:p>
          </table:table-cell>
          <table:table-cell office:value-type="float" office:value="0.694" calcext:value-type="float">
            <text:p>0.694</text:p>
          </table:table-cell>
          <table:table-cell office:value-type="float" office:value="0.716" calcext:value-type="float">
            <text:p>0.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20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89" calcext:value-type="float">
            <text:p>0.189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23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7" calcext:value-type="float">
            <text:p>0.337</text:p>
          </table:table-cell>
          <table:table-cell office:value-type="float" office:value="0.667" calcext:value-type="float">
            <text:p>0.667</text:p>
          </table:table-cell>
          <table:table-cell office:value-type="float" office:value="0.433" calcext:value-type="float">
            <text:p>0.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24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0.208" calcext:value-type="float">
            <text:p>0.208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2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6" calcext:value-type="float">
            <text:p>0.596</text:p>
          </table:table-cell>
          <table:table-cell office:value-type="float" office:value="0.921" calcext:value-type="float">
            <text:p>0.921</text:p>
          </table:table-cell>
          <table:table-cell office:value-type="float" office:value="0.781" calcext:value-type="float">
            <text:p>0.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28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428" calcext:value-type="float">
            <text:p>0.428</text:p>
          </table:table-cell>
          <table:table-cell office:value-type="float" office:value="0.053" calcext:value-type="float">
            <text:p>0.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28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13" calcext:value-type="float">
            <text:p>0.13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29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7" calcext:value-type="float">
            <text:p>0.527</text:p>
          </table:table-cell>
          <table:table-cell office:value-type="float" office:value="0.293" calcext:value-type="float">
            <text:p>0.293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30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294" calcext:value-type="float">
            <text:p>0.294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35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35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8" calcext:value-type="float">
            <text:p>0.858</text:p>
          </table:table-cell>
          <table:table-cell office:value-type="float" office:value="0.93" calcext:value-type="float">
            <text:p>0.93</text:p>
          </table:table-cell>
          <table:table-cell office:value-type="float" office:value="0.938" calcext:value-type="float">
            <text:p>0.9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35875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36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2" calcext:value-type="float">
            <text:p>0.922</text:p>
          </table:table-cell>
          <table:table-cell office:value-type="float" office:value="0.878" calcext:value-type="float">
            <text:p>0.878</text:p>
          </table:table-cell>
          <table:table-cell office:value-type="float" office:value="0.916" calcext:value-type="float">
            <text:p>0.9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336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213" calcext:value-type="float">
            <text:p>0.213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337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9" calcext:value-type="float">
            <text:p>0.379</text:p>
          </table:table-cell>
          <table:table-cell office:value-type="float" office:value="0.608" calcext:value-type="float">
            <text:p>0.6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39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0.536" calcext:value-type="float">
            <text:p>0.536</text:p>
          </table:table-cell>
          <table:table-cell office:value-type="float" office:value="0.729" calcext:value-type="float">
            <text:p>0.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40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5" calcext:value-type="float">
            <text:p>0.48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4" calcext:value-type="float">
            <text:p>0.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42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3" calcext:value-type="float">
            <text:p>0.853</text:p>
          </table:table-cell>
          <table:table-cell office:value-type="float" office:value="0.795" calcext:value-type="float">
            <text:p>0.795</text:p>
          </table:table-cell>
          <table:table-cell office:value-type="float" office:value="0.527" calcext:value-type="float">
            <text:p>0.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42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89" calcext:value-type="float">
            <text:p>0.18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343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0.667" calcext:value-type="float">
            <text:p>0.667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43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2" calcext:value-type="float">
            <text:p>0.142</text:p>
          </table:table-cell>
          <table:table-cell office:value-type="float" office:value="0.488" calcext:value-type="float">
            <text:p>0.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44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623" calcext:value-type="float">
            <text:p>0.623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44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7" calcext:value-type="float">
            <text:p>0.957</text:p>
          </table:table-cell>
          <table:table-cell office:value-type="float" office:value="0.962" calcext:value-type="float">
            <text:p>0.962</text:p>
          </table:table-cell>
          <table:table-cell office:value-type="float" office:value="0.984" calcext:value-type="float">
            <text:p>0.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45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0.454" calcext:value-type="float">
            <text:p>0.454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46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474" calcext:value-type="float">
            <text:p>0.474</text:p>
          </table:table-cell>
          <table:table-cell office:value-type="float" office:value="0.492" calcext:value-type="float">
            <text:p>0.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47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49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4" calcext:value-type="float">
            <text:p>0.924</text:p>
          </table:table-cell>
          <table:table-cell office:value-type="float" office:value="0.846" calcext:value-type="float">
            <text:p>0.846</text:p>
          </table:table-cell>
          <table:table-cell office:value-type="float" office:value="0.946" calcext:value-type="float">
            <text:p>0.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49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0.799" calcext:value-type="float">
            <text:p>0.799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50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2" calcext:value-type="float">
            <text:p>0.822</text:p>
          </table:table-cell>
          <table:table-cell office:value-type="float" office:value="0.855" calcext:value-type="float">
            <text:p>0.85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50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float" office:value="0.289" calcext:value-type="float">
            <text:p>0.289</text:p>
          </table:table-cell>
          <table:table-cell office:value-type="float" office:value="0.426" calcext:value-type="float">
            <text:p>0.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51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" calcext:value-type="float">
            <text:p>0.137</text:p>
          </table:table-cell>
          <table:table-cell office:value-type="float" office:value="0.373" calcext:value-type="float">
            <text:p>0.373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5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0.299" calcext:value-type="float">
            <text:p>0.299</text:p>
          </table:table-cell>
          <table:table-cell office:value-type="float" office:value="0.259" calcext:value-type="float">
            <text:p>0.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54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4" calcext:value-type="float">
            <text:p>0.894</text:p>
          </table:table-cell>
          <table:table-cell office:value-type="float" office:value="0.824" calcext:value-type="float">
            <text:p>0.824</text:p>
          </table:table-cell>
          <table:table-cell office:value-type="float" office:value="0.886" calcext:value-type="float">
            <text:p>0.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543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71" calcext:value-type="float">
            <text:p>0.671</text:p>
          </table:table-cell>
          <table:table-cell office:value-type="float" office:value="0.658" calcext:value-type="float">
            <text:p>0.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54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4" calcext:value-type="float">
            <text:p>0.974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1" calcext:value-type="float">
            <text:p>0.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356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347" calcext:value-type="float">
            <text:p>0.347</text:p>
          </table:table-cell>
          <table:table-cell office:value-type="float" office:value="0.249" calcext:value-type="float">
            <text:p>0.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57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09" calcext:value-type="float">
            <text:p>0.809</text:p>
          </table:table-cell>
          <table:table-cell office:value-type="float" office:value="0.835" calcext:value-type="float">
            <text:p>0.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57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59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05" calcext:value-type="float">
            <text:p>0.505</text:p>
          </table:table-cell>
          <table:table-cell office:value-type="float" office:value="0.72" calcext:value-type="float">
            <text:p>0.72</text:p>
          </table:table-cell>
          <table:table-cell office:value-type="float" office:value="0.636" calcext:value-type="float">
            <text:p>0.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61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62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353" calcext:value-type="float">
            <text:p>0.353</text:p>
          </table:table-cell>
          <table:table-cell office:value-type="float" office:value="0.233" calcext:value-type="float">
            <text:p>0.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62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2" calcext:value-type="float">
            <text:p>0.492</text:p>
          </table:table-cell>
          <table:table-cell office:value-type="float" office:value="0.568" calcext:value-type="float">
            <text:p>0.568</text:p>
          </table:table-cell>
          <table:table-cell office:value-type="float" office:value="0.252" calcext:value-type="float">
            <text:p>0.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6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881" calcext:value-type="float">
            <text:p>0.881</text:p>
          </table:table-cell>
          <table:table-cell office:value-type="float" office:value="0.233" calcext:value-type="float">
            <text:p>0.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65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float" office:value="0.284" calcext:value-type="float">
            <text:p>0.284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65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0.5" calcext:value-type="float">
            <text:p>0.5</text:p>
          </table:table-cell>
          <table:table-cell office:value-type="float" office:value="0.473" calcext:value-type="float">
            <text:p>0.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66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257" calcext:value-type="float">
            <text:p>0.257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68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" calcext:value-type="float">
            <text:p>0.156</text:p>
          </table:table-cell>
          <table:table-cell office:value-type="float" office:value="0.539" calcext:value-type="float">
            <text:p>0.539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70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55" calcext:value-type="float">
            <text:p>0.255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71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71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92" calcext:value-type="float">
            <text:p>0.392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71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415" calcext:value-type="float">
            <text:p>0.41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75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21" calcext:value-type="float">
            <text:p>0.921</text:p>
          </table:table-cell>
          <table:table-cell office:value-type="float" office:value="0.933" calcext:value-type="float">
            <text:p>0.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11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4" calcext:value-type="float">
            <text:p>0.664</text:p>
          </table:table-cell>
          <table:table-cell office:value-type="float" office:value="0.733" calcext:value-type="float">
            <text:p>0.733</text:p>
          </table:table-cell>
          <table:table-cell office:value-type="float" office:value="0.484" calcext:value-type="float">
            <text:p>0.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1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381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7" calcext:value-type="float">
            <text:p>0.567</text:p>
          </table:table-cell>
          <table:table-cell office:value-type="float" office:value="0.668" calcext:value-type="float">
            <text:p>0.668</text:p>
          </table:table-cell>
          <table:table-cell office:value-type="float" office:value="0.418" calcext:value-type="float">
            <text:p>0.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1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52" calcext:value-type="float">
            <text:p>0.652</text:p>
          </table:table-cell>
          <table:table-cell office:value-type="float" office:value="0.609" calcext:value-type="float">
            <text:p>0.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1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8" calcext:value-type="float">
            <text:p>0.758</text:p>
          </table:table-cell>
          <table:table-cell office:value-type="float" office:value="0.698" calcext:value-type="float">
            <text:p>0.698</text:p>
          </table:table-cell>
          <table:table-cell office:value-type="float" office:value="0.699" calcext:value-type="float">
            <text:p>0.6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1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8" calcext:value-type="float">
            <text:p>0.758</text:p>
          </table:table-cell>
          <table:table-cell office:value-type="float" office:value="0.698" calcext:value-type="float">
            <text:p>0.698</text:p>
          </table:table-cell>
          <table:table-cell office:value-type="float" office:value="0.699" calcext:value-type="float">
            <text:p>0.6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1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9" calcext:value-type="float">
            <text:p>0.589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53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9" calcext:value-type="float">
            <text:p>0.899</text:p>
          </table:table-cell>
          <table:table-cell office:value-type="float" office:value="0.938" calcext:value-type="float">
            <text:p>0.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5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8" calcext:value-type="float">
            <text:p>0.8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59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6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606" calcext:value-type="float">
            <text:p>0.606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90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.392" calcext:value-type="float">
            <text:p>0.392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90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0.471" calcext:value-type="float">
            <text:p>0.471</text:p>
          </table:table-cell>
          <table:table-cell office:value-type="float" office:value="0.815" calcext:value-type="float">
            <text:p>0.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94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203" calcext:value-type="float">
            <text:p>0.20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95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7" calcext:value-type="float">
            <text:p>0.137</text:p>
          </table:table-cell>
          <table:table-cell office:value-type="float" office:value="0.494" calcext:value-type="float">
            <text:p>0.494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96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3" calcext:value-type="float">
            <text:p>0.953</text:p>
          </table:table-cell>
          <table:table-cell office:value-type="float" office:value="0.802" calcext:value-type="float">
            <text:p>0.802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97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6" calcext:value-type="float">
            <text:p>0.806</text:p>
          </table:table-cell>
          <table:table-cell office:value-type="float" office:value="0.843" calcext:value-type="float">
            <text:p>0.843</text:p>
          </table:table-cell>
          <table:table-cell office:value-type="float" office:value="0.719" calcext:value-type="float">
            <text:p>0.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97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97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6" calcext:value-type="float">
            <text:p>0.196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2" calcext:value-type="float">
            <text:p>0.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97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4" calcext:value-type="float">
            <text:p>0.644</text:p>
          </table:table-cell>
          <table:table-cell office:value-type="float" office:value="0.572" calcext:value-type="float">
            <text:p>0.572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98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1" calcext:value-type="float">
            <text:p>0.541</text:p>
          </table:table-cell>
          <table:table-cell office:value-type="float" office:value="0.555" calcext:value-type="float">
            <text:p>0.555</text:p>
          </table:table-cell>
          <table:table-cell office:value-type="float" office:value="0.269" calcext:value-type="float">
            <text:p>0.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01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415" calcext:value-type="float">
            <text:p>0.41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01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9" calcext:value-type="float">
            <text:p>0.649</text:p>
          </table:table-cell>
          <table:table-cell office:value-type="float" office:value="0.731" calcext:value-type="float">
            <text:p>0.731</text:p>
          </table:table-cell>
          <table:table-cell office:value-type="float" office:value="0.624" calcext:value-type="float">
            <text:p>0.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02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03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415" calcext:value-type="float">
            <text:p>0.41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03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415" calcext:value-type="float">
            <text:p>0.41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04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415" calcext:value-type="float">
            <text:p>0.41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0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415" calcext:value-type="float">
            <text:p>0.41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0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15" calcext:value-type="float">
            <text:p>0.515</text:p>
          </table:table-cell>
          <table:table-cell office:value-type="float" office:value="0.33" calcext:value-type="float">
            <text:p>0.33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05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07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" calcext:value-type="float">
            <text:p>0.361</text:p>
          </table:table-cell>
          <table:table-cell office:value-type="float" office:value="0.421" calcext:value-type="float">
            <text:p>0.421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07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.495" calcext:value-type="float">
            <text:p>0.495</text:p>
          </table:table-cell>
          <table:table-cell office:value-type="float" office:value="0.299" calcext:value-type="float">
            <text:p>0.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080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263" calcext:value-type="float">
            <text:p>0.263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08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302" calcext:value-type="float">
            <text:p>0.302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08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12" calcext:value-type="float">
            <text:p>0.12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09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12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154" calcext:value-type="float">
            <text:p>0.154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412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7" calcext:value-type="float">
            <text:p>0.67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1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5" calcext:value-type="float">
            <text:p>0.265</text:p>
          </table:table-cell>
          <table:table-cell office:value-type="float" office:value="0.661" calcext:value-type="float">
            <text:p>0.661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16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1" calcext:value-type="float">
            <text:p>0.881</text:p>
          </table:table-cell>
          <table:table-cell office:value-type="float" office:value="0.919" calcext:value-type="float">
            <text:p>0.919</text:p>
          </table:table-cell>
          <table:table-cell office:value-type="float" office:value="0.853" calcext:value-type="float">
            <text:p>0.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18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21" calcext:value-type="float">
            <text:p>0.21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19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1" calcext:value-type="float">
            <text:p>0.961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7" calcext:value-type="float">
            <text:p>0.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19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" calcext:value-type="float">
            <text:p>0.952</text:p>
          </table:table-cell>
          <table:table-cell office:value-type="float" office:value="0.994" calcext:value-type="float">
            <text:p>0.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19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6" calcext:value-type="float">
            <text:p>0.926</text:p>
          </table:table-cell>
          <table:table-cell office:value-type="float" office:value="0.874" calcext:value-type="float">
            <text:p>0.874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42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0.907" calcext:value-type="float">
            <text:p>0.907</text:p>
          </table:table-cell>
          <table:table-cell office:value-type="float" office:value="0.958" calcext:value-type="float">
            <text:p>0.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22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23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" calcext:value-type="float">
            <text:p>0.137</text:p>
          </table:table-cell>
          <table:table-cell office:value-type="float" office:value="0.224" calcext:value-type="float">
            <text:p>0.224</text:p>
          </table:table-cell>
          <table:table-cell office:value-type="float" office:value="0.076" calcext:value-type="float">
            <text:p>0.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2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1" calcext:value-type="float">
            <text:p>0.591</text:p>
          </table:table-cell>
          <table:table-cell office:value-type="float" office:value="0.783" calcext:value-type="float">
            <text:p>0.783</text:p>
          </table:table-cell>
          <table:table-cell office:value-type="float" office:value="0.767" calcext:value-type="float">
            <text:p>0.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24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.223" calcext:value-type="float">
            <text:p>0.223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29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9" calcext:value-type="float">
            <text:p>0.699</text:p>
          </table:table-cell>
          <table:table-cell office:value-type="float" office:value="0.86" calcext:value-type="float">
            <text:p>0.86</text:p>
          </table:table-cell>
          <table:table-cell office:value-type="float" office:value="0.732" calcext:value-type="float">
            <text:p>0.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429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644" calcext:value-type="float">
            <text:p>0.644</text:p>
          </table:table-cell>
          <table:table-cell office:value-type="float" office:value="0.321" calcext:value-type="float">
            <text:p>0.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30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43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61" calcext:value-type="float">
            <text:p>0.961</text:p>
          </table:table-cell>
          <table:table-cell office:value-type="float" office:value="0.982" calcext:value-type="float">
            <text:p>0.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31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44" calcext:value-type="float">
            <text:p>0.144</text:p>
          </table:table-cell>
          <table:table-cell office:value-type="float" office:value="0.075" calcext:value-type="float">
            <text:p>0.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32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8" calcext:value-type="float">
            <text:p>0.218</text:p>
          </table:table-cell>
          <table:table-cell office:value-type="float" office:value="0.489" calcext:value-type="float">
            <text:p>0.489</text:p>
          </table:table-cell>
          <table:table-cell office:value-type="float" office:value="0.331" calcext:value-type="float">
            <text:p>0.3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433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3" calcext:value-type="float">
            <text:p>0.613</text:p>
          </table:table-cell>
          <table:table-cell office:value-type="float" office:value="0.339" calcext:value-type="float">
            <text:p>0.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33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 office:value-type="float" office:value="0.707" calcext:value-type="float">
            <text:p>0.707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34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391" calcext:value-type="float">
            <text:p>0.391</text:p>
          </table:table-cell>
          <table:table-cell office:value-type="float" office:value="0.183" calcext:value-type="float">
            <text:p>0.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3586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2" calcext:value-type="float">
            <text:p>0.802</text:p>
          </table:table-cell>
          <table:table-cell office:value-type="float" office:value="0.915" calcext:value-type="float">
            <text:p>0.915</text:p>
          </table:table-cell>
          <table:table-cell office:value-type="float" office:value="0.858" calcext:value-type="float">
            <text:p>0.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41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office:value-type="float" office:value="0.878" calcext:value-type="float">
            <text:p>0.878</text:p>
          </table:table-cell>
          <table:table-cell office:value-type="float" office:value="0.893" calcext:value-type="float">
            <text:p>0.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46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236" calcext:value-type="float">
            <text:p>0.23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48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326" calcext:value-type="float">
            <text:p>0.32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49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1" calcext:value-type="float">
            <text:p>0.391</text:p>
          </table:table-cell>
          <table:table-cell office:value-type="float" office:value="0.368" calcext:value-type="float">
            <text:p>0.368</text:p>
          </table:table-cell>
          <table:table-cell office:value-type="float" office:value="0.591" calcext:value-type="float">
            <text:p>0.5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53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office:value-type="float" office:value="0.926" calcext:value-type="float">
            <text:p>0.926</text:p>
          </table:table-cell>
          <table:table-cell office:value-type="float" office:value="0.917" calcext:value-type="float">
            <text:p>0.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54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float" office:value="0.761" calcext:value-type="float">
            <text:p>0.761</text:p>
          </table:table-cell>
          <table:table-cell office:value-type="float" office:value="0.547" calcext:value-type="float">
            <text:p>0.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55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57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9" calcext:value-type="float">
            <text:p>0.159</text:p>
          </table:table-cell>
          <table:table-cell office:value-type="float" office:value="0.643" calcext:value-type="float">
            <text:p>0.643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64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65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7" calcext:value-type="float">
            <text:p>0.367</text:p>
          </table:table-cell>
          <table:table-cell office:value-type="float" office:value="0.303" calcext:value-type="float">
            <text:p>0.303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65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" calcext:value-type="float">
            <text:p>0.264</text:p>
          </table:table-cell>
          <table:table-cell office:value-type="float" office:value="0.672" calcext:value-type="float">
            <text:p>0.672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67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492" calcext:value-type="float">
            <text:p>0.492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67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68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8" calcext:value-type="float">
            <text:p>0.52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68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8" calcext:value-type="float">
            <text:p>0.348</text:p>
          </table:table-cell>
          <table:table-cell office:value-type="float" office:value="0.712" calcext:value-type="float">
            <text:p>0.712</text:p>
          </table:table-cell>
          <table:table-cell office:value-type="float" office:value="0.512" calcext:value-type="float">
            <text:p>0.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69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263" calcext:value-type="float">
            <text:p>0.263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7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74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485" calcext:value-type="float">
            <text:p>0.485</text:p>
          </table:table-cell>
          <table:table-cell office:value-type="float" office:value="0.407" calcext:value-type="float">
            <text:p>0.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74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7" calcext:value-type="float">
            <text:p>0.697</text:p>
          </table:table-cell>
          <table:table-cell office:value-type="float" office:value="0.652" calcext:value-type="float">
            <text:p>0.652</text:p>
          </table:table-cell>
          <table:table-cell office:value-type="float" office:value="0.547" calcext:value-type="float">
            <text:p>0.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74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6" calcext:value-type="float">
            <text:p>0.906</text:p>
          </table:table-cell>
          <table:table-cell office:value-type="float" office:value="0.665" calcext:value-type="float">
            <text:p>0.665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7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23" calcext:value-type="float">
            <text:p>0.223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7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9" calcext:value-type="float">
            <text:p>0.139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74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75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" calcext:value-type="float">
            <text:p>0.072</text:p>
          </table:table-cell>
          <table:table-cell office:value-type="float" office:value="0.719" calcext:value-type="float">
            <text:p>0.719</text:p>
          </table:table-cell>
          <table:table-cell office:value-type="float" office:value="0.428" calcext:value-type="float">
            <text:p>0.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77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office:value-type="float" office:value="0.813" calcext:value-type="float">
            <text:p>0.813</text:p>
          </table:table-cell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478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2" calcext:value-type="float">
            <text:p>0.582</text:p>
          </table:table-cell>
          <table:table-cell office:value-type="float" office:value="0.521" calcext:value-type="float">
            <text:p>0.521</text:p>
          </table:table-cell>
          <table:table-cell office:value-type="float" office:value="0.822" calcext:value-type="float">
            <text:p>0.8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81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float" office:value="0.512" calcext:value-type="float">
            <text:p>0.512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82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" calcext:value-type="float">
            <text:p>0.478</text:p>
          </table:table-cell>
          <table:table-cell office:value-type="float" office:value="0.734" calcext:value-type="float">
            <text:p>0.734</text:p>
          </table:table-cell>
          <table:table-cell office:value-type="float" office:value="0.346" calcext:value-type="float">
            <text:p>0.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88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03" calcext:value-type="float">
            <text:p>0.903</text:p>
          </table:table-cell>
          <table:table-cell office:value-type="float" office:value="0.816" calcext:value-type="float">
            <text:p>0.816</text:p>
          </table:table-cell>
          <table:table-cell office:value-type="float" office:value="0.944" calcext:value-type="float">
            <text:p>0.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89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7" calcext:value-type="float">
            <text:p>0.207</text:p>
          </table:table-cell>
          <table:table-cell office:value-type="float" office:value="0.547" calcext:value-type="float">
            <text:p>0.547</text:p>
          </table:table-cell>
          <table:table-cell office:value-type="float" office:value="0.188" calcext:value-type="float">
            <text:p>0.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89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491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249" calcext:value-type="float">
            <text:p>0.249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92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9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455" calcext:value-type="float">
            <text:p>0.455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95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8" calcext:value-type="float">
            <text:p>0.568</text:p>
          </table:table-cell>
          <table:table-cell office:value-type="float" office:value="0.649" calcext:value-type="float">
            <text:p>0.649</text:p>
          </table:table-cell>
          <table:table-cell office:value-type="float" office:value="0.323" calcext:value-type="float">
            <text:p>0.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95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6" calcext:value-type="float">
            <text:p>0.946</text:p>
          </table:table-cell>
          <table:table-cell office:value-type="float" office:value="0.953" calcext:value-type="float">
            <text:p>0.953</text:p>
          </table:table-cell>
          <table:table-cell office:value-type="float" office:value="0.931" calcext:value-type="float">
            <text:p>0.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95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374" calcext:value-type="float">
            <text:p>0.374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96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6" calcext:value-type="float">
            <text:p>0.986</text:p>
          </table:table-cell>
          <table:table-cell office:value-type="float" office:value="0.934" calcext:value-type="float">
            <text:p>0.934</text:p>
          </table:table-cell>
          <table:table-cell office:value-type="float" office:value="0.962" calcext:value-type="float">
            <text:p>0.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97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8" calcext:value-type="float">
            <text:p>0.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02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9" calcext:value-type="float">
            <text:p>0.269</text:p>
          </table:table-cell>
          <table:table-cell office:value-type="float" office:value="0.6" calcext:value-type="float">
            <text:p>0.6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05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278" calcext:value-type="float">
            <text:p>0.278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05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316" calcext:value-type="float">
            <text:p>0.316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08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346" calcext:value-type="float">
            <text:p>0.346</text:p>
          </table:table-cell>
          <table:table-cell office:value-type="float" office:value="0.228" calcext:value-type="float">
            <text:p>0.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10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558" calcext:value-type="float">
            <text:p>0.55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10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0.634" calcext:value-type="float">
            <text:p>0.634</text:p>
          </table:table-cell>
          <table:table-cell office:value-type="float" office:value="0.558" calcext:value-type="float">
            <text:p>0.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11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office:value-type="float" office:value="0.317" calcext:value-type="float">
            <text:p>0.317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512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4" calcext:value-type="float">
            <text:p>0.704</text:p>
          </table:table-cell>
          <table:table-cell office:value-type="float" office:value="0.852" calcext:value-type="float">
            <text:p>0.852</text:p>
          </table:table-cell>
          <table:table-cell office:value-type="float" office:value="0.906" calcext:value-type="float">
            <text:p>0.9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14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1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5" calcext:value-type="float">
            <text:p>0.775</text:p>
          </table:table-cell>
          <table:table-cell office:value-type="float" office:value="0.888" calcext:value-type="float">
            <text:p>0.888</text:p>
          </table:table-cell>
          <table:table-cell office:value-type="float" office:value="0.651" calcext:value-type="float">
            <text:p>0.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15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16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23" calcext:value-type="float">
            <text:p>0.623</text:p>
          </table:table-cell>
          <table:table-cell office:value-type="float" office:value="0.549" calcext:value-type="float">
            <text:p>0.5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16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296" calcext:value-type="float">
            <text:p>0.296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16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0.398" calcext:value-type="float">
            <text:p>0.39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16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6" calcext:value-type="float">
            <text:p>0.096</text:p>
          </table:table-cell>
          <table:table-cell office:value-type="float" office:value="0.438" calcext:value-type="float">
            <text:p>0.438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17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2" calcext:value-type="float">
            <text:p>0.822</text:p>
          </table:table-cell>
          <table:table-cell office:value-type="float" office:value="0.772" calcext:value-type="float">
            <text:p>0.772</text:p>
          </table:table-cell>
          <table:table-cell office:value-type="float" office:value="0.951" calcext:value-type="float">
            <text:p>0.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21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73" calcext:value-type="float">
            <text:p>0.17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22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22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491" calcext:value-type="float">
            <text:p>0.49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2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6" calcext:value-type="float">
            <text:p>0.416</text:p>
          </table:table-cell>
          <table:table-cell office:value-type="float" office:value="0.293" calcext:value-type="float">
            <text:p>0.293</text:p>
          </table:table-cell>
          <table:table-cell office:value-type="float" office:value="0.724" calcext:value-type="float">
            <text:p>0.7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251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9" calcext:value-type="float">
            <text:p>0.209</text:p>
          </table:table-cell>
          <table:table-cell office:value-type="float" office:value="0.41" calcext:value-type="float">
            <text:p>0.41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25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9" calcext:value-type="float">
            <text:p>0.209</text:p>
          </table:table-cell>
          <table:table-cell office:value-type="float" office:value="0.41" calcext:value-type="float">
            <text:p>0.41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26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05" calcext:value-type="float">
            <text:p>0.70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26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office:value-type="float" office:value="0.296" calcext:value-type="float">
            <text:p>0.296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530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5" calcext:value-type="float">
            <text:p>0.155</text:p>
          </table:table-cell>
          <table:table-cell office:value-type="float" office:value="0.528" calcext:value-type="float">
            <text:p>0.528</text:p>
          </table:table-cell>
          <table:table-cell office:value-type="float" office:value="0.495" calcext:value-type="float">
            <text:p>0.4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532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275" calcext:value-type="float">
            <text:p>0.275</text:p>
          </table:table-cell>
          <table:table-cell office:value-type="float" office:value="0.434" calcext:value-type="float">
            <text:p>0.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3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257" calcext:value-type="float">
            <text:p>0.257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3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6" calcext:value-type="float">
            <text:p>0.406</text:p>
          </table:table-cell>
          <table:table-cell office:value-type="float" office:value="0.359" calcext:value-type="float">
            <text:p>0.359</text:p>
          </table:table-cell>
          <table:table-cell office:value-type="float" office:value="0.259" calcext:value-type="float">
            <text:p>0.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34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5" calcext:value-type="float">
            <text:p>0.545</text:p>
          </table:table-cell>
          <table:table-cell office:value-type="float" office:value="0.684" calcext:value-type="float">
            <text:p>0.684</text:p>
          </table:table-cell>
          <table:table-cell office:value-type="float" office:value="0.738" calcext:value-type="float">
            <text:p>0.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34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7" calcext:value-type="float">
            <text:p>0.937</text:p>
          </table:table-cell>
          <table:table-cell office:value-type="float" office:value="0.866" calcext:value-type="float">
            <text:p>0.866</text:p>
          </table:table-cell>
          <table:table-cell office:value-type="float" office:value="0.836" calcext:value-type="float">
            <text:p>0.8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35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6" calcext:value-type="float">
            <text:p>0.866</text:p>
          </table:table-cell>
          <table:table-cell office:value-type="float" office:value="0.698" calcext:value-type="float">
            <text:p>0.698</text:p>
          </table:table-cell>
          <table:table-cell office:value-type="float" office:value="0.826" calcext:value-type="float">
            <text:p>0.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37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" calcext:value-type="float">
            <text:p>0.183</text:p>
          </table:table-cell>
          <table:table-cell office:value-type="float" office:value="0.367" calcext:value-type="float">
            <text:p>0.367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37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8" calcext:value-type="float">
            <text:p>0.948</text:p>
          </table:table-cell>
          <table:table-cell office:value-type="float" office:value="0.876" calcext:value-type="float">
            <text:p>0.876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38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0.518" calcext:value-type="float">
            <text:p>0.518</text:p>
          </table:table-cell>
          <table:table-cell office:value-type="float" office:value="0.372" calcext:value-type="float">
            <text:p>0.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40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office:value-type="float" office:value="0.447" calcext:value-type="float">
            <text:p>0.447</text:p>
          </table:table-cell>
          <table:table-cell office:value-type="float" office:value="0.369" calcext:value-type="float">
            <text:p>0.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40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5" calcext:value-type="float">
            <text:p>0.5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44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4" calcext:value-type="float">
            <text:p>0.664</text:p>
          </table:table-cell>
          <table:table-cell office:value-type="float" office:value="0.868" calcext:value-type="float">
            <text:p>0.868</text:p>
          </table:table-cell>
          <table:table-cell office:value-type="float" office:value="0.618" calcext:value-type="float">
            <text:p>0.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45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9" calcext:value-type="float">
            <text:p>0.239</text:p>
          </table:table-cell>
          <table:table-cell office:value-type="float" office:value="0.328" calcext:value-type="float">
            <text:p>0.328</text:p>
          </table:table-cell>
          <table:table-cell office:value-type="float" office:value="0.259" calcext:value-type="float">
            <text:p>0.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45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3" calcext:value-type="float">
            <text:p>0.643</text:p>
          </table:table-cell>
          <table:table-cell office:value-type="float" office:value="0.687" calcext:value-type="float">
            <text:p>0.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45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  <table:table-cell office:value-type="float" office:value="0.411" calcext:value-type="float">
            <text:p>0.411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48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6" calcext:value-type="float">
            <text:p>0.796</text:p>
          </table:table-cell>
          <table:table-cell office:value-type="float" office:value="0.576" calcext:value-type="float">
            <text:p>0.576</text:p>
          </table:table-cell>
          <table:table-cell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549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2" calcext:value-type="float">
            <text:p>0.412</text:p>
          </table:table-cell>
          <table:table-cell office:value-type="float" office:value="0.782" calcext:value-type="float">
            <text:p>0.782</text:p>
          </table:table-cell>
          <table:table-cell office:value-type="float" office:value="0.712" calcext:value-type="float">
            <text:p>0.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49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184" calcext:value-type="float">
            <text:p>0.184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49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9" calcext:value-type="float">
            <text:p>0.869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4" calcext:value-type="float">
            <text:p>0.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50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7" calcext:value-type="float">
            <text:p>0.177</text:p>
          </table:table-cell>
          <table:table-cell office:value-type="float" office:value="0.642" calcext:value-type="float">
            <text:p>0.642</text:p>
          </table:table-cell>
          <table:table-cell office:value-type="float" office:value="0.302" calcext:value-type="float">
            <text:p>0.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50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09" calcext:value-type="float">
            <text:p>0.409</text:p>
          </table:table-cell>
          <table:table-cell office:value-type="float" office:value="0.743" calcext:value-type="float">
            <text:p>0.743</text:p>
          </table:table-cell>
          <table:table-cell office:value-type="float" office:value="0.462" calcext:value-type="float">
            <text:p>0.4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553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8" calcext:value-type="float">
            <text:p>0.648</text:p>
          </table:table-cell>
          <table:table-cell office:value-type="float" office:value="0.829" calcext:value-type="float">
            <text:p>0.829</text:p>
          </table:table-cell>
          <table:table-cell office:value-type="float" office:value="0.512" calcext:value-type="float">
            <text:p>0.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54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8" calcext:value-type="float">
            <text:p>0.938</text:p>
          </table:table-cell>
          <table:table-cell office:value-type="float" office:value="0.913" calcext:value-type="float">
            <text:p>0.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54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222" calcext:value-type="float">
            <text:p>0.222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55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0.294" calcext:value-type="float">
            <text:p>0.294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56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559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73" calcext:value-type="float">
            <text:p>0.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60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61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6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" calcext:value-type="float">
            <text:p>0.295</text:p>
          </table:table-cell>
          <table:table-cell office:value-type="float" office:value="0.485" calcext:value-type="float">
            <text:p>0.48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64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0.36" calcext:value-type="float">
            <text:p>0.36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64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" calcext:value-type="float">
            <text:p>0.295</text:p>
          </table:table-cell>
          <table:table-cell office:value-type="float" office:value="0.485" calcext:value-type="float">
            <text:p>0.48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6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" calcext:value-type="float">
            <text:p>0.364</text:p>
          </table:table-cell>
          <table:table-cell office:value-type="float" office:value="0.577" calcext:value-type="float">
            <text:p>0.577</text:p>
          </table:table-cell>
          <table:table-cell office:value-type="float" office:value="0.361" calcext:value-type="float">
            <text:p>0.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64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" calcext:value-type="float">
            <text:p>0.295</text:p>
          </table:table-cell>
          <table:table-cell office:value-type="float" office:value="0.485" calcext:value-type="float">
            <text:p>0.48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66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9" calcext:value-type="float">
            <text:p>0.649</text:p>
          </table:table-cell>
          <table:table-cell office:value-type="float" office:value="0.804" calcext:value-type="float">
            <text:p>0.804</text:p>
          </table:table-cell>
          <table:table-cell office:value-type="float" office:value="0.549" calcext:value-type="float">
            <text:p>0.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671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775" calcext:value-type="float">
            <text:p>0.775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69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2" calcext:value-type="float">
            <text:p>0.572</text:p>
          </table:table-cell>
          <table:table-cell office:value-type="float" office:value="0.721" calcext:value-type="float">
            <text:p>0.721</text:p>
          </table:table-cell>
          <table:table-cell office:value-type="float" office:value="0.538" calcext:value-type="float">
            <text:p>0.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71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353" calcext:value-type="float">
            <text:p>0.353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72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456" calcext:value-type="float">
            <text:p>0.456</text:p>
          </table:table-cell>
          <table:table-cell office:value-type="float" office:value="0.354" calcext:value-type="float">
            <text:p>0.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74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81" calcext:value-type="float">
            <text:p>0.881</text:p>
          </table:table-cell>
          <table:table-cell office:value-type="float" office:value="0.964" calcext:value-type="float">
            <text:p>0.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75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364" calcext:value-type="float">
            <text:p>0.364</text:p>
          </table:table-cell>
          <table:table-cell office:value-type="float" office:value="0.188" calcext:value-type="float">
            <text:p>0.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75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6" calcext:value-type="float">
            <text:p>0.35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575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9" calcext:value-type="float">
            <text:p>0.189</text:p>
          </table:table-cell>
          <table:table-cell office:value-type="float" office:value="0.485" calcext:value-type="float">
            <text:p>0.48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80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2" calcext:value-type="float">
            <text:p>0.232</text:p>
          </table:table-cell>
          <table:table-cell office:value-type="float" office:value="0.615" calcext:value-type="float">
            <text:p>0.61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82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.251" calcext:value-type="float">
            <text:p>0.25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83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4" calcext:value-type="float">
            <text:p>0.394</text:p>
          </table:table-cell>
          <table:table-cell office:value-type="float" office:value="0.513" calcext:value-type="float">
            <text:p>0.513</text:p>
          </table:table-cell>
          <table:table-cell office:value-type="float" office:value="0.448" calcext:value-type="float">
            <text:p>0.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8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3" calcext:value-type="float">
            <text:p>0.28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89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" calcext:value-type="float">
            <text:p>0.201</text:p>
          </table:table-cell>
          <table:table-cell office:value-type="float" office:value="0.63" calcext:value-type="float">
            <text:p>0.63</text:p>
          </table:table-cell>
          <table:table-cell office:value-type="float" office:value="0.461" calcext:value-type="float">
            <text:p>0.4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90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office:value-type="float" office:value="0.472" calcext:value-type="float">
            <text:p>0.472</text:p>
          </table:table-cell>
          <table:table-cell office:value-type="float" office:value="0.189" calcext:value-type="float">
            <text:p>0.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92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0.839" calcext:value-type="float">
            <text:p>0.839</text:p>
          </table:table-cell>
          <table:table-cell office:value-type="float" office:value="0.478" calcext:value-type="float">
            <text:p>0.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93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2" calcext:value-type="float">
            <text:p>0.092</text:p>
          </table:table-cell>
          <table:table-cell office:value-type="float" office:value="0.328" calcext:value-type="float">
            <text:p>0.328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9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4" calcext:value-type="float">
            <text:p>0.254</text:p>
          </table:table-cell>
          <table:table-cell office:value-type="float" office:value="0.326" calcext:value-type="float">
            <text:p>0.326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9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95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00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" calcext:value-type="float">
            <text:p>0.962</text:p>
          </table:table-cell>
          <table:table-cell office:value-type="float" office:value="0.874" calcext:value-type="float">
            <text:p>0.874</text:p>
          </table:table-cell>
          <table:table-cell office:value-type="float" office:value="0.797" calcext:value-type="float">
            <text:p>0.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02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" calcext:value-type="float">
            <text:p>0.446</text:p>
          </table:table-cell>
          <table:table-cell office:value-type="float" office:value="0.363" calcext:value-type="float">
            <text:p>0.363</text:p>
          </table:table-cell>
          <table:table-cell office:value-type="float" office:value="0.677" calcext:value-type="float">
            <text:p>0.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07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9" calcext:value-type="float">
            <text:p>0.439</text:p>
          </table:table-cell>
          <table:table-cell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07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office:value-type="float" office:value="0.299" calcext:value-type="float">
            <text:p>0.299</text:p>
          </table:table-cell>
          <table:table-cell office:value-type="float" office:value="0.381" calcext:value-type="float">
            <text:p>0.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08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0.609" calcext:value-type="float">
            <text:p>0.609</text:p>
          </table:table-cell>
          <table:table-cell office:value-type="float" office:value="0.341" calcext:value-type="float">
            <text:p>0.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13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173" calcext:value-type="float">
            <text:p>0.173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14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6" calcext:value-type="float">
            <text:p>0.706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4" calcext:value-type="float">
            <text:p>0.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19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" calcext:value-type="float">
            <text:p>0.198</text:p>
          </table:table-cell>
          <table:table-cell office:value-type="float" office:value="0.727" calcext:value-type="float">
            <text:p>0.727</text:p>
          </table:table-cell>
          <table:table-cell office:value-type="float" office:value="0.479" calcext:value-type="float">
            <text:p>0.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2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7" calcext:value-type="float">
            <text:p>0.257</text:p>
          </table:table-cell>
          <table:table-cell office:value-type="float" office:value="0.591" calcext:value-type="float">
            <text:p>0.591</text:p>
          </table:table-cell>
          <table:table-cell office:value-type="float" office:value="0.218" calcext:value-type="float">
            <text:p>0.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21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22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99" calcext:value-type="float">
            <text:p>0.899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2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24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1" calcext:value-type="float">
            <text:p>0.861</text:p>
          </table:table-cell>
          <table:table-cell office:value-type="float" office:value="0.921" calcext:value-type="float">
            <text:p>0.921</text:p>
          </table:table-cell>
          <table:table-cell office:value-type="float" office:value="0.952" calcext:value-type="float">
            <text:p>0.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25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81" calcext:value-type="float">
            <text:p>0.181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25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3" calcext:value-type="float">
            <text:p>0.3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28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28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3" calcext:value-type="float">
            <text:p>0.233</text:p>
          </table:table-cell>
          <table:table-cell office:value-type="float" office:value="0.423" calcext:value-type="float">
            <text:p>0.423</text:p>
          </table:table-cell>
          <table:table-cell office:value-type="float" office:value="0.506" calcext:value-type="float">
            <text:p>0.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29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4" calcext:value-type="float">
            <text:p>0.594</text:p>
          </table:table-cell>
          <table:table-cell office:value-type="float" office:value="0.683" calcext:value-type="float">
            <text:p>0.683</text:p>
          </table:table-cell>
          <table:table-cell office:value-type="float" office:value="0.473" calcext:value-type="float">
            <text:p>0.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30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7" calcext:value-type="float">
            <text:p>0.707</text:p>
          </table:table-cell>
          <table:table-cell office:value-type="float" office:value="0.871" calcext:value-type="float">
            <text:p>0.871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32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33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1" calcext:value-type="float">
            <text:p>0.761</text:p>
          </table:table-cell>
          <table:table-cell office:value-type="float" office:value="0.818" calcext:value-type="float">
            <text:p>0.818</text:p>
          </table:table-cell>
          <table:table-cell office:value-type="float" office:value="0.715" calcext:value-type="float">
            <text:p>0.7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63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35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71" calcext:value-type="float">
            <text:p>0.671</text:p>
          </table:table-cell>
          <table:table-cell office:value-type="float" office:value="0.774" calcext:value-type="float">
            <text:p>0.774</text:p>
          </table:table-cell>
          <table:table-cell office:value-type="float" office:value="0.374" calcext:value-type="float">
            <text:p>0.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35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7" calcext:value-type="float">
            <text:p>0.187</text:p>
          </table:table-cell>
          <table:table-cell office:value-type="float" office:value="0.419" calcext:value-type="float">
            <text:p>0.41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36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123" calcext:value-type="float">
            <text:p>0.12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38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638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21" calcext:value-type="float">
            <text:p>0.21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39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79" calcext:value-type="float">
            <text:p>0.179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39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2" calcext:value-type="float">
            <text:p>0.892</text:p>
          </table:table-cell>
          <table:table-cell office:value-type="float" office:value="0.883" calcext:value-type="float">
            <text:p>0.883</text:p>
          </table:table-cell>
          <table:table-cell office:value-type="float" office:value="0.908" calcext:value-type="float">
            <text:p>0.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40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632" calcext:value-type="float">
            <text:p>0.632</text:p>
          </table:table-cell>
          <table:table-cell office:value-type="float" office:value="0.898" calcext:value-type="float">
            <text:p>0.8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45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office:value-type="float" office:value="0.44" calcext:value-type="float">
            <text:p>0.44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471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812" calcext:value-type="float">
            <text:p>0.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473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5" calcext:value-type="float">
            <text:p>0.785</text:p>
          </table:table-cell>
          <table:table-cell office:value-type="float" office:value="0.889" calcext:value-type="float">
            <text:p>0.889</text:p>
          </table:table-cell>
          <table:table-cell office:value-type="float" office:value="0.711" calcext:value-type="float">
            <text:p>0.7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47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745" calcext:value-type="float">
            <text:p>0.745</text:p>
          </table:table-cell>
          <table:table-cell office:value-type="float" office:value="0.465" calcext:value-type="float">
            <text:p>0.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47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office:value-type="float" office:value="0.556" calcext:value-type="float">
            <text:p>0.556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50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  <table:table-cell office:value-type="float" office:value="0.42" calcext:value-type="float">
            <text:p>0.42</text:p>
          </table:table-cell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650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5" calcext:value-type="float">
            <text:p>0.635</text:p>
          </table:table-cell>
          <table:table-cell office:value-type="float" office:value="0.866" calcext:value-type="float">
            <text:p>0.866</text:p>
          </table:table-cell>
          <table:table-cell office:value-type="float" office:value="0.763" calcext:value-type="float">
            <text:p>0.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5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 office:value-type="float" office:value="0.739" calcext:value-type="float">
            <text:p>0.739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55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0.524" calcext:value-type="float">
            <text:p>0.524</text:p>
          </table:table-cell>
          <table:table-cell office:value-type="float" office:value="0.336" calcext:value-type="float">
            <text:p>0.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57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0.297" calcext:value-type="float">
            <text:p>0.297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62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office:value-type="float" office:value="0.524" calcext:value-type="float">
            <text:p>0.524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62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265" calcext:value-type="float">
            <text:p>0.265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65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29" calcext:value-type="float">
            <text:p>0.29</text:p>
          </table:table-cell>
          <table:table-cell office:value-type="float" office:value="0.179" calcext:value-type="float">
            <text:p>0.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67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68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69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0.369" calcext:value-type="float">
            <text:p>0.369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7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" calcext:value-type="float">
            <text:p>0.89</text:p>
          </table:table-cell>
          <table:table-cell office:value-type="float" office:value="0.959" calcext:value-type="float">
            <text:p>0.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7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347" calcext:value-type="float">
            <text:p>0.347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76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177" calcext:value-type="float">
            <text:p>0.177</text:p>
          </table:table-cell>
          <table:table-cell office:value-type="float" office:value="0.386" calcext:value-type="float">
            <text:p>0.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78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78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.068" calcext:value-type="float">
            <text:p>0.068</text:p>
          </table:table-cell>
          <table:table-cell office:value-type="float" office:value="0.209" calcext:value-type="float">
            <text:p>0.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78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4" calcext:value-type="float">
            <text:p>0.764</text:p>
          </table:table-cell>
          <table:table-cell office:value-type="float" office:value="0.817" calcext:value-type="float">
            <text:p>0.817</text:p>
          </table:table-cell>
          <table:table-cell office:value-type="float" office:value="0.532" calcext:value-type="float">
            <text:p>0.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79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4" calcext:value-type="float">
            <text:p>0.764</text:p>
          </table:table-cell>
          <table:table-cell office:value-type="float" office:value="0.817" calcext:value-type="float">
            <text:p>0.817</text:p>
          </table:table-cell>
          <table:table-cell office:value-type="float" office:value="0.532" calcext:value-type="float">
            <text:p>0.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79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5" calcext:value-type="float">
            <text:p>0.50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81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6" calcext:value-type="float">
            <text:p>0.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681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7" calcext:value-type="float">
            <text:p>0.767</text:p>
          </table:table-cell>
          <table:table-cell office:value-type="float" office:value="0.423" calcext:value-type="float">
            <text:p>0.423</text:p>
          </table:table-cell>
          <table:table-cell office:value-type="float" office:value="0.795" calcext:value-type="float">
            <text:p>0.7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81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802" calcext:value-type="float">
            <text:p>0.802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81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76" calcext:value-type="float">
            <text:p>0.976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82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1" calcext:value-type="float">
            <text:p>0.291</text:p>
          </table:table-cell>
          <table:table-cell office:value-type="float" office:value="0.373" calcext:value-type="float">
            <text:p>0.373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82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2" calcext:value-type="float">
            <text:p>0.232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6" calcext:value-type="float">
            <text:p>0.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87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227" calcext:value-type="float">
            <text:p>0.227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93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9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695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6" calcext:value-type="float">
            <text:p>0.406</text:p>
          </table:table-cell>
          <table:table-cell office:value-type="float" office:value="0.741" calcext:value-type="float">
            <text:p>0.741</text:p>
          </table:table-cell>
          <table:table-cell office:value-type="float" office:value="0.468" calcext:value-type="float">
            <text:p>0.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95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95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238" calcext:value-type="float">
            <text:p>0.238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95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249" calcext:value-type="float">
            <text:p>0.249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02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775" calcext:value-type="float">
            <text:p>0.775</text:p>
          </table:table-cell>
          <table:table-cell office:value-type="float" office:value="0.3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707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0.787" calcext:value-type="float">
            <text:p>0.787</text:p>
          </table:table-cell>
          <table:table-cell office:value-type="float" office:value="0.101" calcext:value-type="float">
            <text:p>0.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07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09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9" calcext:value-type="float">
            <text:p>0.579</text:p>
          </table:table-cell>
          <table:table-cell office:value-type="float" office:value="0.755" calcext:value-type="float">
            <text:p>0.755</text:p>
          </table:table-cell>
          <table:table-cell office:value-type="float" office:value="0.742" calcext:value-type="float">
            <text:p>0.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10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1" calcext:value-type="float">
            <text:p>0.341</text:p>
          </table:table-cell>
          <table:table-cell office:value-type="float" office:value="0.525" calcext:value-type="float">
            <text:p>0.525</text:p>
          </table:table-cell>
          <table:table-cell office:value-type="float" office:value="0.585" calcext:value-type="float">
            <text:p>0.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10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  <table:table-cell office:value-type="float" office:value="0.699" calcext:value-type="float">
            <text:p>0.699</text:p>
          </table:table-cell>
          <table:table-cell office:value-type="float" office:value="0.368" calcext:value-type="float">
            <text:p>0.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12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3" calcext:value-type="float">
            <text:p>0.183</text:p>
          </table:table-cell>
          <table:table-cell office:value-type="float" office:value="0.646" calcext:value-type="float">
            <text:p>0.646</text:p>
          </table:table-cell>
          <table:table-cell office:value-type="float" office:value="0.327" calcext:value-type="float">
            <text:p>0.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15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15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41" calcext:value-type="float">
            <text:p>0.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716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.404" calcext:value-type="float">
            <text:p>0.404</text:p>
          </table:table-cell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717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263" calcext:value-type="float">
            <text:p>0.263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718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19" calcext:value-type="float">
            <text:p>0.519</text:p>
          </table:table-cell>
          <table:table-cell office:value-type="float" office:value="0.72" calcext:value-type="float">
            <text:p>0.72</text:p>
          </table:table-cell>
          <table:table-cell office:value-type="float" office:value="0.753" calcext:value-type="float">
            <text:p>0.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20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32" calcext:value-type="float">
            <text:p>0.732</text:p>
          </table:table-cell>
          <table:table-cell office:value-type="float" office:value="0.702" calcext:value-type="float">
            <text:p>0.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20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" calcext:value-type="float">
            <text:p>0.36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41" calcext:value-type="float">
            <text:p>0.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21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" calcext:value-type="float">
            <text:p>0.223</text:p>
          </table:table-cell>
          <table:table-cell office:value-type="float" office:value="0.38" calcext:value-type="float">
            <text:p>0.38</text:p>
          </table:table-cell>
          <table:table-cell office:value-type="float" office:value="0.188" calcext:value-type="float">
            <text:p>0.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22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384" calcext:value-type="float">
            <text:p>0.384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722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364" calcext:value-type="float">
            <text:p>0.364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22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68" calcext:value-type="float">
            <text:p>0.568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724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228" calcext:value-type="float">
            <text:p>0.228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24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9" calcext:value-type="float">
            <text:p>0.98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724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1" calcext:value-type="float">
            <text:p>0.971</text:p>
          </table:table-cell>
          <table:table-cell office:value-type="float" office:value="0.932" calcext:value-type="float">
            <text:p>0.932</text:p>
          </table:table-cell>
          <table:table-cell office:value-type="float" office:value="0.962" calcext:value-type="float">
            <text:p>0.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29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2" calcext:value-type="float">
            <text:p>0.872</text:p>
          </table:table-cell>
          <table:table-cell office:value-type="float" office:value="0.765" calcext:value-type="float">
            <text:p>0.765</text:p>
          </table:table-cell>
          <table:table-cell office:value-type="float" office:value="0.854" calcext:value-type="float">
            <text:p>0.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29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7" calcext:value-type="float">
            <text:p>0.877</text:p>
          </table:table-cell>
          <table:table-cell office:value-type="float" office:value="0.77" calcext:value-type="float">
            <text:p>0.77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30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333" calcext:value-type="float">
            <text:p>0.333</text:p>
          </table:table-cell>
          <table:table-cell office:value-type="float" office:value="0.059" calcext:value-type="float">
            <text:p>0.0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30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7" calcext:value-type="float">
            <text:p>0.407</text:p>
          </table:table-cell>
          <table:table-cell office:value-type="float" office:value="0.279" calcext:value-type="float">
            <text:p>0.279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31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0.527" calcext:value-type="float">
            <text:p>0.527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3212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.567" calcext:value-type="float">
            <text:p>0.567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34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7" calcext:value-type="float">
            <text:p>0.637</text:p>
          </table:table-cell>
          <table:table-cell office:value-type="float" office:value="0.656" calcext:value-type="float">
            <text:p>0.6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348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454" calcext:value-type="float">
            <text:p>0.454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36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354" calcext:value-type="float">
            <text:p>0.354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38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38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" calcext:value-type="float">
            <text:p>0.378</text:p>
          </table:table-cell>
          <table:table-cell office:value-type="float" office:value="0.531" calcext:value-type="float">
            <text:p>0.531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40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7" calcext:value-type="float">
            <text:p>0.237</text:p>
          </table:table-cell>
          <table:table-cell office:value-type="float" office:value="0.311" calcext:value-type="float">
            <text:p>0.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429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743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416" calcext:value-type="float">
            <text:p>0.416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43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0.335" calcext:value-type="float">
            <text:p>0.335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43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office:value-type="float" office:value="0.569" calcext:value-type="float">
            <text:p>0.569</text:p>
          </table:table-cell>
          <table:table-cell office:value-type="float" office:value="0.154" calcext:value-type="float">
            <text:p>0.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46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8" calcext:value-type="float">
            <text:p>0.808</text:p>
          </table:table-cell>
          <table:table-cell office:value-type="float" office:value="0.72" calcext:value-type="float">
            <text:p>0.72</text:p>
          </table:table-cell>
          <table:table-cell office:value-type="float" office:value="0.853" calcext:value-type="float">
            <text:p>0.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48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394" calcext:value-type="float">
            <text:p>0.394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49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7" calcext:value-type="float">
            <text:p>0.327</text:p>
          </table:table-cell>
          <table:table-cell office:value-type="float" office:value="0.363" calcext:value-type="float">
            <text:p>0.363</text:p>
          </table:table-cell>
          <table:table-cell office:value-type="float" office:value="0.243" calcext:value-type="float">
            <text:p>0.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49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5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.33" calcext:value-type="float">
            <text:p>0.33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54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55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float" office:value="0.468" calcext:value-type="float">
            <text:p>0.468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55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1" calcext:value-type="float">
            <text:p>0.681</text:p>
          </table:table-cell>
          <table:table-cell office:value-type="float" office:value="0.869" calcext:value-type="float">
            <text:p>0.869</text:p>
          </table:table-cell>
          <table:table-cell office:value-type="float" office:value="0.801" calcext:value-type="float">
            <text:p>0.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57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288" calcext:value-type="float">
            <text:p>0.288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58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88" calcext:value-type="float">
            <text:p>0.688</text:p>
          </table:table-cell>
          <table:table-cell office:value-type="float" office:value="0.689" calcext:value-type="float">
            <text:p>0.689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58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5905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office:value-type="float" office:value="0.142" calcext:value-type="float">
            <text:p>0.142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63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.173" calcext:value-type="float">
            <text:p>0.173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67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07" calcext:value-type="float">
            <text:p>0.507</text:p>
          </table:table-cell>
          <table:table-cell office:value-type="float" office:value="0.853" calcext:value-type="float">
            <text:p>0.8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68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657" calcext:value-type="float">
            <text:p>0.657</text:p>
          </table:table-cell>
          <table:table-cell office:value-type="float" office:value="0.442" calcext:value-type="float">
            <text:p>0.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69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1" calcext:value-type="float">
            <text:p>0.291</text:p>
          </table:table-cell>
          <table:table-cell office:value-type="float" office:value="0.603" calcext:value-type="float">
            <text:p>0.603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70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411" calcext:value-type="float">
            <text:p>0.411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70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0.201" calcext:value-type="float">
            <text:p>0.201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76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.444" calcext:value-type="float">
            <text:p>0.444</text:p>
          </table:table-cell>
          <table:table-cell office:value-type="float" office:value="0.217" calcext:value-type="float">
            <text:p>0.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78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81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9" calcext:value-type="float">
            <text:p>0.819</text:p>
          </table:table-cell>
          <table:table-cell office:value-type="float" office:value="0.581" calcext:value-type="float">
            <text:p>0.581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83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office:value-type="float" office:value="0.524" calcext:value-type="float">
            <text:p>0.524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8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4" calcext:value-type="float">
            <text:p>0.424</text:p>
          </table:table-cell>
          <table:table-cell office:value-type="float" office:value="0.728" calcext:value-type="float">
            <text:p>0.728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84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334" calcext:value-type="float">
            <text:p>0.334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84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0.237" calcext:value-type="float">
            <text:p>0.237</text:p>
          </table:table-cell>
          <table:table-cell office:value-type="float" office:value="0.539" calcext:value-type="float">
            <text:p>0.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849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606" calcext:value-type="float">
            <text:p>0.606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85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float" office:value="0.559" calcext:value-type="float">
            <text:p>0.559</text:p>
          </table:table-cell>
          <table:table-cell office:value-type="float" office:value="0.226" calcext:value-type="float">
            <text:p>0.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85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8" calcext:value-type="float">
            <text:p>0.628</text:p>
          </table:table-cell>
          <table:table-cell office:value-type="float" office:value="0.763" calcext:value-type="float">
            <text:p>0.763</text:p>
          </table:table-cell>
          <table:table-cell office:value-type="float" office:value="0.508" calcext:value-type="float">
            <text:p>0.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86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88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99" calcext:value-type="float">
            <text:p>0.699</text:p>
          </table:table-cell>
          <table:table-cell office:value-type="float" office:value="0.557" calcext:value-type="float">
            <text:p>0.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92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0.538" calcext:value-type="float">
            <text:p>0.538</text:p>
          </table:table-cell>
          <table:table-cell office:value-type="float" office:value="0.437" calcext:value-type="float">
            <text:p>0.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92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6" calcext:value-type="float">
            <text:p>0.536</text:p>
          </table:table-cell>
          <table:table-cell office:value-type="float" office:value="0.645" calcext:value-type="float">
            <text:p>0.645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95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9" calcext:value-type="float">
            <text:p>0.559</text:p>
          </table:table-cell>
          <table:table-cell office:value-type="float" office:value="0.656" calcext:value-type="float">
            <text:p>0.656</text:p>
          </table:table-cell>
          <table:table-cell office:value-type="float" office:value="0.573" calcext:value-type="float">
            <text:p>0.5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96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office:value-type="float" office:value="0.636" calcext:value-type="float">
            <text:p>0.636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98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02" calcext:value-type="float">
            <text:p>0.602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99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4" calcext:value-type="float">
            <text:p>0.454</text:p>
          </table:table-cell>
          <table:table-cell office:value-type="float" office:value="0.534" calcext:value-type="float">
            <text:p>0.534</text:p>
          </table:table-cell>
          <table:table-cell office:value-type="float" office:value="0.611" calcext:value-type="float">
            <text:p>0.6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03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6" calcext:value-type="float">
            <text:p>0.836</text:p>
          </table:table-cell>
          <table:table-cell office:value-type="float" office:value="0.916" calcext:value-type="float">
            <text:p>0.916</text:p>
          </table:table-cell>
          <table:table-cell office:value-type="float" office:value="0.882" calcext:value-type="float">
            <text:p>0.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03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9" calcext:value-type="float">
            <text:p>0.199</text:p>
          </table:table-cell>
          <table:table-cell office:value-type="float" office:value="0.604" calcext:value-type="float">
            <text:p>0.604</text:p>
          </table:table-cell>
          <table:table-cell office:value-type="float" office:value="0.453" calcext:value-type="float">
            <text:p>0.4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0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529" calcext:value-type="float">
            <text:p>0.529</text:p>
          </table:table-cell>
          <table:table-cell office:value-type="float" office:value="0.287" calcext:value-type="float">
            <text:p>0.2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06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.346" calcext:value-type="float">
            <text:p>0.346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08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0.276" calcext:value-type="float">
            <text:p>0.276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11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5" calcext:value-type="float">
            <text:p>0.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14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16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6" calcext:value-type="float">
            <text:p>0.576</text:p>
          </table:table-cell>
          <table:table-cell office:value-type="float" office:value="0.642" calcext:value-type="float">
            <text:p>0.642</text:p>
          </table:table-cell>
          <table:table-cell office:value-type="float" office:value="0.684" calcext:value-type="float">
            <text:p>0.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18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7" calcext:value-type="float">
            <text:p>0.747</text:p>
          </table:table-cell>
          <table:table-cell office:value-type="float" office:value="0.672" calcext:value-type="float">
            <text:p>0.672</text:p>
          </table:table-cell>
          <table:table-cell office:value-type="float" office:value="0.849" calcext:value-type="float">
            <text:p>0.8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19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" calcext:value-type="float">
            <text:p>0.601</text:p>
          </table:table-cell>
          <table:table-cell office:value-type="float" office:value="0.669" calcext:value-type="float">
            <text:p>0.669</text:p>
          </table:table-cell>
          <table:table-cell office:value-type="float" office:value="0.533" calcext:value-type="float">
            <text:p>0.5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20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9" calcext:value-type="float">
            <text:p>0.199</text:p>
          </table:table-cell>
          <table:table-cell office:value-type="float" office:value="0.515" calcext:value-type="float">
            <text:p>0.515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20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9" calcext:value-type="float">
            <text:p>0.329</text:p>
          </table:table-cell>
          <table:table-cell office:value-type="float" office:value="0.547" calcext:value-type="float">
            <text:p>0.547</text:p>
          </table:table-cell>
          <table:table-cell office:value-type="float" office:value="0.536" calcext:value-type="float">
            <text:p>0.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20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3" calcext:value-type="float">
            <text:p>0.53</text:p>
          </table:table-cell>
          <table:table-cell office:value-type="float" office:value="0.153" calcext:value-type="float">
            <text:p>0.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21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272" calcext:value-type="float">
            <text:p>0.272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21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  <table:table-cell office:value-type="float" office:value="0.614" calcext:value-type="float">
            <text:p>0.614</text:p>
          </table:table-cell>
          <table:table-cell office:value-type="float" office:value="0.209" calcext:value-type="float">
            <text:p>0.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22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1" calcext:value-type="float">
            <text:p>0.851</text:p>
          </table:table-cell>
          <table:table-cell office:value-type="float" office:value="0.832" calcext:value-type="float">
            <text:p>0.832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22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9" calcext:value-type="float">
            <text:p>0.669</text:p>
          </table:table-cell>
          <table:table-cell office:value-type="float" office:value="0.883" calcext:value-type="float">
            <text:p>0.883</text:p>
          </table:table-cell>
          <table:table-cell office:value-type="float" office:value="0.631" calcext:value-type="float">
            <text:p>0.6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823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9" calcext:value-type="float">
            <text:p>0.939</text:p>
          </table:table-cell>
          <table:table-cell office:value-type="float" office:value="0.943" calcext:value-type="float">
            <text:p>0.943</text:p>
          </table:table-cell>
          <table:table-cell office:value-type="float" office:value="0.953" calcext:value-type="float">
            <text:p>0.9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825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347" calcext:value-type="float">
            <text:p>0.347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28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208" calcext:value-type="float">
            <text:p>0.208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28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0.569" calcext:value-type="float">
            <text:p>0.569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299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32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205" calcext:value-type="float">
            <text:p>0.205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33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.444" calcext:value-type="float">
            <text:p>0.444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34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7" calcext:value-type="float">
            <text:p>0.8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967" calcext:value-type="float">
            <text:p>0.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35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524" calcext:value-type="float">
            <text:p>0.524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38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office:value-type="float" office:value="0.332" calcext:value-type="float">
            <text:p>0.332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38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34" calcext:value-type="float">
            <text:p>0.934</text:p>
          </table:table-cell>
          <table:table-cell office:value-type="float" office:value="0.957" calcext:value-type="float">
            <text:p>0.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39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339" calcext:value-type="float">
            <text:p>0.339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40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9" calcext:value-type="float">
            <text:p>0.509</text:p>
          </table:table-cell>
          <table:table-cell office:value-type="float" office:value="0.694" calcext:value-type="float">
            <text:p>0.694</text:p>
          </table:table-cell>
          <table:table-cell office:value-type="float" office:value="0.776" calcext:value-type="float">
            <text:p>0.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40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9" calcext:value-type="float">
            <text:p>0.369</text:p>
          </table:table-cell>
          <table:table-cell office:value-type="float" office:value="0.5" calcext:value-type="float">
            <text:p>0.5</text:p>
          </table:table-cell>
          <table:table-cell office:value-type="float" office:value="0.552" calcext:value-type="float">
            <text:p>0.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41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42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  <table:table-cell office:value-type="float" office:value="0.654" calcext:value-type="float">
            <text:p>0.654</text:p>
          </table:table-cell>
          <table:table-cell office:value-type="float" office:value="0.322" calcext:value-type="float">
            <text:p>0.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42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7" calcext:value-type="float">
            <text:p>0.947</text:p>
          </table:table-cell>
          <table:table-cell office:value-type="float" office:value="0.966" calcext:value-type="float">
            <text:p>0.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45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223" calcext:value-type="float">
            <text:p>0.223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47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6" calcext:value-type="float">
            <text:p>0.616</text:p>
          </table:table-cell>
          <table:table-cell office:value-type="float" office:value="0.641" calcext:value-type="float">
            <text:p>0.641</text:p>
          </table:table-cell>
          <table:table-cell office:value-type="float" office:value="0.691" calcext:value-type="float">
            <text:p>0.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53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2" calcext:value-type="float">
            <text:p>0.742</text:p>
          </table:table-cell>
          <table:table-cell office:value-type="float" office:value="0.516" calcext:value-type="float">
            <text:p>0.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5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61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379" calcext:value-type="float">
            <text:p>0.379</text:p>
          </table:table-cell>
          <table:table-cell office:value-type="float" office:value="0.481" calcext:value-type="float">
            <text:p>0.4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62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26" calcext:value-type="float">
            <text:p>0.26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63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591" calcext:value-type="float">
            <text:p>0.591</text:p>
          </table:table-cell>
          <table:table-cell office:value-type="float" office:value="0.489" calcext:value-type="float">
            <text:p>0.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66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0.748" calcext:value-type="float">
            <text:p>0.748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67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1" calcext:value-type="float">
            <text:p>0.141</text:p>
          </table:table-cell>
          <table:table-cell office:value-type="float" office:value="0.517" calcext:value-type="float">
            <text:p>0.517</text:p>
          </table:table-cell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69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.176" calcext:value-type="float">
            <text:p>0.176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70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19" calcext:value-type="float">
            <text:p>0.19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70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391" calcext:value-type="float">
            <text:p>0.39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71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office:value-type="float" office:value="0.545" calcext:value-type="float">
            <text:p>0.545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73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73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office:value-type="float" office:value="0.955" calcext:value-type="float">
            <text:p>0.95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74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5" calcext:value-type="float">
            <text:p>0.545</text:p>
          </table:table-cell>
          <table:table-cell office:value-type="float" office:value="0.877" calcext:value-type="float">
            <text:p>0.877</text:p>
          </table:table-cell>
          <table:table-cell office:value-type="float" office:value="0.805" calcext:value-type="float">
            <text:p>0.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75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646" calcext:value-type="float">
            <text:p>0.646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76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9" calcext:value-type="float">
            <text:p>0.419</text:p>
          </table:table-cell>
          <table:table-cell office:value-type="float" office:value="0.748" calcext:value-type="float">
            <text:p>0.748</text:p>
          </table:table-cell>
          <table:table-cell office:value-type="float" office:value="0.602" calcext:value-type="float">
            <text:p>0.6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79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83" calcext:value-type="float">
            <text:p>0.683</text:p>
          </table:table-cell>
          <table:table-cell office:value-type="float" office:value="0.784" calcext:value-type="float">
            <text:p>0.784</text:p>
          </table:table-cell>
          <table:table-cell office:value-type="float" office:value="0.768" calcext:value-type="float">
            <text:p>0.7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80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6" calcext:value-type="float">
            <text:p>0.696</text:p>
          </table:table-cell>
          <table:table-cell office:value-type="float" office:value="0.883" calcext:value-type="float">
            <text:p>0.883</text:p>
          </table:table-cell>
          <table:table-cell office:value-type="float" office:value="0.641" calcext:value-type="float">
            <text:p>0.6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83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office:value-type="float" office:value="0.246" calcext:value-type="float">
            <text:p>0.246</text:p>
          </table:table-cell>
          <table:table-cell office:value-type="float" office:value="0.336" calcext:value-type="float">
            <text:p>0.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83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265" calcext:value-type="float">
            <text:p>0.265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84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.392" calcext:value-type="float">
            <text:p>0.392</text:p>
          </table:table-cell>
          <table:table-cell office:value-type="float" office:value="0.407" calcext:value-type="float">
            <text:p>0.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88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0.618" calcext:value-type="float">
            <text:p>0.618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888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7" calcext:value-type="float">
            <text:p>0.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89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89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91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5" calcext:value-type="float">
            <text:p>0.495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91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81" calcext:value-type="float">
            <text:p>0.18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92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9" calcext:value-type="float">
            <text:p>0.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9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7" calcext:value-type="float">
            <text:p>0.287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7" calcext:value-type="float">
            <text:p>0.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94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office:value-type="float" office:value="0.324" calcext:value-type="float">
            <text:p>0.324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97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6" calcext:value-type="float">
            <text:p>0.626</text:p>
          </table:table-cell>
          <table:table-cell office:value-type="float" office:value="0.714" calcext:value-type="float">
            <text:p>0.714</text:p>
          </table:table-cell>
          <table:table-cell office:value-type="float" office:value="0.554" calcext:value-type="float">
            <text:p>0.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0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04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" calcext:value-type="float">
            <text:p>0.379</text:p>
          </table:table-cell>
          <table:table-cell office:value-type="float" office:value="0.459" calcext:value-type="float">
            <text:p>0.459</text:p>
          </table:table-cell>
          <table:table-cell office:value-type="float" office:value="0.193" calcext:value-type="float">
            <text:p>0.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07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417" calcext:value-type="float">
            <text:p>0.417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08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7" calcext:value-type="float">
            <text:p>0.477</text:p>
          </table:table-cell>
          <table:table-cell office:value-type="float" office:value="0.702" calcext:value-type="float">
            <text:p>0.702</text:p>
          </table:table-cell>
          <table:table-cell office:value-type="float" office:value="0.656" calcext:value-type="float">
            <text:p>0.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11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545" calcext:value-type="float">
            <text:p>0.545</text:p>
          </table:table-cell>
          <table:table-cell office:value-type="float" office:value="0.075" calcext:value-type="float">
            <text:p>0.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11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648" calcext:value-type="float">
            <text:p>0.648</text:p>
          </table:table-cell>
          <table:table-cell office:value-type="float" office:value="0.424" calcext:value-type="float">
            <text:p>0.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118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4" calcext:value-type="float">
            <text:p>0.264</text:p>
          </table:table-cell>
          <table:table-cell office:value-type="float" office:value="0.706" calcext:value-type="float">
            <text:p>0.706</text:p>
          </table:table-cell>
          <table:table-cell office:value-type="float" office:value="0.627" calcext:value-type="float">
            <text:p>0.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13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office:value-type="float" office:value="0.582" calcext:value-type="float">
            <text:p>0.582</text:p>
          </table:table-cell>
          <table:table-cell office:value-type="float" office:value="0.883" calcext:value-type="float">
            <text:p>0.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15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55" calcext:value-type="float">
            <text:p>0.155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156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.579" calcext:value-type="float">
            <text:p>0.579</text:p>
          </table:table-cell>
          <table:table-cell office:value-type="float" office:value="0.265" calcext:value-type="float">
            <text:p>0.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19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3" calcext:value-type="float">
            <text:p>0.463</text:p>
          </table:table-cell>
          <table:table-cell office:value-type="float" office:value="0.658" calcext:value-type="float">
            <text:p>0.658</text:p>
          </table:table-cell>
          <table:table-cell office:value-type="float" office:value="0.512" calcext:value-type="float">
            <text:p>0.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23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4" calcext:value-type="float">
            <text:p>0.984</text:p>
          </table:table-cell>
          <table:table-cell office:value-type="float" office:value="0.841" calcext:value-type="float">
            <text:p>0.841</text:p>
          </table:table-cell>
          <table:table-cell office:value-type="float" office:value="0.924" calcext:value-type="float">
            <text:p>0.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24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2" calcext:value-type="float">
            <text:p>0.102</text:p>
          </table:table-cell>
          <table:table-cell office:value-type="float" office:value="0.426" calcext:value-type="float">
            <text:p>0.426</text:p>
          </table:table-cell>
          <table:table-cell office:value-type="float" office:value="0.295" calcext:value-type="float">
            <text:p>0.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25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8" calcext:value-type="float">
            <text:p>0.9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974" calcext:value-type="float">
            <text:p>0.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30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30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2" calcext:value-type="float">
            <text:p>0.292</text:p>
          </table:table-cell>
          <table:table-cell office:value-type="float" office:value="0.664" calcext:value-type="float">
            <text:p>0.664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30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2" calcext:value-type="float">
            <text:p>0.292</text:p>
          </table:table-cell>
          <table:table-cell office:value-type="float" office:value="0.664" calcext:value-type="float">
            <text:p>0.664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33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office:value-type="float" office:value="0.935" calcext:value-type="float">
            <text:p>0.935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33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.46" calcext:value-type="float">
            <text:p>0.46</text:p>
          </table:table-cell>
          <table:table-cell office:value-type="float" office:value="0.066" calcext:value-type="float">
            <text:p>0.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33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36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office:value-type="float" office:value="0.445" calcext:value-type="float">
            <text:p>0.445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37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38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413" calcext:value-type="float">
            <text:p>0.413</text:p>
          </table:table-cell>
          <table:table-cell office:value-type="float" office:value="0.307" calcext:value-type="float">
            <text:p>0.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39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18" calcext:value-type="float">
            <text:p>0.818</text:p>
          </table:table-cell>
          <table:table-cell office:value-type="float" office:value="0.723" calcext:value-type="float">
            <text:p>0.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0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" calcext:value-type="float">
            <text:p>0.382</text:p>
          </table:table-cell>
          <table:table-cell office:value-type="float" office:value="0.469" calcext:value-type="float">
            <text:p>0.469</text:p>
          </table:table-cell>
          <table:table-cell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0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641" calcext:value-type="float">
            <text:p>0.64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0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0.467" calcext:value-type="float">
            <text:p>0.467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0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  <table:table-cell office:value-type="float" office:value="0.666" calcext:value-type="float">
            <text:p>0.666</text:p>
          </table:table-cell>
          <table:table-cell office:value-type="float" office:value="0.522" calcext:value-type="float">
            <text:p>0.5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1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.681" calcext:value-type="float">
            <text:p>0.681</text:p>
          </table:table-cell>
          <table:table-cell office:value-type="float" office:value="0.586" calcext:value-type="float">
            <text:p>0.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2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4299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1" calcext:value-type="float">
            <text:p>0.51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4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6" calcext:value-type="float">
            <text:p>0.806</text:p>
          </table:table-cell>
          <table:table-cell office:value-type="float" office:value="0.841" calcext:value-type="float">
            <text:p>0.841</text:p>
          </table:table-cell>
          <table:table-cell office:value-type="float" office:value="0.948" calcext:value-type="float">
            <text:p>0.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4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4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" calcext:value-type="float">
            <text:p>0.121</text:p>
          </table:table-cell>
          <table:table-cell office:value-type="float" office:value="0.206" calcext:value-type="float">
            <text:p>0.206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453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5" calcext:value-type="float">
            <text:p>0.155</text:p>
          </table:table-cell>
          <table:table-cell office:value-type="float" office:value="0.637" calcext:value-type="float">
            <text:p>0.637</text:p>
          </table:table-cell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45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45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18" calcext:value-type="float">
            <text:p>0.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6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6" calcext:value-type="float">
            <text:p>0.726</text:p>
          </table:table-cell>
          <table:table-cell office:value-type="float" office:value="0.86" calcext:value-type="float">
            <text:p>0.86</text:p>
          </table:table-cell>
          <table:table-cell office:value-type="float" office:value="0.794" calcext:value-type="float">
            <text:p>0.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6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0.468" calcext:value-type="float">
            <text:p>0.468</text:p>
          </table:table-cell>
          <table:table-cell office:value-type="float" office:value="0.335" calcext:value-type="float">
            <text:p>0.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6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8" calcext:value-type="float">
            <text:p>0.658</text:p>
          </table:table-cell>
          <table:table-cell office:value-type="float" office:value="0.787" calcext:value-type="float">
            <text:p>0.787</text:p>
          </table:table-cell>
          <table:table-cell office:value-type="float" office:value="0.392" calcext:value-type="float">
            <text:p>0.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7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0.514" calcext:value-type="float">
            <text:p>0.514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7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office:value-type="float" office:value="0.397" calcext:value-type="float">
            <text:p>0.397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7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7" calcext:value-type="float">
            <text:p>0.147</text:p>
          </table:table-cell>
          <table:table-cell office:value-type="float" office:value="0.066" calcext:value-type="float">
            <text:p>0.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9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0.369" calcext:value-type="float">
            <text:p>0.369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9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95" calcext:value-type="float">
            <text:p>0.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52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493" calcext:value-type="float">
            <text:p>0.493</text:p>
          </table:table-cell>
          <table:table-cell office:value-type="float" office:value="0.242" calcext:value-type="float">
            <text:p>0.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58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17" calcext:value-type="float">
            <text:p>0.417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59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238" calcext:value-type="float">
            <text:p>0.23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59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" calcext:value-type="float">
            <text:p>0.314</text:p>
          </table:table-cell>
          <table:table-cell office:value-type="float" office:value="0.828" calcext:value-type="float">
            <text:p>0.828</text:p>
          </table:table-cell>
          <table:table-cell office:value-type="float" office:value="0.396" calcext:value-type="float">
            <text:p>0.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60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8" calcext:value-type="float">
            <text:p>0.428</text:p>
          </table:table-cell>
          <table:table-cell office:value-type="float" office:value="0.819" calcext:value-type="float">
            <text:p>0.819</text:p>
          </table:table-cell>
          <table:table-cell office:value-type="float" office:value="0.253" calcext:value-type="float">
            <text:p>0.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61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63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" calcext:value-type="float">
            <text:p>0.311</text:p>
          </table:table-cell>
          <table:table-cell office:value-type="float" office:value="0.685" calcext:value-type="float">
            <text:p>0.685</text:p>
          </table:table-cell>
          <table:table-cell office:value-type="float" office:value="0.511" calcext:value-type="float">
            <text:p>0.5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64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48" calcext:value-type="float">
            <text:p>0.248</text:p>
          </table:table-cell>
          <table:table-cell office:value-type="float" office:value="0.303" calcext:value-type="float">
            <text:p>0.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64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431" calcext:value-type="float">
            <text:p>0.431</text:p>
          </table:table-cell>
          <table:table-cell office:value-type="float" office:value="0.227" calcext:value-type="float">
            <text:p>0.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65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339" calcext:value-type="float">
            <text:p>0.33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65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0.462" calcext:value-type="float">
            <text:p>0.462</text:p>
          </table:table-cell>
          <table:table-cell office:value-type="float" office:value="0.263" calcext:value-type="float">
            <text:p>0.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66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8" calcext:value-type="float">
            <text:p>0.978</text:p>
          </table:table-cell>
          <table:table-cell office:value-type="float" office:value="0.961" calcext:value-type="float">
            <text:p>0.961</text:p>
          </table:table-cell>
          <table:table-cell office:value-type="float" office:value="0.974" calcext:value-type="float">
            <text:p>0.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67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office:value-type="float" office:value="0.786" calcext:value-type="float">
            <text:p>0.786</text:p>
          </table:table-cell>
          <table:table-cell office:value-type="float" office:value="0.564" calcext:value-type="float">
            <text:p>0.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680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" calcext:value-type="float">
            <text:p>0.332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68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89" calcext:value-type="float">
            <text:p>0.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71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603" calcext:value-type="float">
            <text:p>0.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72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2" calcext:value-type="float">
            <text:p>0.552</text:p>
          </table:table-cell>
          <table:table-cell office:value-type="float" office:value="0.532" calcext:value-type="float">
            <text:p>0.532</text:p>
          </table:table-cell>
          <table:table-cell office:value-type="float" office:value="0.607" calcext:value-type="float">
            <text:p>0.6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73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7" calcext:value-type="float">
            <text:p>0.227</text:p>
          </table:table-cell>
          <table:table-cell office:value-type="float" office:value="0.69" calcext:value-type="float">
            <text:p>0.69</text:p>
          </table:table-cell>
          <table:table-cell office:value-type="float" office:value="0.271" calcext:value-type="float">
            <text:p>0.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74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82" calcext:value-type="float">
            <text:p>0.882</text:p>
          </table:table-cell>
          <table:table-cell office:value-type="float" office:value="0.866" calcext:value-type="float">
            <text:p>0.866</text:p>
          </table:table-cell>
          <table:table-cell office:value-type="float" office:value="0.604" calcext:value-type="float">
            <text:p>0.6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74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74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462" calcext:value-type="float">
            <text:p>0.462</text:p>
          </table:table-cell>
          <table:table-cell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75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float" office:value="0.471" calcext:value-type="float">
            <text:p>0.471</text:p>
          </table:table-cell>
          <table:table-cell office:value-type="float" office:value="0.236" calcext:value-type="float">
            <text:p>0.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76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8" calcext:value-type="float">
            <text:p>0.238</text:p>
          </table:table-cell>
          <table:table-cell office:value-type="float" office:value="0.332" calcext:value-type="float">
            <text:p>0.33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77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3" calcext:value-type="float">
            <text:p>0.403</text:p>
          </table:table-cell>
          <table:table-cell office:value-type="float" office:value="0.603" calcext:value-type="float">
            <text:p>0.603</text:p>
          </table:table-cell>
          <table:table-cell office:value-type="float" office:value="0.455" calcext:value-type="float">
            <text:p>0.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77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4" calcext:value-type="float">
            <text:p>0.454</text:p>
          </table:table-cell>
          <table:table-cell office:value-type="float" office:value="0.773" calcext:value-type="float">
            <text:p>0.773</text:p>
          </table:table-cell>
          <table:table-cell office:value-type="float" office:value="0.634" calcext:value-type="float">
            <text:p>0.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80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" calcext:value-type="float">
            <text:p>0.613</text:p>
          </table:table-cell>
          <table:table-cell office:value-type="float" office:value="0.86" calcext:value-type="float">
            <text:p>0.86</text:p>
          </table:table-cell>
          <table:table-cell office:value-type="float" office:value="0.421" calcext:value-type="float">
            <text:p>0.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80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8" calcext:value-type="float">
            <text:p>0.19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8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297" calcext:value-type="float">
            <text:p>0.297</text:p>
          </table:table-cell>
          <table:table-cell office:value-type="float" office:value="0.408" calcext:value-type="float">
            <text:p>0.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81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0.513" calcext:value-type="float">
            <text:p>0.513</text:p>
          </table:table-cell>
          <table:table-cell office:value-type="float" office:value="0.204" calcext:value-type="float">
            <text:p>0.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82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511" calcext:value-type="float">
            <text:p>0.511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82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83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office:value-type="float" office:value="0.54" calcext:value-type="float">
            <text:p>0.54</text:p>
          </table:table-cell>
          <table:table-cell office:value-type="float" office:value="0.419" calcext:value-type="float">
            <text:p>0.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86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office:value-type="float" office:value="0.597" calcext:value-type="float">
            <text:p>0.597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87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87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0.713" calcext:value-type="float">
            <text:p>0.713</text:p>
          </table:table-cell>
          <table:table-cell office:value-type="float" office:value="0.672" calcext:value-type="float">
            <text:p>0.6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89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417" calcext:value-type="float">
            <text:p>0.417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900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62" calcext:value-type="float">
            <text:p>0.262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90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48" calcext:value-type="float">
            <text:p>0.548</text:p>
          </table:table-cell>
          <table:table-cell office:value-type="float" office:value="0.264" calcext:value-type="float">
            <text:p>0.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90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08" calcext:value-type="float">
            <text:p>0.808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91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" calcext:value-type="float">
            <text:p>0.384</text:p>
          </table:table-cell>
          <table:table-cell office:value-type="float" office:value="0.597" calcext:value-type="float">
            <text:p>0.597</text:p>
          </table:table-cell>
          <table:table-cell office:value-type="float" office:value="0.243" calcext:value-type="float">
            <text:p>0.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9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867" calcext:value-type="float">
            <text:p>0.867</text:p>
          </table:table-cell>
          <table:table-cell office:value-type="float" office:value="0.764" calcext:value-type="float">
            <text:p>0.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91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office:value-type="float" office:value="0.567" calcext:value-type="float">
            <text:p>0.567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91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33" calcext:value-type="float">
            <text:p>0.33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92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631" calcext:value-type="float">
            <text:p>0.631</text:p>
          </table:table-cell>
          <table:table-cell office:value-type="float" office:value="0.335" calcext:value-type="float">
            <text:p>0.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92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58" calcext:value-type="float">
            <text:p>0.158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95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141" calcext:value-type="float">
            <text:p>0.141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95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5" calcext:value-type="float">
            <text:p>0.785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96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204" calcext:value-type="float">
            <text:p>0.204</text:p>
          </table:table-cell>
          <table:table-cell office:value-type="float" office:value="0.102" calcext:value-type="float">
            <text:p>0.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97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98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" calcext:value-type="float">
            <text:p>0.137</text:p>
          </table:table-cell>
          <table:table-cell office:value-type="float" office:value="0.541" calcext:value-type="float">
            <text:p>0.541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99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office:value-type="float" office:value="0.294" calcext:value-type="float">
            <text:p>0.294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02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1" calcext:value-type="float">
            <text:p>0.431</text:p>
          </table:table-cell>
          <table:table-cell office:value-type="float" office:value="0.776" calcext:value-type="float">
            <text:p>0.776</text:p>
          </table:table-cell>
          <table:table-cell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02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1" calcext:value-type="float">
            <text:p>0.481</text:p>
          </table:table-cell>
          <table:table-cell office:value-type="float" office:value="0.722" calcext:value-type="float">
            <text:p>0.722</text:p>
          </table:table-cell>
          <table:table-cell office:value-type="float" office:value="0.291" calcext:value-type="float">
            <text:p>0.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07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6" calcext:value-type="float">
            <text:p>0.356</text:p>
          </table:table-cell>
          <table:table-cell office:value-type="float" office:value="0.556" calcext:value-type="float">
            <text:p>0.556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08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237" calcext:value-type="float">
            <text:p>0.237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103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1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347" calcext:value-type="float">
            <text:p>0.347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11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" calcext:value-type="float">
            <text:p>0.216</text:p>
          </table:table-cell>
          <table:table-cell office:value-type="float" office:value="0.318" calcext:value-type="float">
            <text:p>0.318</text:p>
          </table:table-cell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0145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253" calcext:value-type="float">
            <text:p>0.253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15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89" calcext:value-type="float">
            <text:p>0.689</text:p>
          </table:table-cell>
          <table:table-cell office:value-type="float" office:value="0.619" calcext:value-type="float">
            <text:p>0.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16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8" calcext:value-type="float">
            <text:p>0.66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84" calcext:value-type="float">
            <text:p>0.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17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18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19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0.484" calcext:value-type="float">
            <text:p>0.48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019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6" calcext:value-type="float">
            <text:p>0.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21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1" calcext:value-type="float">
            <text:p>0.771</text:p>
          </table:table-cell>
          <table:table-cell office:value-type="float" office:value="0.907" calcext:value-type="float">
            <text:p>0.907</text:p>
          </table:table-cell>
          <table:table-cell office:value-type="float" office:value="0.664" calcext:value-type="float">
            <text:p>0.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22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7" calcext:value-type="float">
            <text:p>0.217</text:p>
          </table:table-cell>
          <table:table-cell office:value-type="float" office:value="0.626" calcext:value-type="float">
            <text:p>0.626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24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0.486" calcext:value-type="float">
            <text:p>0.486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2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025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239" calcext:value-type="float">
            <text:p>0.239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25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2" calcext:value-type="float">
            <text:p>0.392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26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30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4" calcext:value-type="float">
            <text:p>0.874</text:p>
          </table:table-cell>
          <table:table-cell office:value-type="float" office:value="0.895" calcext:value-type="float">
            <text:p>0.895</text:p>
          </table:table-cell>
          <table:table-cell office:value-type="float" office:value="0.737" calcext:value-type="float">
            <text:p>0.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30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4" calcext:value-type="float">
            <text:p>0.644</text:p>
          </table:table-cell>
          <table:table-cell office:value-type="float" office:value="0.854" calcext:value-type="float">
            <text:p>0.854</text:p>
          </table:table-cell>
          <table:table-cell office:value-type="float" office:value="0.808" calcext:value-type="float">
            <text:p>0.8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30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313" calcext:value-type="float">
            <text:p>0.313</text:p>
          </table:table-cell>
          <table:table-cell office:value-type="float" office:value="0.205" calcext:value-type="float">
            <text:p>0.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30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249" calcext:value-type="float">
            <text:p>0.249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32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251" calcext:value-type="float">
            <text:p>0.251</text:p>
          </table:table-cell>
          <table:table-cell office:value-type="float" office:value="0.075" calcext:value-type="float">
            <text:p>0.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35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8" calcext:value-type="float">
            <text:p>0.398</text:p>
          </table:table-cell>
          <table:table-cell office:value-type="float" office:value="0.729" calcext:value-type="float">
            <text:p>0.72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38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0.451" calcext:value-type="float">
            <text:p>0.451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39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39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.486" calcext:value-type="float">
            <text:p>0.486</text:p>
          </table:table-cell>
          <table:table-cell office:value-type="float" office:value="0.343" calcext:value-type="float">
            <text:p>0.3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040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7" calcext:value-type="float">
            <text:p>0.287</text:p>
          </table:table-cell>
          <table:table-cell office:value-type="float" office:value="0.656" calcext:value-type="float">
            <text:p>0.656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41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4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2" calcext:value-type="float">
            <text:p>0.612</text:p>
          </table:table-cell>
          <table:table-cell office:value-type="float" office:value="0.704" calcext:value-type="float">
            <text:p>0.704</text:p>
          </table:table-cell>
          <table:table-cell office:value-type="float" office:value="0.843" calcext:value-type="float">
            <text:p>0.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41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42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446" calcext:value-type="float">
            <text:p>0.446</text:p>
          </table:table-cell>
          <table:table-cell office:value-type="float" office:value="0.238" calcext:value-type="float">
            <text:p>0.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42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79" calcext:value-type="float">
            <text:p>0.79</text:p>
          </table:table-cell>
          <table:table-cell office:value-type="float" office:value="0.273" calcext:value-type="float">
            <text:p>0.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43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float" office:value="0.322" calcext:value-type="float">
            <text:p>0.322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4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" calcext:value-type="float">
            <text:p>0.216</text:p>
          </table:table-cell>
          <table:table-cell office:value-type="float" office:value="0.51" calcext:value-type="float">
            <text:p>0.5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044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0.581" calcext:value-type="float">
            <text:p>0.581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44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8" calcext:value-type="float">
            <text:p>0.788</text:p>
          </table:table-cell>
          <table:table-cell office:value-type="float" office:value="0.917" calcext:value-type="float">
            <text:p>0.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46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0.741" calcext:value-type="float">
            <text:p>0.741</text:p>
          </table:table-cell>
          <table:table-cell office:value-type="float" office:value="0.683" calcext:value-type="float">
            <text:p>0.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46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office:value-type="float" office:value="0.486" calcext:value-type="float">
            <text:p>0.486</text:p>
          </table:table-cell>
          <table:table-cell office:value-type="float" office:value="0.282" calcext:value-type="float">
            <text:p>0.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048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81" calcext:value-type="float">
            <text:p>0.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4922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49" calcext:value-type="float">
            <text:p>0.749</text:p>
          </table:table-cell>
          <table:table-cell office:value-type="float" office:value="0.692" calcext:value-type="float">
            <text:p>0.692</text:p>
          </table:table-cell>
          <table:table-cell office:value-type="float" office:value="0.507" calcext:value-type="float">
            <text:p>0.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50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6" calcext:value-type="float">
            <text:p>0.276</text:p>
          </table:table-cell>
          <table:table-cell office:value-type="float" office:value="0.625" calcext:value-type="float">
            <text:p>0.625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52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39" calcext:value-type="float">
            <text:p>0.39</text:p>
          </table:table-cell>
          <table:table-cell office:value-type="float" office:value="0.388" calcext:value-type="float">
            <text:p>0.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53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81" calcext:value-type="float">
            <text:p>0.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56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191" calcext:value-type="float">
            <text:p>0.191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57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57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634" calcext:value-type="float">
            <text:p>0.634</text:p>
          </table:table-cell>
          <table:table-cell office:value-type="float" office:value="0.886" calcext:value-type="float">
            <text:p>0.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58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06" calcext:value-type="float">
            <text:p>0.306</text:p>
          </table:table-cell>
          <table:table-cell office:value-type="float" office:value="0.425" calcext:value-type="float">
            <text:p>0.425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60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7" calcext:value-type="float">
            <text:p>0.577</text:p>
          </table:table-cell>
          <table:table-cell office:value-type="float" office:value="0.662" calcext:value-type="float">
            <text:p>0.662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61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6" calcext:value-type="float">
            <text:p>0.40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062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8" calcext:value-type="float">
            <text:p>0.398</text:p>
          </table:table-cell>
          <table:table-cell office:value-type="float" office:value="0.692" calcext:value-type="float">
            <text:p>0.692</text:p>
          </table:table-cell>
          <table:table-cell office:value-type="float" office:value="0.646" calcext:value-type="float">
            <text:p>0.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64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286" calcext:value-type="float">
            <text:p>0.286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64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163" calcext:value-type="float">
            <text:p>0.163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66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326" calcext:value-type="float">
            <text:p>0.326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67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68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489" calcext:value-type="float">
            <text:p>0.489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70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71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598" calcext:value-type="float">
            <text:p>0.598</text:p>
          </table:table-cell>
          <table:table-cell office:value-type="float" office:value="0.571" calcext:value-type="float">
            <text:p>0.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072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6" calcext:value-type="float">
            <text:p>0.696</text:p>
          </table:table-cell>
          <table:table-cell office:value-type="float" office:value="0.595" calcext:value-type="float">
            <text:p>0.595</text:p>
          </table:table-cell>
          <table:table-cell office:value-type="float" office:value="0.487" calcext:value-type="float">
            <text:p>0.4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072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6" calcext:value-type="float">
            <text:p>0.696</text:p>
          </table:table-cell>
          <table:table-cell office:value-type="float" office:value="0.595" calcext:value-type="float">
            <text:p>0.595</text:p>
          </table:table-cell>
          <table:table-cell office:value-type="float" office:value="0.487" calcext:value-type="float">
            <text:p>0.4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07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7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2" calcext:value-type="float">
            <text:p>0.612</text:p>
          </table:table-cell>
          <table:table-cell office:value-type="float" office:value="0.859" calcext:value-type="float">
            <text:p>0.859</text:p>
          </table:table-cell>
          <table:table-cell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074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" calcext:value-type="float">
            <text:p>0.08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78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3" calcext:value-type="float">
            <text:p>0.873</text:p>
          </table:table-cell>
          <table:table-cell office:value-type="float" office:value="0.889" calcext:value-type="float">
            <text:p>0.889</text:p>
          </table:table-cell>
          <table:table-cell office:value-type="float" office:value="0.771" calcext:value-type="float">
            <text:p>0.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813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0.509" calcext:value-type="float">
            <text:p>0.509</text:p>
          </table:table-cell>
          <table:table-cell office:value-type="float" office:value="0.166" calcext:value-type="float">
            <text:p>0.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082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327" calcext:value-type="float">
            <text:p>0.327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83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2" calcext:value-type="float">
            <text:p>0.812</text:p>
          </table:table-cell>
          <table:table-cell office:value-type="float" office:value="0.44" calcext:value-type="float">
            <text:p>0.44</text:p>
          </table:table-cell>
          <table:table-cell office:value-type="float" office:value="0.627" calcext:value-type="float">
            <text:p>0.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831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11" calcext:value-type="float">
            <text:p>0.11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86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" calcext:value-type="float">
            <text:p>0.442</text:p>
          </table:table-cell>
          <table:table-cell office:value-type="float" office:value="0.451" calcext:value-type="float">
            <text:p>0.451</text:p>
          </table:table-cell>
          <table:table-cell office:value-type="float" office:value="0.385" calcext:value-type="float">
            <text:p>0.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88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2" calcext:value-type="float">
            <text:p>0.542</text:p>
          </table:table-cell>
          <table:table-cell office:value-type="float" office:value="0.524" calcext:value-type="float">
            <text:p>0.524</text:p>
          </table:table-cell>
          <table:table-cell office:value-type="float" office:value="0.211" calcext:value-type="float">
            <text:p>0.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89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90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office:value-type="float" office:value="0.231" calcext:value-type="float">
            <text:p>0.231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92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93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246" calcext:value-type="float">
            <text:p>0.246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96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4" calcext:value-type="float">
            <text:p>0.354</text:p>
          </table:table-cell>
          <table:table-cell office:value-type="float" office:value="0.652" calcext:value-type="float">
            <text:p>0.652</text:p>
          </table:table-cell>
          <table:table-cell office:value-type="float" office:value="0.712" calcext:value-type="float">
            <text:p>0.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099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186" calcext:value-type="float">
            <text:p>0.186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02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1" calcext:value-type="float">
            <text:p>0.861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03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0.208" calcext:value-type="float">
            <text:p>0.208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03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0.208" calcext:value-type="float">
            <text:p>0.208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10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48" calcext:value-type="float">
            <text:p>0.348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1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4" calcext:value-type="float">
            <text:p>0.114</text:p>
          </table:table-cell>
          <table:table-cell office:value-type="float" office:value="0.609" calcext:value-type="float">
            <text:p>0.609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11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.602" calcext:value-type="float">
            <text:p>0.602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12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0.468" calcext:value-type="float">
            <text:p>0.468</text:p>
          </table:table-cell>
          <table:table-cell office:value-type="float" office:value="0.518" calcext:value-type="float">
            <text:p>0.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12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12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2" calcext:value-type="float">
            <text:p>0.352</text:p>
          </table:table-cell>
          <table:table-cell office:value-type="float" office:value="0.584" calcext:value-type="float">
            <text:p>0.584</text:p>
          </table:table-cell>
          <table:table-cell office:value-type="float" office:value="0.467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13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465" calcext:value-type="float">
            <text:p>0.465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14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6" calcext:value-type="float">
            <text:p>0.626</text:p>
          </table:table-cell>
          <table:table-cell office:value-type="float" office:value="0.349" calcext:value-type="float">
            <text:p>0.349</text:p>
          </table:table-cell>
          <table:table-cell office:value-type="float" office:value="0.705" calcext:value-type="float">
            <text:p>0.7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15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" calcext:value-type="float">
            <text:p>0.352</text:p>
          </table:table-cell>
          <table:table-cell office:value-type="float" office:value="0.442" calcext:value-type="float">
            <text:p>0.442</text:p>
          </table:table-cell>
          <table:table-cell office:value-type="float" office:value="0.356" calcext:value-type="float">
            <text:p>0.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16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184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9" calcext:value-type="float">
            <text:p>0.079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24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1" calcext:value-type="float">
            <text:p>0.55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41" calcext:value-type="float">
            <text:p>0.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25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7" calcext:value-type="float">
            <text:p>0.967</text:p>
          </table:table-cell>
          <table:table-cell office:value-type="float" office:value="0.937" calcext:value-type="float">
            <text:p>0.937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25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1" calcext:value-type="float">
            <text:p>0.701</text:p>
          </table:table-cell>
          <table:table-cell office:value-type="float" office:value="0.365" calcext:value-type="float">
            <text:p>0.365</text:p>
          </table:table-cell>
          <table:table-cell office:value-type="float" office:value="0.717" calcext:value-type="float">
            <text:p>0.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2585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0.34" calcext:value-type="float">
            <text:p>0.34</text:p>
          </table:table-cell>
          <table:table-cell office:value-type="float" office:value="0.242" calcext:value-type="float">
            <text:p>0.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26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41" calcext:value-type="float">
            <text:p>0.741</text:p>
          </table:table-cell>
          <table:table-cell office:value-type="float" office:value="0.631" calcext:value-type="float">
            <text:p>0.6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28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9" calcext:value-type="float">
            <text:p>0.729</text:p>
          </table:table-cell>
          <table:table-cell office:value-type="float" office:value="0.909" calcext:value-type="float">
            <text:p>0.909</text:p>
          </table:table-cell>
          <table:table-cell office:value-type="float" office:value="0.585" calcext:value-type="float">
            <text:p>0.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29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306" calcext:value-type="float">
            <text:p>0.306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0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.352" calcext:value-type="float">
            <text:p>0.352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3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office:value-type="float" office:value="0.358" calcext:value-type="float">
            <text:p>0.358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4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float" office:value="0.682" calcext:value-type="float">
            <text:p>0.682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5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8" calcext:value-type="float">
            <text:p>0.528</text:p>
          </table:table-cell>
          <table:table-cell office:value-type="float" office:value="0.733" calcext:value-type="float">
            <text:p>0.733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6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9" calcext:value-type="float">
            <text:p>0.579</text:p>
          </table:table-cell>
          <table:table-cell office:value-type="float" office:value="0.573" calcext:value-type="float">
            <text:p>0.573</text:p>
          </table:table-cell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136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" calcext:value-type="float">
            <text:p>0.87</text:p>
          </table:table-cell>
          <table:table-cell office:value-type="float" office:value="0.868" calcext:value-type="float">
            <text:p>0.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6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898" calcext:value-type="float">
            <text:p>0.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6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9" calcext:value-type="float">
            <text:p>0.579</text:p>
          </table:table-cell>
          <table:table-cell office:value-type="float" office:value="0.573" calcext:value-type="float">
            <text:p>0.573</text:p>
          </table:table-cell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1369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" calcext:value-type="float">
            <text:p>0.979</text:p>
          </table:table-cell>
          <table:table-cell office:value-type="float" office:value="0.951" calcext:value-type="float">
            <text:p>0.951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70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709" calcext:value-type="float">
            <text:p>0.709</text:p>
          </table:table-cell>
          <table:table-cell office:value-type="float" office:value="0.483" calcext:value-type="float">
            <text:p>0.4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1371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9" calcext:value-type="float">
            <text:p>0.989</text:p>
          </table:table-cell>
          <table:table-cell office:value-type="float" office:value="0.982" calcext:value-type="float">
            <text:p>0.982</text:p>
          </table:table-cell>
          <table:table-cell office:value-type="float" office:value="0.976" calcext:value-type="float">
            <text:p>0.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7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3" calcext:value-type="float">
            <text:p>0.973</text:p>
          </table:table-cell>
          <table:table-cell office:value-type="float" office:value="0.918" calcext:value-type="float">
            <text:p>0.918</text:p>
          </table:table-cell>
          <table:table-cell office:value-type="float" office:value="0.952" calcext:value-type="float">
            <text:p>0.9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73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" calcext:value-type="float">
            <text:p>0.966</text:p>
          </table:table-cell>
          <table:table-cell office:value-type="float" office:value="0.958" calcext:value-type="float">
            <text:p>0.958</text:p>
          </table:table-cell>
          <table:table-cell office:value-type="float" office:value="0.931" calcext:value-type="float">
            <text:p>0.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137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1" calcext:value-type="float">
            <text:p>0.981</text:p>
          </table:table-cell>
          <table:table-cell office:value-type="float" office:value="0.933" calcext:value-type="float">
            <text:p>0.933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7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" calcext:value-type="float">
            <text:p>0.943</text:p>
          </table:table-cell>
          <table:table-cell office:value-type="float" office:value="0.871" calcext:value-type="float">
            <text:p>0.871</text:p>
          </table:table-cell>
          <table:table-cell office:value-type="float" office:value="0.912" calcext:value-type="float">
            <text:p>0.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40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2" calcext:value-type="float">
            <text:p>0.082</text:p>
          </table:table-cell>
          <table:table-cell office:value-type="float" office:value="0.433" calcext:value-type="float">
            <text:p>0.433</text:p>
          </table:table-cell>
          <table:table-cell office:value-type="float" office:value="0.239" calcext:value-type="float">
            <text:p>0.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41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2" calcext:value-type="float">
            <text:p>0.082</text:p>
          </table:table-cell>
          <table:table-cell office:value-type="float" office:value="0.348" calcext:value-type="float">
            <text:p>0.348</text:p>
          </table:table-cell>
          <table:table-cell office:value-type="float" office:value="0.373" calcext:value-type="float">
            <text:p>0.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42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2" calcext:value-type="float">
            <text:p>0.522</text:p>
          </table:table-cell>
          <table:table-cell office:value-type="float" office:value="0.438" calcext:value-type="float">
            <text:p>0.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43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0.397" calcext:value-type="float">
            <text:p>0.397</text:p>
          </table:table-cell>
          <table:table-cell office:value-type="float" office:value="0.166" calcext:value-type="float">
            <text:p>0.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145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171" calcext:value-type="float">
            <text:p>0.171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48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.201" calcext:value-type="float">
            <text:p>0.20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149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2" calcext:value-type="float">
            <text:p>0.492</text:p>
          </table:table-cell>
          <table:table-cell office:value-type="float" office:value="0.466" calcext:value-type="float">
            <text:p>0.466</text:p>
          </table:table-cell>
          <table:table-cell office:value-type="float" office:value="0.197" calcext:value-type="float">
            <text:p>0.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50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317" calcext:value-type="float">
            <text:p>0.317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52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412" calcext:value-type="float">
            <text:p>0.41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53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8" calcext:value-type="float">
            <text:p>0.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5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0.386" calcext:value-type="float">
            <text:p>0.386</text:p>
          </table:table-cell>
          <table:table-cell office:value-type="float" office:value="0.238" calcext:value-type="float">
            <text:p>0.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55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267" calcext:value-type="float">
            <text:p>0.267</text:p>
          </table:table-cell>
          <table:table-cell office:value-type="float" office:value="0.492" calcext:value-type="float">
            <text:p>0.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56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5" calcext:value-type="float">
            <text:p>0.535</text:p>
          </table:table-cell>
          <table:table-cell office:value-type="float" office:value="0.822" calcext:value-type="float">
            <text:p>0.822</text:p>
          </table:table-cell>
          <table:table-cell office:value-type="float" office:value="0.671" calcext:value-type="float">
            <text:p>0.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58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0.473" calcext:value-type="float">
            <text:p>0.473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160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.517" calcext:value-type="float">
            <text:p>0.517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63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0.473" calcext:value-type="float">
            <text:p>0.473</text:p>
          </table:table-cell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165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8" calcext:value-type="float">
            <text:p>0.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67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0.603" calcext:value-type="float">
            <text:p>0.603</text:p>
          </table:table-cell>
          <table:table-cell office:value-type="float" office:value="0.445" calcext:value-type="float">
            <text:p>0.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68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564" calcext:value-type="float">
            <text:p>0.564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69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0.761" calcext:value-type="float">
            <text:p>0.761</text:p>
          </table:table-cell>
          <table:table-cell office:value-type="float" office:value="0.461" calcext:value-type="float">
            <text:p>0.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719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" calcext:value-type="float">
            <text:p>0.272</text:p>
          </table:table-cell>
          <table:table-cell office:value-type="float" office:value="0.665" calcext:value-type="float">
            <text:p>0.665</text:p>
          </table:table-cell>
          <table:table-cell office:value-type="float" office:value="0.199" calcext:value-type="float">
            <text:p>0.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72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38" calcext:value-type="float">
            <text:p>0.838</text:p>
          </table:table-cell>
          <table:table-cell office:value-type="float" office:value="0.686" calcext:value-type="float">
            <text:p>0.6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72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79" calcext:value-type="float">
            <text:p>0.079</text:p>
          </table:table-cell>
          <table:table-cell office:value-type="float" office:value="0.132" calcext:value-type="float">
            <text:p>0.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7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45" calcext:value-type="float">
            <text:p>0.745</text:p>
          </table:table-cell>
          <table:table-cell office:value-type="float" office:value="0.67" calcext:value-type="float">
            <text:p>0.67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75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79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.193" calcext:value-type="float">
            <text:p>0.193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80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9" calcext:value-type="float">
            <text:p>0.519</text:p>
          </table:table-cell>
          <table:table-cell office:value-type="float" office:value="0.541" calcext:value-type="float">
            <text:p>0.541</text:p>
          </table:table-cell>
          <table:table-cell office:value-type="float" office:value="0.523" calcext:value-type="float">
            <text:p>0.5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82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83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3" calcext:value-type="float">
            <text:p>0.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83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7" calcext:value-type="float">
            <text:p>0.07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83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office:value-type="float" office:value="0.344" calcext:value-type="float">
            <text:p>0.344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85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  <table:table-cell office:value-type="float" office:value="0.372" calcext:value-type="float">
            <text:p>0.37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86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3" calcext:value-type="float">
            <text:p>0.593</text:p>
          </table:table-cell>
          <table:table-cell office:value-type="float" office:value="0.46" calcext:value-type="float">
            <text:p>0.46</text:p>
          </table:table-cell>
          <table:table-cell office:value-type="float" office:value="0.399" calcext:value-type="float">
            <text:p>0.3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87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1" calcext:value-type="float">
            <text:p>0.171</text:p>
          </table:table-cell>
          <table:table-cell office:value-type="float" office:value="0.584" calcext:value-type="float">
            <text:p>0.5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87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" calcext:value-type="float">
            <text:p>0.137</text:p>
          </table:table-cell>
          <table:table-cell office:value-type="float" office:value="0.302" calcext:value-type="float">
            <text:p>0.302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88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3" calcext:value-type="float">
            <text:p>0.383</text:p>
          </table:table-cell>
          <table:table-cell office:value-type="float" office:value="0.83" calcext:value-type="float">
            <text:p>0.83</text:p>
          </table:table-cell>
          <table:table-cell office:value-type="float" office:value="0.741" calcext:value-type="float">
            <text:p>0.7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89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254" calcext:value-type="float">
            <text:p>0.25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192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9241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9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0.718" calcext:value-type="float">
            <text:p>0.718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99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13" calcext:value-type="float">
            <text:p>0.13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201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84" calcext:value-type="float">
            <text:p>0.184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2019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1" calcext:value-type="float">
            <text:p>0.821</text:p>
          </table:table-cell>
          <table:table-cell office:value-type="float" office:value="0.753" calcext:value-type="float">
            <text:p>0.753</text:p>
          </table:table-cell>
          <table:table-cell office:value-type="float" office:value="0.859" calcext:value-type="float">
            <text:p>0.8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202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4" calcext:value-type="float">
            <text:p>0.864</text:p>
          </table:table-cell>
          <table:table-cell office:value-type="float" office:value="0.799" calcext:value-type="float">
            <text:p>0.799</text:p>
          </table:table-cell>
          <table:table-cell office:value-type="float" office:value="0.657" calcext:value-type="float">
            <text:p>0.6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203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0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8" calcext:value-type="float">
            <text:p>0.798</text:p>
          </table:table-cell>
          <table:table-cell office:value-type="float" office:value="0.9" calcext:value-type="float">
            <text:p>0.9</text:p>
          </table:table-cell>
          <table:table-cell office:value-type="float" office:value="0.796" calcext:value-type="float">
            <text:p>0.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01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54" calcext:value-type="float">
            <text:p>0.45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01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0.472" calcext:value-type="float">
            <text:p>0.472</text:p>
          </table:table-cell>
          <table:table-cell office:value-type="float" office:value="0.531" calcext:value-type="float">
            <text:p>0.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01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29" calcext:value-type="float">
            <text:p>0.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01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9" calcext:value-type="float">
            <text:p>0.709</text:p>
          </table:table-cell>
          <table:table-cell office:value-type="float" office:value="0.89" calcext:value-type="float">
            <text:p>0.89</text:p>
          </table:table-cell>
          <table:table-cell office:value-type="float" office:value="0.862" calcext:value-type="float">
            <text:p>0.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02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" calcext:value-type="float">
            <text:p>0.653</text:p>
          </table:table-cell>
          <table:table-cell office:value-type="float" office:value="0.687" calcext:value-type="float">
            <text:p>0.687</text:p>
          </table:table-cell>
          <table:table-cell office:value-type="float" office:value="0.773" calcext:value-type="float">
            <text:p>0.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03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6" calcext:value-type="float">
            <text:p>0.566</text:p>
          </table:table-cell>
          <table:table-cell office:value-type="float" office:value="0.804" calcext:value-type="float">
            <text:p>0.804</text:p>
          </table:table-cell>
          <table:table-cell office:value-type="float" office:value="0.834" calcext:value-type="float">
            <text:p>0.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04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0.767" calcext:value-type="float">
            <text:p>0.767</text:p>
          </table:table-cell>
          <table:table-cell office:value-type="float" office:value="0.572" calcext:value-type="float">
            <text:p>0.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0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.597" calcext:value-type="float">
            <text:p>0.597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06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274" calcext:value-type="float">
            <text:p>0.274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06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1" calcext:value-type="float">
            <text:p>0.341</text:p>
          </table:table-cell>
          <table:table-cell office:value-type="float" office:value="0.621" calcext:value-type="float">
            <text:p>0.621</text:p>
          </table:table-cell>
          <table:table-cell office:value-type="float" office:value="0.344" calcext:value-type="float">
            <text:p>0.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07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0.538" calcext:value-type="float">
            <text:p>0.538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08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4" calcext:value-type="float">
            <text:p>0.814</text:p>
          </table:table-cell>
          <table:table-cell office:value-type="float" office:value="0.752" calcext:value-type="float">
            <text:p>0.752</text:p>
          </table:table-cell>
          <table:table-cell office:value-type="float" office:value="0.567" calcext:value-type="float">
            <text:p>0.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09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587" calcext:value-type="float">
            <text:p>0.587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09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3" calcext:value-type="float">
            <text:p>0.283</text:p>
          </table:table-cell>
          <table:table-cell office:value-type="float" office:value="0.584" calcext:value-type="float">
            <text:p>0.584</text:p>
          </table:table-cell>
          <table:table-cell office:value-type="float" office:value="0.451" calcext:value-type="float">
            <text:p>0.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12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226" calcext:value-type="float">
            <text:p>0.226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12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13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568" calcext:value-type="float">
            <text:p>0.568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13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14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" calcext:value-type="float">
            <text:p>0.425</text:p>
          </table:table-cell>
          <table:table-cell office:value-type="float" office:value="0.727" calcext:value-type="float">
            <text:p>0.727</text:p>
          </table:table-cell>
          <table:table-cell office:value-type="float" office:value="0.342" calcext:value-type="float">
            <text:p>0.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15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65" calcext:value-type="float">
            <text:p>0.865</text:p>
          </table:table-cell>
          <table:table-cell office:value-type="float" office:value="0.777" calcext:value-type="float">
            <text:p>0.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16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7" calcext:value-type="float">
            <text:p>0.977</text:p>
          </table:table-cell>
          <table:table-cell office:value-type="float" office:value="0.959" calcext:value-type="float">
            <text:p>0.959</text:p>
          </table:table-cell>
          <table:table-cell office:value-type="float" office:value="0.923" calcext:value-type="float">
            <text:p>0.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16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682" calcext:value-type="float">
            <text:p>0.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17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1" calcext:value-type="float">
            <text:p>0.171</text:p>
          </table:table-cell>
          <table:table-cell office:value-type="float" office:value="0.652" calcext:value-type="float">
            <text:p>0.652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17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19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15" calcext:value-type="float">
            <text:p>0.815</text:p>
          </table:table-cell>
          <table:table-cell office:value-type="float" office:value="0.775" calcext:value-type="float">
            <text:p>0.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20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564" calcext:value-type="float">
            <text:p>0.564</text:p>
          </table:table-cell>
          <table:table-cell office:value-type="float" office:value="0.243" calcext:value-type="float">
            <text:p>0.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24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0.288" calcext:value-type="float">
            <text:p>0.288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2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6" calcext:value-type="float">
            <text:p>0.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24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3" calcext:value-type="float">
            <text:p>0.9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855" calcext:value-type="float">
            <text:p>0.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25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" calcext:value-type="float">
            <text:p>0.262</text:p>
          </table:table-cell>
          <table:table-cell office:value-type="float" office:value="0.487" calcext:value-type="float">
            <text:p>0.487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25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21259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21261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2130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32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228" calcext:value-type="float">
            <text:p>0.228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2132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32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office:value-type="float" office:value="0.667" calcext:value-type="float">
            <text:p>0.667</text:p>
          </table:table-cell>
          <table:table-cell office:value-type="float" office:value="0.864" calcext:value-type="float">
            <text:p>0.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33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53" calcext:value-type="float">
            <text:p>0.753</text:p>
          </table:table-cell>
          <table:table-cell office:value-type="float" office:value="0.827" calcext:value-type="float">
            <text:p>0.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34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  <table:table-cell office:value-type="float" office:value="0.755" calcext:value-type="float">
            <text:p>0.755</text:p>
          </table:table-cell>
          <table:table-cell office:value-type="float" office:value="0.448" calcext:value-type="float">
            <text:p>0.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35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4" calcext:value-type="float">
            <text:p>0.21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36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2136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471" calcext:value-type="float">
            <text:p>0.471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36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15" calcext:value-type="float">
            <text:p>0.15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37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0.326" calcext:value-type="float">
            <text:p>0.326</text:p>
          </table:table-cell>
          <table:table-cell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2139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office:value-type="float" office:value="0.371" calcext:value-type="float">
            <text:p>0.371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39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39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446" calcext:value-type="float">
            <text:p>0.446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40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443" calcext:value-type="float">
            <text:p>0.44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40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303" calcext:value-type="float">
            <text:p>0.303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4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526" calcext:value-type="float">
            <text:p>0.52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46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6" calcext:value-type="float">
            <text:p>0.266</text:p>
          </table:table-cell>
          <table:table-cell office:value-type="float" office:value="0.709" calcext:value-type="float">
            <text:p>0.709</text:p>
          </table:table-cell>
          <table:table-cell office:value-type="float" office:value="0.212" calcext:value-type="float">
            <text:p>0.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46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8" calcext:value-type="float">
            <text:p>0.888</text:p>
          </table:table-cell>
          <table:table-cell office:value-type="float" office:value="0.826" calcext:value-type="float">
            <text:p>0.826</text:p>
          </table:table-cell>
          <table:table-cell office:value-type="float" office:value="0.847" calcext:value-type="float">
            <text:p>0.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51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0.468" calcext:value-type="float">
            <text:p>0.468</text:p>
          </table:table-cell>
          <table:table-cell office:value-type="float" office:value="0.204" calcext:value-type="float">
            <text:p>0.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52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53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145" calcext:value-type="float">
            <text:p>0.14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53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145" calcext:value-type="float">
            <text:p>0.14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5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office:value-type="float" office:value="0.304" calcext:value-type="float">
            <text:p>0.304</text:p>
          </table:table-cell>
          <table:table-cell office:value-type="float" office:value="0.694" calcext:value-type="float">
            <text:p>0.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55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0.337" calcext:value-type="float">
            <text:p>0.337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56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7" calcext:value-type="float">
            <text:p>0.737</text:p>
          </table:table-cell>
          <table:table-cell office:value-type="float" office:value="0.461" calcext:value-type="float">
            <text:p>0.461</text:p>
          </table:table-cell>
          <table:table-cell office:value-type="float" office:value="0.608" calcext:value-type="float">
            <text:p>0.6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56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3" calcext:value-type="float">
            <text:p>0.903</text:p>
          </table:table-cell>
          <table:table-cell office:value-type="float" office:value="0.92" calcext:value-type="float">
            <text:p>0.92</text:p>
          </table:table-cell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56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1" calcext:value-type="float">
            <text:p>0.301</text:p>
          </table:table-cell>
          <table:table-cell office:value-type="float" office:value="0.585" calcext:value-type="float">
            <text:p>0.585</text:p>
          </table:table-cell>
          <table:table-cell office:value-type="float" office:value="0.454" calcext:value-type="float">
            <text:p>0.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57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float" office:value="0.567" calcext:value-type="float">
            <text:p>0.567</text:p>
          </table:table-cell>
          <table:table-cell office:value-type="float" office:value="0.366" calcext:value-type="float">
            <text:p>0.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58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649" calcext:value-type="float">
            <text:p>0.649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2158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301" calcext:value-type="float">
            <text:p>0.301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59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" calcext:value-type="float">
            <text:p>0.979</text:p>
          </table:table-cell>
          <table:table-cell office:value-type="float" office:value="0.922" calcext:value-type="float">
            <text:p>0.922</text:p>
          </table:table-cell>
          <table:table-cell office:value-type="float" office:value="0.963" calcext:value-type="float">
            <text:p>0.9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61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.534</text:p>
          </table:table-cell>
          <table:table-cell office:value-type="float" office:value="0.552" calcext:value-type="float">
            <text:p>0.552</text:p>
          </table:table-cell>
          <table:table-cell office:value-type="float" office:value="0.635" calcext:value-type="float">
            <text:p>0.6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62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4" calcext:value-type="float">
            <text:p>0.374</text:p>
          </table:table-cell>
          <table:table-cell office:value-type="float" office:value="0.821" calcext:value-type="float">
            <text:p>0.821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62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" calcext:value-type="float">
            <text:p>0.319</text:p>
          </table:table-cell>
          <table:table-cell office:value-type="float" office:value="0.71" calcext:value-type="float">
            <text:p>0.71</text:p>
          </table:table-cell>
          <table:table-cell office:value-type="float" office:value="0.522" calcext:value-type="float">
            <text:p>0.5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64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1" calcext:value-type="float">
            <text:p>0.451</text:p>
          </table:table-cell>
          <table:table-cell office:value-type="float" office:value="0.763" calcext:value-type="float">
            <text:p>0.763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64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761" calcext:value-type="float">
            <text:p>0.761</text:p>
          </table:table-cell>
          <table:table-cell office:value-type="float" office:value="0.817" calcext:value-type="float">
            <text:p>0.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65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42" calcext:value-type="float">
            <text:p>0.142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2168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097" calcext:value-type="float">
            <text:p>0.0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68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528" calcext:value-type="float">
            <text:p>0.528</text:p>
          </table:table-cell>
          <table:table-cell office:value-type="float" office:value="0.277" calcext:value-type="float">
            <text:p>0.2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2168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70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office:value-type="float" office:value="0.311" calcext:value-type="float">
            <text:p>0.311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70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6" calcext:value-type="float">
            <text:p>0.226</text:p>
          </table:table-cell>
          <table:table-cell office:value-type="float" office:value="0.766" calcext:value-type="float">
            <text:p>0.766</text:p>
          </table:table-cell>
          <table:table-cell office:value-type="float" office:value="0.586" calcext:value-type="float">
            <text:p>0.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71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241" calcext:value-type="float">
            <text:p>0.241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71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177" calcext:value-type="float">
            <text:p>0.17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71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9" calcext:value-type="float">
            <text:p>0.269</text:p>
          </table:table-cell>
          <table:table-cell office:value-type="float" office:value="0.485" calcext:value-type="float">
            <text:p>0.485</text:p>
          </table:table-cell>
          <table:table-cell office:value-type="float" office:value="0.423" calcext:value-type="float">
            <text:p>0.4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2172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" calcext:value-type="float">
            <text:p>0.166</text:p>
          </table:table-cell>
          <table:table-cell office:value-type="float" office:value="0.353" calcext:value-type="float">
            <text:p>0.353</text:p>
          </table:table-cell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2174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75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76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" calcext:value-type="float">
            <text:p>0.49</text:p>
          </table:table-cell>
          <table:table-cell office:value-type="float" office:value="0.363" calcext:value-type="float">
            <text:p>0.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77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4" calcext:value-type="float">
            <text:p>0.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77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" calcext:value-type="float">
            <text:p>0.352</text:p>
          </table:table-cell>
          <table:table-cell office:value-type="float" office:value="0.603" calcext:value-type="float">
            <text:p>0.603</text:p>
          </table:table-cell>
          <table:table-cell office:value-type="float" office:value="0.541" calcext:value-type="float">
            <text:p>0.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2180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557" calcext:value-type="float">
            <text:p>0.557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80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6" calcext:value-type="float">
            <text:p>0.936</text:p>
          </table:table-cell>
          <table:table-cell office:value-type="float" office:value="0.761" calcext:value-type="float">
            <text:p>0.761</text:p>
          </table:table-cell>
          <table:table-cell office:value-type="float" office:value="0.729" calcext:value-type="float">
            <text:p>0.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81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79" calcext:value-type="float">
            <text:p>0.79</text:p>
          </table:table-cell>
          <table:table-cell office:value-type="float" office:value="0.396" calcext:value-type="float">
            <text:p>0.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82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83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262" calcext:value-type="float">
            <text:p>0.262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85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float" office:value="0.467" calcext:value-type="float">
            <text:p>0.467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92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79" calcext:value-type="float">
            <text:p>0.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2192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5" calcext:value-type="float">
            <text:p>0.785</text:p>
          </table:table-cell>
          <table:table-cell office:value-type="float" office:value="0.882" calcext:value-type="float">
            <text:p>0.882</text:p>
          </table:table-cell>
          <table:table-cell office:value-type="float" office:value="0.634" calcext:value-type="float">
            <text:p>0.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94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318" calcext:value-type="float">
            <text:p>0.318</text:p>
          </table:table-cell>
          <table:table-cell office:value-type="float" office:value="0.104" calcext:value-type="float">
            <text:p>0.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198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5" calcext:value-type="float">
            <text:p>0.825</text:p>
          </table:table-cell>
          <table:table-cell office:value-type="float" office:value="0.915" calcext:value-type="float">
            <text:p>0.915</text:p>
          </table:table-cell>
          <table:table-cell office:value-type="float" office:value="0.868" calcext:value-type="float">
            <text:p>0.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00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5" calcext:value-type="float">
            <text:p>0.555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00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9" calcext:value-type="float">
            <text:p>0.649</text:p>
          </table:table-cell>
          <table:table-cell office:value-type="float" office:value="0.834" calcext:value-type="float">
            <text:p>0.834</text:p>
          </table:table-cell>
          <table:table-cell office:value-type="float" office:value="0.849" calcext:value-type="float">
            <text:p>0.8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01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131" calcext:value-type="float">
            <text:p>0.131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04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145" calcext:value-type="float">
            <text:p>0.14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04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249" calcext:value-type="float">
            <text:p>0.249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07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183" calcext:value-type="float">
            <text:p>0.183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10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7" calcext:value-type="float">
            <text:p>0.437</text:p>
          </table:table-cell>
          <table:table-cell office:value-type="float" office:value="0.88" calcext:value-type="float">
            <text:p>0.88</text:p>
          </table:table-cell>
          <table:table-cell office:value-type="float" office:value="0.571" calcext:value-type="float">
            <text:p>0.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11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" calcext:value-type="float">
            <text:p>0.178</text:p>
          </table:table-cell>
          <table:table-cell office:value-type="float" office:value="0.393" calcext:value-type="float">
            <text:p>0.393</text:p>
          </table:table-cell>
          <table:table-cell office:value-type="float" office:value="0.449" calcext:value-type="float">
            <text:p>0.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18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.204" calcext:value-type="float">
            <text:p>0.204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18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394" calcext:value-type="float">
            <text:p>0.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18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91" calcext:value-type="float">
            <text:p>0.691</text:p>
          </table:table-cell>
          <table:table-cell office:value-type="float" office:value="0.761" calcext:value-type="float">
            <text:p>0.76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19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9" calcext:value-type="float">
            <text:p>0.429</text:p>
          </table:table-cell>
          <table:table-cell office:value-type="float" office:value="0.78" calcext:value-type="float">
            <text:p>0.78</text:p>
          </table:table-cell>
          <table:table-cell office:value-type="float" office:value="0.222" calcext:value-type="float">
            <text:p>0.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195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9" calcext:value-type="float">
            <text:p>0.429</text:p>
          </table:table-cell>
          <table:table-cell office:value-type="float" office:value="0.78" calcext:value-type="float">
            <text:p>0.78</text:p>
          </table:table-cell>
          <table:table-cell office:value-type="float" office:value="0.222" calcext:value-type="float">
            <text:p>0.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20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73" calcext:value-type="float">
            <text:p>0.17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20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.482" calcext:value-type="float">
            <text:p>0.482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21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8" calcext:value-type="float">
            <text:p>0.978</text:p>
          </table:table-cell>
          <table:table-cell office:value-type="float" office:value="0.939" calcext:value-type="float">
            <text:p>0.939</text:p>
          </table:table-cell>
          <table:table-cell office:value-type="float" office:value="0.965" calcext:value-type="float">
            <text:p>0.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223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3" calcext:value-type="float">
            <text:p>0.373</text:p>
          </table:table-cell>
          <table:table-cell office:value-type="float" office:value="0.684" calcext:value-type="float">
            <text:p>0.684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22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" calcext:value-type="float">
            <text:p>0.072</text:p>
          </table:table-cell>
          <table:table-cell office:value-type="float" office:value="0.4" calcext:value-type="float">
            <text:p>0.4</text:p>
          </table:table-cell>
          <table:table-cell office:value-type="float" office:value="0.296" calcext:value-type="float">
            <text:p>0.2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2226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2232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0.839" calcext:value-type="float">
            <text:p>0.839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EmuJ_900000200.1</text:p>
          </table:table-cell>
          <table:table-cell table:style-name="ce2" office:value-type="string" calcext:value-type="string">
            <text:p>OTHER</text:p>
          </table:table-cell>
          <table:table-cell table:style-name="ce5" office:value-type="string" calcext:value-type="string">
            <text:p>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XX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072" calcext:value-type="float">
            <text:p>0.072</text:p>
          </table:table-cell>
          <table:table-cell table:style-name="ce5" office:value-type="float" office:value="0.334" calcext:value-type="float">
            <text:p>0.334</text:p>
          </table:table-cell>
          <table:table-cell table:style-name="ce5" office:value-type="float" office:value="0.037" calcext:value-type="float">
            <text:p>0.037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 table:number-rows-repeated="104750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iltrados" table:style-name="ta1"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5" table:default-cell-style-name="ce4"/>
        <table:table-column table:style-name="co18" table:default-cell-style-name="ce4"/>
        <table:table-column table:style-name="co19" table:default-cell-style-name="ce4"/>
        <table:table-column table:style-name="co5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5" table:number-columns-repeated="2" table:default-cell-style-name="ce4"/>
        <table:table-row table:style-name="ro1">
          <table:table-cell office:value-type="string" calcext:value-type="string">
            <text:p>Prot_ID</text:p>
          </table:table-cell>
          <table:table-cell office:value-type="string" calcext:value-type="string">
            <text:p>Secretion_Signal</text:p>
          </table:table-cell>
          <table:table-cell office:value-type="string" calcext:value-type="string">
            <text:p>TargetP_Location</text:p>
          </table:table-cell>
          <table:table-cell office:value-type="string" calcext:value-type="string">
            <text:p>CAMPR3_SVM</text:p>
          </table:table-cell>
          <table:table-cell office:value-type="string" calcext:value-type="string">
            <text:p>CAMPR3_RF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MPR3_ANN</text:p>
          </table:table-cell>
          <table:table-cell office:value-type="string" calcext:value-type="string">
            <text:p>CAMPR3_DA</text:p>
          </table:table-cell>
          <table:table-cell office:value-type="string" calcext:value-type="string">
            <text:p>iAMPred_AntiBacterial</text:p>
          </table:table-cell>
          <table:table-cell office:value-type="string" calcext:value-type="string">
            <text:p>iAMPred_AntiViral</text:p>
          </table:table-cell>
          <table:table-cell office:value-type="string" calcext:value-type="string">
            <text:p>iAMPred_AntiFungal</text:p>
          </table:table-cell>
          <table:table-cell office:value-type="string" calcext:value-type="string">
            <text:p>DBAASP</text:p>
          </table:table-cell>
          <table:table-cell office:value-type="string" calcext:value-type="string">
            <text:p>SecretomeP</text:p>
          </table:table-cell>
        </table:table-row>
        <table:table-row table:style-name="ro1">
          <table:table-cell office:value-type="string" calcext:value-type="string">
            <text:p>EmuJ_0000060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321" calcext:value-type="float">
            <text:p>0.321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1799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5" calcext:value-type="float">
            <text:p>0.205</text:p>
          </table:table-cell>
          <table:table-cell office:value-type="float" office:value="0.339" calcext:value-type="float">
            <text:p>0.339</text:p>
          </table:table-cell>
          <table:table-cell office:value-type="float" office:value="0.158" calcext:value-type="float">
            <text:p>0.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185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96" calcext:value-type="float">
            <text:p>0.196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169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1" calcext:value-type="float">
            <text:p>0.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180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0.245" calcext:value-type="float">
            <text:p>0.245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2403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" calcext:value-type="float">
            <text:p>0.191</text:p>
          </table:table-cell>
          <table:table-cell office:value-type="float" office:value="0.297" calcext:value-type="float">
            <text:p>0.297</text:p>
          </table:table-cell>
          <table:table-cell office:value-type="float" office:value="0.158" calcext:value-type="float">
            <text:p>0.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264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" calcext:value-type="float">
            <text:p>0.188</text:p>
          </table:table-cell>
          <table:table-cell office:value-type="float" office:value="0.533" calcext:value-type="float">
            <text:p>0.533</text:p>
          </table:table-cell>
          <table:table-cell office:value-type="float" office:value="0.356" calcext:value-type="float">
            <text:p>0.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16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365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float" office:value="0.284" calcext:value-type="float">
            <text:p>0.284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11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4" calcext:value-type="float">
            <text:p>0.664</text:p>
          </table:table-cell>
          <table:table-cell office:value-type="float" office:value="0.733" calcext:value-type="float">
            <text:p>0.733</text:p>
          </table:table-cell>
          <table:table-cell office:value-type="float" office:value="0.484" calcext:value-type="float">
            <text:p>0.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1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381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7" calcext:value-type="float">
            <text:p>0.567</text:p>
          </table:table-cell>
          <table:table-cell office:value-type="float" office:value="0.668" calcext:value-type="float">
            <text:p>0.668</text:p>
          </table:table-cell>
          <table:table-cell office:value-type="float" office:value="0.418" calcext:value-type="float">
            <text:p>0.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1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52" calcext:value-type="float">
            <text:p>0.652</text:p>
          </table:table-cell>
          <table:table-cell office:value-type="float" office:value="0.609" calcext:value-type="float">
            <text:p>0.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1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8" calcext:value-type="float">
            <text:p>0.758</text:p>
          </table:table-cell>
          <table:table-cell office:value-type="float" office:value="0.698" calcext:value-type="float">
            <text:p>0.698</text:p>
          </table:table-cell>
          <table:table-cell office:value-type="float" office:value="0.699" calcext:value-type="float">
            <text:p>0.6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1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8" calcext:value-type="float">
            <text:p>0.758</text:p>
          </table:table-cell>
          <table:table-cell office:value-type="float" office:value="0.698" calcext:value-type="float">
            <text:p>0.698</text:p>
          </table:table-cell>
          <table:table-cell office:value-type="float" office:value="0.699" calcext:value-type="float">
            <text:p>0.6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381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9" calcext:value-type="float">
            <text:p>0.589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19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1" calcext:value-type="float">
            <text:p>0.961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7" calcext:value-type="float">
            <text:p>0.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489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5251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9" calcext:value-type="float">
            <text:p>0.209</text:p>
          </table:table-cell>
          <table:table-cell office:value-type="float" office:value="0.41" calcext:value-type="float">
            <text:p>0.41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25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9" calcext:value-type="float">
            <text:p>0.209</text:p>
          </table:table-cell>
          <table:table-cell office:value-type="float" office:value="0.41" calcext:value-type="float">
            <text:p>0.41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26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office:value-type="float" office:value="0.296" calcext:value-type="float">
            <text:p>0.296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530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5" calcext:value-type="float">
            <text:p>0.155</text:p>
          </table:table-cell>
          <table:table-cell office:value-type="float" office:value="0.528" calcext:value-type="float">
            <text:p>0.528</text:p>
          </table:table-cell>
          <table:table-cell office:value-type="float" office:value="0.495" calcext:value-type="float">
            <text:p>0.4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548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6" calcext:value-type="float">
            <text:p>0.796</text:p>
          </table:table-cell>
          <table:table-cell office:value-type="float" office:value="0.576" calcext:value-type="float">
            <text:p>0.576</text:p>
          </table:table-cell>
          <table:table-cell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549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2" calcext:value-type="float">
            <text:p>0.412</text:p>
          </table:table-cell>
          <table:table-cell office:value-type="float" office:value="0.782" calcext:value-type="float">
            <text:p>0.782</text:p>
          </table:table-cell>
          <table:table-cell office:value-type="float" office:value="0.712" calcext:value-type="float">
            <text:p>0.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49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9" calcext:value-type="float">
            <text:p>0.869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4" calcext:value-type="float">
            <text:p>0.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671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775" calcext:value-type="float">
            <text:p>0.775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569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2" calcext:value-type="float">
            <text:p>0.572</text:p>
          </table:table-cell>
          <table:table-cell office:value-type="float" office:value="0.721" calcext:value-type="float">
            <text:p>0.721</text:p>
          </table:table-cell>
          <table:table-cell office:value-type="float" office:value="0.538" calcext:value-type="float">
            <text:p>0.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471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812" calcext:value-type="float">
            <text:p>0.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473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5" calcext:value-type="float">
            <text:p>0.785</text:p>
          </table:table-cell>
          <table:table-cell office:value-type="float" office:value="0.889" calcext:value-type="float">
            <text:p>0.889</text:p>
          </table:table-cell>
          <table:table-cell office:value-type="float" office:value="0.711" calcext:value-type="float">
            <text:p>0.7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47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745" calcext:value-type="float">
            <text:p>0.745</text:p>
          </table:table-cell>
          <table:table-cell office:value-type="float" office:value="0.465" calcext:value-type="float">
            <text:p>0.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682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2" calcext:value-type="float">
            <text:p>0.232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6" calcext:value-type="float">
            <text:p>0.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24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9" calcext:value-type="float">
            <text:p>0.98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724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1" calcext:value-type="float">
            <text:p>0.971</text:p>
          </table:table-cell>
          <table:table-cell office:value-type="float" office:value="0.932" calcext:value-type="float">
            <text:p>0.932</text:p>
          </table:table-cell>
          <table:table-cell office:value-type="float" office:value="0.962" calcext:value-type="float">
            <text:p>0.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40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7" calcext:value-type="float">
            <text:p>0.237</text:p>
          </table:table-cell>
          <table:table-cell office:value-type="float" office:value="0.311" calcext:value-type="float">
            <text:p>0.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75905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office:value-type="float" office:value="0.142" calcext:value-type="float">
            <text:p>0.142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842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7" calcext:value-type="float">
            <text:p>0.947</text:p>
          </table:table-cell>
          <table:table-cell office:value-type="float" office:value="0.966" calcext:value-type="float">
            <text:p>0.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09453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5" calcext:value-type="float">
            <text:p>0.155</text:p>
          </table:table-cell>
          <table:table-cell office:value-type="float" office:value="0.637" calcext:value-type="float">
            <text:p>0.637</text:p>
          </table:table-cell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45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680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" calcext:value-type="float">
            <text:p>0.332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72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2" calcext:value-type="float">
            <text:p>0.552</text:p>
          </table:table-cell>
          <table:table-cell office:value-type="float" office:value="0.532" calcext:value-type="float">
            <text:p>0.532</text:p>
          </table:table-cell>
          <table:table-cell office:value-type="float" office:value="0.607" calcext:value-type="float">
            <text:p>0.6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0974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82" calcext:value-type="float">
            <text:p>0.882</text:p>
          </table:table-cell>
          <table:table-cell office:value-type="float" office:value="0.866" calcext:value-type="float">
            <text:p>0.866</text:p>
          </table:table-cell>
          <table:table-cell office:value-type="float" office:value="0.604" calcext:value-type="float">
            <text:p>0.6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046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office:value-type="float" office:value="0.486" calcext:value-type="float">
            <text:p>0.486</text:p>
          </table:table-cell>
          <table:table-cell office:value-type="float" office:value="0.282" calcext:value-type="float">
            <text:p>0.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0813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0.509" calcext:value-type="float">
            <text:p>0.509</text:p>
          </table:table-cell>
          <table:table-cell office:value-type="float" office:value="0.166" calcext:value-type="float">
            <text:p>0.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1365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9" calcext:value-type="float">
            <text:p>0.579</text:p>
          </table:table-cell>
          <table:table-cell office:value-type="float" office:value="0.573" calcext:value-type="float">
            <text:p>0.573</text:p>
          </table:table-cell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1366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" calcext:value-type="float">
            <text:p>0.87</text:p>
          </table:table-cell>
          <table:table-cell office:value-type="float" office:value="0.868" calcext:value-type="float">
            <text:p>0.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6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898" calcext:value-type="float">
            <text:p>0.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6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9" calcext:value-type="float">
            <text:p>0.579</text:p>
          </table:table-cell>
          <table:table-cell office:value-type="float" office:value="0.573" calcext:value-type="float">
            <text:p>0.573</text:p>
          </table:table-cell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1369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" calcext:value-type="float">
            <text:p>0.979</text:p>
          </table:table-cell>
          <table:table-cell office:value-type="float" office:value="0.951" calcext:value-type="float">
            <text:p>0.951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70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709" calcext:value-type="float">
            <text:p>0.709</text:p>
          </table:table-cell>
          <table:table-cell office:value-type="float" office:value="0.483" calcext:value-type="float">
            <text:p>0.4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1371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9" calcext:value-type="float">
            <text:p>0.989</text:p>
          </table:table-cell>
          <table:table-cell office:value-type="float" office:value="0.982" calcext:value-type="float">
            <text:p>0.982</text:p>
          </table:table-cell>
          <table:table-cell office:value-type="float" office:value="0.976" calcext:value-type="float">
            <text:p>0.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72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3" calcext:value-type="float">
            <text:p>0.973</text:p>
          </table:table-cell>
          <table:table-cell office:value-type="float" office:value="0.918" calcext:value-type="float">
            <text:p>0.918</text:p>
          </table:table-cell>
          <table:table-cell office:value-type="float" office:value="0.952" calcext:value-type="float">
            <text:p>0.9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373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" calcext:value-type="float">
            <text:p>0.966</text:p>
          </table:table-cell>
          <table:table-cell office:value-type="float" office:value="0.958" calcext:value-type="float">
            <text:p>0.958</text:p>
          </table:table-cell>
          <table:table-cell office:value-type="float" office:value="0.931" calcext:value-type="float">
            <text:p>0.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137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1" calcext:value-type="float">
            <text:p>0.981</text:p>
          </table:table-cell>
          <table:table-cell office:value-type="float" office:value="0.933" calcext:value-type="float">
            <text:p>0.933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758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uJ_0011894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254" calcext:value-type="float">
            <text:p>0.25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J_0012019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1" calcext:value-type="float">
            <text:p>0.821</text:p>
          </table:table-cell>
          <table:table-cell office:value-type="float" office:value="0.753" calcext:value-type="float">
            <text:p>0.753</text:p>
          </table:table-cell>
          <table:table-cell office:value-type="float" office:value="0.859" calcext:value-type="float">
            <text:p>0.8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1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notacion GFF" table:style-name="ta1">
        <table:table-column table:style-name="co5" table:number-columns-repeated="7" table:default-cell-style-name="Default"/>
        <table:table-column table:style-name="co2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thogen_EMU_contig_0376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671" calcext:value-type="float">
            <text:p>671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006000;Name=EmuJ_000006000;biotype=protein_coding;description=EGF type 3;description_source=UniProtKB/TrEMBL;description_source_acc=A0A087VWA0</text:p>
          </table:table-cell>
        </table:table-row>
        <table:table-row table:style-name="ro1">
          <table:table-cell office:value-type="string" calcext:value-type="string">
            <text:p>pathogen_EmW_scaffold_06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089051" calcext:value-type="float">
            <text:p>3089051</text:p>
          </table:table-cell>
          <table:table-cell office:value-type="float" office:value="3089338" calcext:value-type="float">
            <text:p>30893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179900;Name=EmuJ_000179900;biotype=protein_coding</text:p>
          </table:table-cell>
        </table:table-row>
        <table:table-row table:style-name="ro1">
          <table:table-cell office:value-type="string" calcext:value-type="string">
            <text:p>pathogen_EmW_scaffold_06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588709" calcext:value-type="float">
            <text:p>2588709</text:p>
          </table:table-cell>
          <table:table-cell office:value-type="float" office:value="2592073" calcext:value-type="float">
            <text:p>25920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185700;Name=EmuJ_000185700;biotype=protein_coding;description=Neuropeptide;description_source=UniProtKB/TrEMBL;description_source_acc=A0A087W0M3</text:p>
          </table:table-cell>
        </table:table-row>
        <table:table-row table:style-name="ro1">
          <table:table-cell office:value-type="string" calcext:value-type="string">
            <text:p>pathogen_EmW_scaffold_04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833416" calcext:value-type="float">
            <text:p>4833416</text:p>
          </table:table-cell>
          <table:table-cell office:value-type="float" office:value="4834517" calcext:value-type="float">
            <text:p>48345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216900;Name=EmuJ_000216900;biotype=protein_coding</text:p>
          </table:table-cell>
        </table:table-row>
        <table:table-row table:style-name="ro1">
          <table:table-cell office:value-type="string" calcext:value-type="string">
            <text:p>pathogen_EmW_scaffold_04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905280" calcext:value-type="float">
            <text:p>4905280</text:p>
          </table:table-cell>
          <table:table-cell office:value-type="float" office:value="4906242" calcext:value-type="float">
            <text:p>49062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218000;Name=EmuJ_000218000;biotype=protein_coding;description=EF HAND 1 calcium binding site;description_source=UniProtKB/TrEMBL;description_source_acc=A0A087W1J7</text:p>
          </table:table-cell>
        </table:table-row>
        <table:table-row table:style-name="ro1">
          <table:table-cell office:value-type="string" calcext:value-type="string">
            <text:p>pathogen_EmW_scaffold_04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7122587" calcext:value-type="float">
            <text:p>7122587</text:p>
          </table:table-cell>
          <table:table-cell office:value-type="float" office:value="7124984" calcext:value-type="float">
            <text:p>71249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240300;Name=EmuJ_000240300;biotype=protein_coding;description=Expressed conserved protein;description_source=UniProtKB/TrEMBL;description_source_acc=A0A087W1H3</text:p>
          </table:table-cell>
        </table:table-row>
        <table:table-row table:style-name="ro1">
          <table:table-cell office:value-type="string" calcext:value-type="string">
            <text:p>pathogen_EmW_scaffold_10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879241" calcext:value-type="float">
            <text:p>1879241</text:p>
          </table:table-cell>
          <table:table-cell office:value-type="float" office:value="1879489" calcext:value-type="float">
            <text:p>18794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264400;Name=EmuJ_000264400;biotype=protein_coding;description=Hypothetical transcript;description_source=UniProtKB/TrEMBL;description_source_acc=A0A087W2N7</text:p>
          </table:table-cell>
        </table:table-row>
        <table:table-row table:style-name="ro1">
          <table:table-cell office:value-type="string" calcext:value-type="string">
            <text:p>pathogen_EmW_scaffold_10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78153" calcext:value-type="float">
            <text:p>78153</text:p>
          </table:table-cell>
          <table:table-cell office:value-type="float" office:value="78443" calcext:value-type="float">
            <text:p>784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316500;Name=EmuJ_000316500;biotype=protein_coding;description=Neuropeptide;description_source=UniProtKB/TrEMBL;description_source_acc=A0A068XZ78</text:p>
          </table:table-cell>
        </table:table-row>
        <table:table-row table:style-name="ro1">
          <table:table-cell office:value-type="string" calcext:value-type="string">
            <text:p>pathogen_EmW_scaffold_09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806377" calcext:value-type="float">
            <text:p>3806377</text:p>
          </table:table-cell>
          <table:table-cell office:value-type="float" office:value="3806785" calcext:value-type="float">
            <text:p>38067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365600;Name=EmuJ_000365600;biotype=protein_coding</text:p>
          </table:table-cell>
        </table:table-row>
        <table:table-row table:style-name="ro1">
          <table:table-cell office:value-type="string" calcext:value-type="string">
            <text:p>pathogen_EmW_scaffold_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641558" calcext:value-type="float">
            <text:p>641558</text:p>
          </table:table-cell>
          <table:table-cell office:value-type="float" office:value="641898" calcext:value-type="float">
            <text:p>6418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381100;Name=EmuJ_000381100;biotype=protein_coding;description=Antigen B; Antigen B subunit 2; Tapeworm specific antigen B;description_source=UniProtKB/TrEMBL;description_source_acc=Q5FAR7;locus=EmAgB8</text:p>
          </table:table-cell>
        </table:table-row>
        <table:table-row table:style-name="ro1">
          <table:table-cell office:value-type="string" calcext:value-type="string">
            <text:p>pathogen_EmW_scaffold_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645324" calcext:value-type="float">
            <text:p>645324</text:p>
          </table:table-cell>
          <table:table-cell office:value-type="float" office:value="645671" calcext:value-type="float">
            <text:p>6456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381200;Name=EmuJ_000381200;biotype=protein_coding;description=Antigen B; Antigen B 8-kDa-1; Antigen B8/1; Tapeworm specific antigen B;description_source=UniProtKB/TrEMBL;description_source_acc=Q867W3;locus=EmAgB8</text:p>
          </table:table-cell>
        </table:table-row>
        <table:table-row table:style-name="ro1">
          <table:table-cell office:value-type="string" calcext:value-type="string">
            <text:p>pathogen_EmW_scaffold_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647780" calcext:value-type="float">
            <text:p>647780</text:p>
          </table:table-cell>
          <table:table-cell office:value-type="float" office:value="648117" calcext:value-type="float">
            <text:p>6481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381400;Name=EmuJ_000381400;biotype=protein_coding;description=Antigen B; Tapeworm specific antigen B;description_source=UniProtKB/TrEMBL;description_source_acc=Q5FAR6;locus=EmAgB8</text:p>
          </table:table-cell>
        </table:table-row>
        <table:table-row table:style-name="ro1">
          <table:table-cell office:value-type="string" calcext:value-type="string">
            <text:p>pathogen_EmW_scaffold_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655246" calcext:value-type="float">
            <text:p>655246</text:p>
          </table:table-cell>
          <table:table-cell office:value-type="float" office:value="655619" calcext:value-type="float">
            <text:p>6556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381500;Name=EmuJ_000381500;biotype=protein_coding;description=Tapeworm specific antigen B;description_source=UniProtKB/TrEMBL;description_source_acc=A0A068XWC8</text:p>
          </table:table-cell>
        </table:table-row>
        <table:table-row table:style-name="ro1">
          <table:table-cell office:value-type="string" calcext:value-type="string">
            <text:p>pathogen_EmW_scaffold_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660613" calcext:value-type="float">
            <text:p>660613</text:p>
          </table:table-cell>
          <table:table-cell office:value-type="float" office:value="661004" calcext:value-type="float">
            <text:p>6610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381600;Name=EmuJ_000381600;biotype=protein_coding;description=Tapeworm specific antigen B;description_source=UniProtKB/TrEMBL;description_source_acc=U6HJE6;locus=EmAgB8</text:p>
          </table:table-cell>
        </table:table-row>
        <table:table-row table:style-name="ro1">
          <table:table-cell office:value-type="string" calcext:value-type="string">
            <text:p>pathogen_EmW_scaffold_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664406" calcext:value-type="float">
            <text:p>664406</text:p>
          </table:table-cell>
          <table:table-cell office:value-type="float" office:value="664797" calcext:value-type="float">
            <text:p>6647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381700;Name=EmuJ_000381700;biotype=protein_coding;description=Tapeworm specific antigen B;description_source=UniProtKB/TrEMBL;description_source_acc=U6HJE6;locus=EmAgB8</text:p>
          </table:table-cell>
        </table:table-row>
        <table:table-row table:style-name="ro1">
          <table:table-cell office:value-type="string" calcext:value-type="string">
            <text:p>pathogen_EmW_scaffold_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668267" calcext:value-type="float">
            <text:p>668267</text:p>
          </table:table-cell>
          <table:table-cell office:value-type="float" office:value="668594" calcext:value-type="float">
            <text:p>6685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381800;Name=EmuJ_000381800;biotype=protein_coding;description=Antigen B; Tapeworm specific antigen B;description_source=UniProtKB/TrEMBL;description_source_acc=Q5FAR4;locus=EmAgB8</text:p>
          </table:table-cell>
        </table:table-row>
        <table:table-row table:style-name="ro1">
          <table:table-cell office:value-type="string" calcext:value-type="string">
            <text:p>pathogen_EmW_scaffold_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7357070" calcext:value-type="float">
            <text:p>7357070</text:p>
          </table:table-cell>
          <table:table-cell office:value-type="float" office:value="7357525" calcext:value-type="float">
            <text:p>73575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419200;Name=EmuJ_000419200;biotype=protein_coding;description=Trypsin inhibitor;description_source=UniProtKB/TrEMBL;description_source_acc=A0A068Y467</text:p>
          </table:table-cell>
        </table:table-row>
        <table:table-row table:style-name="ro1">
          <table:table-cell office:value-type="string" calcext:value-type="string">
            <text:p>pathogen_EmW_scaffold_03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721924" calcext:value-type="float">
            <text:p>2721924</text:p>
          </table:table-cell>
          <table:table-cell office:value-type="float" office:value="2722199" calcext:value-type="float">
            <text:p>27221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489700;Name=EmuJ_000489700;biotype=protein_coding;description=Expressed conserved protein;description_source=UniProtKB/TrEMBL;description_source_acc=A0A068Y3D1</text:p>
          </table:table-cell>
        </table:table-row>
        <table:table-row table:style-name="ro1">
          <table:table-cell office:value-type="string" calcext:value-type="string">
            <text:p>pathogen_EmW_scaffold_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896136" calcext:value-type="float">
            <text:p>2896136</text:p>
          </table:table-cell>
          <table:table-cell office:value-type="float" office:value="2896594" calcext:value-type="float">
            <text:p>28965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525100;Name=EmuJ_000525100;biotype=protein_coding;description=Secreted antigen Ts8B1;description_source=UniProtKB/TrEMBL;description_source_acc=U6HKU3</text:p>
          </table:table-cell>
        </table:table-row>
        <table:table-row table:style-name="ro1">
          <table:table-cell office:value-type="string" calcext:value-type="string">
            <text:p>pathogen_EmW_scaffold_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910283" calcext:value-type="float">
            <text:p>2910283</text:p>
          </table:table-cell>
          <table:table-cell office:value-type="float" office:value="2910741" calcext:value-type="float">
            <text:p>29107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525400;Name=EmuJ_000525400;biotype=protein_coding;description=Secreted antigen Ts8B1;description_source=UniProtKB/TrEMBL;description_source_acc=U6HKU3</text:p>
          </table:table-cell>
        </table:table-row>
        <table:table-row table:style-name="ro1">
          <table:table-cell office:value-type="string" calcext:value-type="string">
            <text:p>pathogen_EmW_scaffold_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063861" calcext:value-type="float">
            <text:p>3063861</text:p>
          </table:table-cell>
          <table:table-cell office:value-type="float" office:value="3064578" calcext:value-type="float">
            <text:p>30645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526800;Name=EmuJ_000526800;biotype=protein_coding;description=Expressed conserved protein;description_source=UniProtKB/TrEMBL;description_source_acc=A0A068Y6S1</text:p>
          </table:table-cell>
        </table:table-row>
        <table:table-row table:style-name="ro1">
          <table:table-cell office:value-type="string" calcext:value-type="string">
            <text:p>pathogen_EmW_scaffold_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517419" calcext:value-type="float">
            <text:p>3517419</text:p>
          </table:table-cell>
          <table:table-cell office:value-type="float" office:value="3520527" calcext:value-type="float">
            <text:p>35205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530500;Name=EmuJ_000530500;biotype=protein_coding;description=Neuropeptide;description_source=UniProtKB/TrEMBL;description_source_acc=A0A068Y771</text:p>
          </table:table-cell>
        </table:table-row>
        <table:table-row table:style-name="ro1">
          <table:table-cell office:value-type="string" calcext:value-type="string">
            <text:p>pathogen_EmW_scaffold_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5359926" calcext:value-type="float">
            <text:p>5359926</text:p>
          </table:table-cell>
          <table:table-cell office:value-type="float" office:value="5360782" calcext:value-type="float">
            <text:p>53607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548800;Name=EmuJ_000548800;biotype=protein_coding;description=Collagen alpha 1XXVIII chain;description_source=UniProtKB/TrEMBL;description_source_acc=A0A068Y101</text:p>
          </table:table-cell>
        </table:table-row>
        <table:table-row table:style-name="ro1">
          <table:table-cell office:value-type="string" calcext:value-type="string">
            <text:p>pathogen_EmW_scaffold_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5425984" calcext:value-type="float">
            <text:p>5425984</text:p>
          </table:table-cell>
          <table:table-cell office:value-type="float" office:value="5426405" calcext:value-type="float">
            <text:p>54264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549200;Name=EmuJ_000549200;biotype=protein_coding;description=TaenIIdae antigen;description_source=UniProtKB/TrEMBL;description_source_acc=A0A068Y7J9</text:p>
          </table:table-cell>
        </table:table-row>
        <table:table-row table:style-name="ro1">
          <table:table-cell office:value-type="string" calcext:value-type="string">
            <text:p>pathogen_EmW_scaffold_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5459864" calcext:value-type="float">
            <text:p>5459864</text:p>
          </table:table-cell>
          <table:table-cell office:value-type="float" office:value="5460828" calcext:value-type="float">
            <text:p>54608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549400;Name=EmuJ_000549400;biotype=protein_coding;description=Collagen alpha 1XXVIII chain;description_source=UniProtKB/TrEMBL;description_source_acc=A0A068Y4Q7</text:p>
          </table:table-cell>
        </table:table-row>
        <table:table-row table:style-name="ro1">
          <table:table-cell office:value-type="string" calcext:value-type="string">
            <text:p>pathogen_EMU_contig_0723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9615" calcext:value-type="float">
            <text:p>9615</text:p>
          </table:table-cell>
          <table:table-cell office:value-type="float" office:value="13456" calcext:value-type="float">
            <text:p>134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567100;Name=EmuJ_000567100;biotype=protein_coding;description=Expressed protein;description_source=UniProtKB/TrEMBL;description_source_acc=A0A068Y7J7</text:p>
          </table:table-cell>
        </table:table-row>
        <table:table-row table:style-name="ro1">
          <table:table-cell office:value-type="string" calcext:value-type="string">
            <text:p>pathogen_EmW_scaffold_01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5999720" calcext:value-type="float">
            <text:p>15999720</text:p>
          </table:table-cell>
          <table:table-cell office:value-type="float" office:value="15999983" calcext:value-type="float">
            <text:p>159999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569600;Name=EmuJ_000569600;biotype=protein_coding;description=Expressed conserved protein;description_source=UniProtKB/TrEMBL;description_source_acc=A0A068Y7X7</text:p>
          </table:table-cell>
        </table:table-row>
        <table:table-row table:style-name="ro1">
          <table:table-cell office:value-type="string" calcext:value-type="string">
            <text:p>pathogen_EmW_scaffold_05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8588451" calcext:value-type="float">
            <text:p>8588451</text:p>
          </table:table-cell>
          <table:table-cell office:value-type="float" office:value="8588729" calcext:value-type="float">
            <text:p>85887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647100;Name=EmuJ_000647100;biotype=protein_coding;description=Expressed protein;description_source=UniProtKB/TrEMBL;description_source_acc=A0A068Y3E5</text:p>
          </table:table-cell>
        </table:table-row>
        <table:table-row table:style-name="ro1">
          <table:table-cell office:value-type="string" calcext:value-type="string">
            <text:p>pathogen_EmW_scaffold_05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8607631" calcext:value-type="float">
            <text:p>8607631</text:p>
          </table:table-cell>
          <table:table-cell office:value-type="float" office:value="8607870" calcext:value-type="float">
            <text:p>86078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647300;Name=EmuJ_000647300;biotype=protein_coding;description=Expressed protein;description_source=UniProtKB/TrEMBL;description_source_acc=A0A068Y716</text:p>
          </table:table-cell>
        </table:table-row>
        <table:table-row table:style-name="ro1">
          <table:table-cell office:value-type="string" calcext:value-type="string">
            <text:p>pathogen_EmW_scaffold_05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8628099" calcext:value-type="float">
            <text:p>8628099</text:p>
          </table:table-cell>
          <table:table-cell office:value-type="float" office:value="8628320" calcext:value-type="float">
            <text:p>86283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647500;Name=EmuJ_000647500;biotype=protein_coding;description=Expressed protein;description_source=UniProtKB/TrEMBL;description_source_acc=A0A068Y9R2</text:p>
          </table:table-cell>
        </table:table-row>
        <table:table-row table:style-name="ro1">
          <table:table-cell office:value-type="string" calcext:value-type="string">
            <text:p>pathogen_EMU_contig_0719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3281" calcext:value-type="float">
            <text:p>13281</text:p>
          </table:table-cell>
          <table:table-cell office:value-type="float" office:value="14454" calcext:value-type="float">
            <text:p>144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682600;Name=EmuJ_000682600;biotype=protein_coding</text:p>
          </table:table-cell>
        </table:table-row>
        <table:table-row table:style-name="ro1">
          <table:table-cell office:value-type="string" calcext:value-type="string">
            <text:p>pathogen_EmW_scaffold_0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5752651" calcext:value-type="float">
            <text:p>15752651</text:p>
          </table:table-cell>
          <table:table-cell office:value-type="float" office:value="15753030" calcext:value-type="float">
            <text:p>157530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724500;Name=EmuJ_000724500;biotype=protein_coding;description=Expressed protein;description_source=UniProtKB/TrEMBL;description_source_acc=A0A068Y8W4</text:p>
          </table:table-cell>
        </table:table-row>
        <table:table-row table:style-name="ro1">
          <table:table-cell office:value-type="string" calcext:value-type="string">
            <text:p>pathogen_EmW_scaffold_0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5755321" calcext:value-type="float">
            <text:p>15755321</text:p>
          </table:table-cell>
          <table:table-cell office:value-type="float" office:value="15756775" calcext:value-type="float">
            <text:p>157567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724600;Name=EmuJ_000724600;biotype=protein_coding;description=Expressed conserved protein;description_source=UniProtKB/TrEMBL;description_source_acc=A0A068Y4I6</text:p>
          </table:table-cell>
        </table:table-row>
        <table:table-row table:style-name="ro1">
          <table:table-cell office:value-type="string" calcext:value-type="string">
            <text:p>pathogen_EmW_scaffold_01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11936" calcext:value-type="float">
            <text:p>211936</text:p>
          </table:table-cell>
          <table:table-cell office:value-type="float" office:value="213756" calcext:value-type="float">
            <text:p>2137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740500;Name=EmuJ_000740500;biotype=protein_coding;description=Neuropeptide;description_source=UniProtKB/TrEMBL;description_source_acc=A0A068YCA8</text:p>
          </table:table-cell>
        </table:table-row>
        <table:table-row table:style-name="ro1">
          <table:table-cell office:value-type="string" calcext:value-type="string">
            <text:p>pathogen_EmW_scaffold_01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244637" calcext:value-type="float">
            <text:p>2244637</text:p>
          </table:table-cell>
          <table:table-cell office:value-type="float" office:value="2245652" calcext:value-type="float">
            <text:p>22456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759050;Name=EmuJ_000759050;biotype=protein_coding;description=Neuropeptide;description_source=UniProtKB/TrEMBL;description_source_acc=A0A068Y5G5</text:p>
          </table:table-cell>
        </table:table-row>
        <table:table-row table:style-name="ro1">
          <table:table-cell office:value-type="string" calcext:value-type="string">
            <text:p>pathogen_EmW_scaffold_01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9607770" calcext:value-type="float">
            <text:p>9607770</text:p>
          </table:table-cell>
          <table:table-cell office:value-type="float" office:value="9609523" calcext:value-type="float">
            <text:p>96095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842800;Name=EmuJ_000842800;biotype=protein_coding</text:p>
          </table:table-cell>
        </table:table-row>
        <table:table-row table:style-name="ro1">
          <table:table-cell office:value-type="string" calcext:value-type="string">
            <text:p>pathogen_EmW_scaffold_0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311683" calcext:value-type="float">
            <text:p>2311683</text:p>
          </table:table-cell>
          <table:table-cell office:value-type="float" office:value="2312419" calcext:value-type="float">
            <text:p>23124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945300;Name=EmuJ_000945300;biotype=protein_coding;description=Expressed conserved protein;description_source=UniProtKB/TrEMBL;description_source_acc=A0A068YAD3</text:p>
          </table:table-cell>
        </table:table-row>
        <table:table-row table:style-name="ro1">
          <table:table-cell office:value-type="string" calcext:value-type="string">
            <text:p>pathogen_EmW_scaffold_0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315175" calcext:value-type="float">
            <text:p>2315175</text:p>
          </table:table-cell>
          <table:table-cell office:value-type="float" office:value="2316766" calcext:value-type="float">
            <text:p>23167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945400;Name=EmuJ_000945400;biotype=protein_coding;description=Expressed conserved protein;description_source=UniProtKB/TrEMBL;description_source_acc=A0A068YHE9</text:p>
          </table:table-cell>
        </table:table-row>
        <table:table-row table:style-name="ro1">
          <table:table-cell office:value-type="string" calcext:value-type="string">
            <text:p>pathogen_EmW_scaffold_0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605579" calcext:value-type="float">
            <text:p>4605579</text:p>
          </table:table-cell>
          <table:table-cell office:value-type="float" office:value="4606439" calcext:value-type="float">
            <text:p>46064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968000;Name=EmuJ_000968000;biotype=protein_coding</text:p>
          </table:table-cell>
        </table:table-row>
        <table:table-row table:style-name="ro1">
          <table:table-cell office:value-type="string" calcext:value-type="string">
            <text:p>pathogen_EmW_scaffold_0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5101778" calcext:value-type="float">
            <text:p>5101778</text:p>
          </table:table-cell>
          <table:table-cell office:value-type="float" office:value="5103486" calcext:value-type="float">
            <text:p>51034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972800;Name=EmuJ_000972800;biotype=protein_coding</text:p>
          </table:table-cell>
        </table:table-row>
        <table:table-row table:style-name="ro1">
          <table:table-cell office:value-type="string" calcext:value-type="string">
            <text:p>pathogen_EmW_scaffold_0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5198466" calcext:value-type="float">
            <text:p>5198466</text:p>
          </table:table-cell>
          <table:table-cell office:value-type="float" office:value="5200657" calcext:value-type="float">
            <text:p>52006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0974200;Name=EmuJ_000974200;biotype=protein_coding;description=Expressed conserved protein;description_source=UniProtKB/TrEMBL;description_source_acc=A0A068YIQ0</text:p>
          </table:table-cell>
        </table:table-row>
        <table:table-row table:style-name="ro1">
          <table:table-cell office:value-type="string" calcext:value-type="string">
            <text:p>pathogen_EmW_scaffold_0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1685945" calcext:value-type="float">
            <text:p>11685945</text:p>
          </table:table-cell>
          <table:table-cell office:value-type="float" office:value="11686229" calcext:value-type="float">
            <text:p>116862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1046700;Name=EmuJ_001046700;biotype=protein_coding</text:p>
          </table:table-cell>
        </table:table-row>
        <table:table-row table:style-name="ro1">
          <table:table-cell office:value-type="string" calcext:value-type="string">
            <text:p>pathogen_EmW_scaffold_0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5016211" calcext:value-type="float">
            <text:p>15016211</text:p>
          </table:table-cell>
          <table:table-cell office:value-type="float" office:value="15016620" calcext:value-type="float">
            <text:p>150166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1081300;Name=EmuJ_001081300;biotype=protein_coding;description=Expressed protein;description_source=UniProtKB/TrEMBL;description_source_acc=A0A068YIH7</text:p>
          </table:table-cell>
        </table:table-row>
        <table:table-row table:style-name="ro1">
          <table:table-cell office:value-type="string" calcext:value-type="string">
            <text:p>pathogen_EmW_scaffold_08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636900" calcext:value-type="float">
            <text:p>1636900</text:p>
          </table:table-cell>
          <table:table-cell office:value-type="float" office:value="1637443" calcext:value-type="float">
            <text:p>16374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1136500;Name=EmuJ_001136500;biotype=protein_coding;description=WAP kazal immunoglobulin kunitz and NTR;description_source=UniProtKB/TrEMBL;description_source_acc=U6I3L7</text:p>
          </table:table-cell>
        </table:table-row>
        <table:table-row table:style-name="ro1">
          <table:table-cell office:value-type="string" calcext:value-type="string">
            <text:p>pathogen_EmW_scaffold_08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634331" calcext:value-type="float">
            <text:p>1634331</text:p>
          </table:table-cell>
          <table:table-cell office:value-type="float" office:value="1635285" calcext:value-type="float">
            <text:p>16352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1136600;Name=EmuJ_001136600;biotype=protein_coding;description=Kunitz protease inhibitor;description_source=UniProtKB/TrEMBL;description_source_acc=A0A068YGC1</text:p>
          </table:table-cell>
        </table:table-row>
        <table:table-row table:style-name="ro1">
          <table:table-cell office:value-type="string" calcext:value-type="string">
            <text:p>pathogen_EmW_scaffold_08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626621" calcext:value-type="float">
            <text:p>1626621</text:p>
          </table:table-cell>
          <table:table-cell office:value-type="float" office:value="1627458" calcext:value-type="float">
            <text:p>16274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1136700;Name=EmuJ_001136700;biotype=protein_coding;description=Proteinase inhibitor I2 Kunitz metazoa;description_source=UniProtKB/TrEMBL;description_source_acc=A0A068YK06</text:p>
          </table:table-cell>
        </table:table-row>
        <table:table-row table:style-name="ro1">
          <table:table-cell office:value-type="string" calcext:value-type="string">
            <text:p>pathogen_EMU_contig_0580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770" calcext:value-type="float">
            <text:p>3770</text:p>
          </table:table-cell>
          <table:table-cell office:value-type="float" office:value="4313" calcext:value-type="float">
            <text:p>43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1136800;Name=EmuJ_001136800;biotype=protein_coding;description=WAP kazal immunoglobulin kunitz and NTR;description_source=UniProtKB/TrEMBL;description_source_acc=U6I3L7</text:p>
          </table:table-cell>
        </table:table-row>
        <table:table-row table:style-name="ro1">
          <table:table-cell office:value-type="string" calcext:value-type="string">
            <text:p>pathogen_EmW_scaffold_08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607297" calcext:value-type="float">
            <text:p>1607297</text:p>
          </table:table-cell>
          <table:table-cell office:value-type="float" office:value="1607941" calcext:value-type="float">
            <text:p>16079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1136900;Name=EmuJ_001136900;biotype=protein_coding;description=Amyloid beta A4 protein;description_source=UniProtKB/TrEMBL;description_source_acc=A0A068YN91</text:p>
          </table:table-cell>
        </table:table-row>
        <table:table-row table:style-name="ro1">
          <table:table-cell office:value-type="string" calcext:value-type="string">
            <text:p>pathogen_EmW_scaffold_08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603078" calcext:value-type="float">
            <text:p>1603078</text:p>
          </table:table-cell>
          <table:table-cell office:value-type="float" office:value="1604044" calcext:value-type="float">
            <text:p>16040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1137000;Name=EmuJ_001137000;biotype=protein_coding;description=Kunitz protease inhibitor;description_source=UniProtKB/TrEMBL;description_source_acc=A0A068YNL9</text:p>
          </table:table-cell>
        </table:table-row>
        <table:table-row table:style-name="ro1">
          <table:table-cell office:value-type="string" calcext:value-type="string">
            <text:p>pathogen_EmW_scaffold_08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599698" calcext:value-type="float">
            <text:p>1599698</text:p>
          </table:table-cell>
          <table:table-cell office:value-type="float" office:value="1600540" calcext:value-type="float">
            <text:p>16005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1137100;Name=EmuJ_001137100;biotype=protein_coding;description=Expressed protein;description_source=UniProtKB/TrEMBL;description_source_acc=A0A068YGC3</text:p>
          </table:table-cell>
        </table:table-row>
        <table:table-row table:style-name="ro1">
          <table:table-cell office:value-type="string" calcext:value-type="string">
            <text:p>pathogen_EmW_scaffold_08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590968" calcext:value-type="float">
            <text:p>1590968</text:p>
          </table:table-cell>
          <table:table-cell office:value-type="float" office:value="1591848" calcext:value-type="float">
            <text:p>15918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1137200;Name=EmuJ_001137200;biotype=protein_coding;description=Collagen alpha 3VI chain;description_source=UniProtKB/TrEMBL;description_source_acc=A0A0S4MQ29</text:p>
          </table:table-cell>
        </table:table-row>
        <table:table-row table:style-name="ro1">
          <table:table-cell office:value-type="string" calcext:value-type="string">
            <text:p>pathogen_EmW_scaffold_08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587610" calcext:value-type="float">
            <text:p>1587610</text:p>
          </table:table-cell>
          <table:table-cell office:value-type="float" office:value="1588537" calcext:value-type="float">
            <text:p>15885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1137300;Name=EmuJ_001137300;biotype=protein_coding;description=Collagen alpha 3VI chain;description_source=UniProtKB/TrEMBL;description_source_acc=A0A068YFP6</text:p>
          </table:table-cell>
        </table:table-row>
        <table:table-row table:style-name="ro1">
          <table:table-cell office:value-type="string" calcext:value-type="string">
            <text:p>pathogen_EmW_scaffold_08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582556" calcext:value-type="float">
            <text:p>1582556</text:p>
          </table:table-cell>
          <table:table-cell office:value-type="float" office:value="1583422" calcext:value-type="float">
            <text:p>15834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1137400;Name=EmuJ_001137400;biotype=protein_coding;description=Collagen alpha 3VI chain;description_source=UniProtKB/TrEMBL;description_source_acc=A0A068YN95</text:p>
          </table:table-cell>
        </table:table-row>
        <table:table-row table:style-name="ro1">
          <table:table-cell office:value-type="string" calcext:value-type="string">
            <text:p>pathogen_EmW_scaffold_01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8261509" calcext:value-type="float">
            <text:p>18261509</text:p>
          </table:table-cell>
          <table:table-cell office:value-type="float" office:value="18261790" calcext:value-type="float">
            <text:p>182617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1175800;Name=EmuJ_001175800;biotype=protein_coding</text:p>
          </table:table-cell>
        </table:table-row>
        <table:table-row table:style-name="ro1">
          <table:table-cell office:value-type="string" calcext:value-type="string">
            <text:p>pathogen_EmW_scaffold_01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9298755" calcext:value-type="float">
            <text:p>19298755</text:p>
          </table:table-cell>
          <table:table-cell office:value-type="float" office:value="19299476" calcext:value-type="float">
            <text:p>192994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1189400;Name=EmuJ_001189400;biotype=protein_coding</text:p>
          </table:table-cell>
        </table:table-row>
        <table:table-row table:style-name="ro1">
          <table:table-cell office:value-type="string" calcext:value-type="string">
            <text:p>pathogen_EmW_scaffold_01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0079668" calcext:value-type="float">
            <text:p>20079668</text:p>
          </table:table-cell>
          <table:table-cell office:value-type="float" office:value="20079922" calcext:value-type="float">
            <text:p>200799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muJ_001201900;Name=EmuJ_001201900;biotype=protein_coding</text:p>
          </table:table-cell>
        </table:table-row>
      </table:table>
      <table:table table:name="Anotación Biomart" table:style-name="ta1"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row table:style-name="ro1">
          <table:table-cell table:style-name="ce6" table:number-columns-repeated="3"/>
        </table:table-row>
        <table:table-row table:style-name="ro1">
          <table:table-cell table:style-name="ce1" office:value-type="string" calcext:value-type="string">
            <text:p>Gene stable ID</text:p>
          </table:table-cell>
          <table:table-cell table:style-name="ce1" office:value-type="string" calcext:value-type="string">
            <text:p>Gene name</text:p>
          </table:table-cell>
          <table:table-cell table:style-name="ce1" office:value-type="string" calcext:value-type="string">
            <text:p>Gene description</text:p>
          </table:table-cell>
        </table:table-row>
        <table:table-row table:style-name="ro1">
          <table:table-cell office:value-type="string" calcext:value-type="string">
            <text:p>EmuJ_000006000</text:p>
          </table:table-cell>
          <table:table-cell/>
          <table:table-cell office:value-type="string" calcext:value-type="string">
            <text:p>EGF type 3 <text:s/>[Source:UniProtKB/TrEMBL;Acc:A0A087VWA0]</text:p>
          </table:table-cell>
        </table:table-row>
        <table:table-row table:style-name="ro1">
          <table:table-cell office:value-type="string" calcext:value-type="string">
            <text:p>EmuJ_00017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J_000185700</text:p>
          </table:table-cell>
          <table:table-cell/>
          <table:table-cell office:value-type="string" calcext:value-type="string">
            <text:p>Neuropeptide <text:s/>[Source:UniProtKB/TrEMBL;Acc:A0A087W0M3]</text:p>
          </table:table-cell>
        </table:table-row>
        <table:table-row table:style-name="ro1">
          <table:table-cell office:value-type="string" calcext:value-type="string">
            <text:p>EmuJ_000216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J_000218000</text:p>
          </table:table-cell>
          <table:table-cell/>
          <table:table-cell office:value-type="string" calcext:value-type="string">
            <text:p>EF HAND 1 calcium binding site <text:s/>[Source:UniProtKB/TrEMBL;Acc:A0A087W1J7]</text:p>
          </table:table-cell>
        </table:table-row>
        <table:table-row table:style-name="ro1">
          <table:table-cell office:value-type="string" calcext:value-type="string">
            <text:p>EmuJ_000240300</text:p>
          </table:table-cell>
          <table:table-cell/>
          <table:table-cell office:value-type="string" calcext:value-type="string">
            <text:p>Expressed conserved protein <text:s/>[Source:UniProtKB/TrEMBL;Acc:A0A087W1H3]</text:p>
          </table:table-cell>
        </table:table-row>
        <table:table-row table:style-name="ro1">
          <table:table-cell office:value-type="string" calcext:value-type="string">
            <text:p>EmuJ_000264400</text:p>
          </table:table-cell>
          <table:table-cell/>
          <table:table-cell office:value-type="string" calcext:value-type="string">
            <text:p>Hypothetical transcript <text:s/>[Source:UniProtKB/TrEMBL;Acc:A0A087W2N7]</text:p>
          </table:table-cell>
        </table:table-row>
        <table:table-row table:style-name="ro1">
          <table:table-cell office:value-type="string" calcext:value-type="string">
            <text:p>EmuJ_000316500</text:p>
          </table:table-cell>
          <table:table-cell/>
          <table:table-cell office:value-type="string" calcext:value-type="string">
            <text:p>Neuropeptide <text:s/>[Source:UniProtKB/TrEMBL;Acc:A0A068XZ78]</text:p>
          </table:table-cell>
        </table:table-row>
        <table:table-row table:style-name="ro1">
          <table:table-cell office:value-type="string" calcext:value-type="string">
            <text:p>EmuJ_000365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J_000381100</text:p>
          </table:table-cell>
          <table:table-cell office:value-type="string" calcext:value-type="string">
            <text:p>EmAgB8</text:p>
          </table:table-cell>
          <table:table-cell office:value-type="string" calcext:value-type="string">
            <text:p>Antigen B; Antigen B subunit 2; Tapeworm specific antigen B <text:s/>[Source:UniProtKB/TrEMBL;Acc:Q5FAR7]</text:p>
          </table:table-cell>
        </table:table-row>
        <table:table-row table:style-name="ro1">
          <table:table-cell office:value-type="string" calcext:value-type="string">
            <text:p>EmuJ_000381200</text:p>
          </table:table-cell>
          <table:table-cell office:value-type="string" calcext:value-type="string">
            <text:p>EmAgB8</text:p>
          </table:table-cell>
          <table:table-cell office:value-type="string" calcext:value-type="string">
            <text:p>Antigen B; Antigen B 8-kDa-1; Antigen B8/1; Tapeworm specific antigen B <text:s/>[Source:UniProtKB/TrEMBL;Acc:Q867W3]</text:p>
          </table:table-cell>
        </table:table-row>
        <table:table-row table:style-name="ro1">
          <table:table-cell office:value-type="string" calcext:value-type="string">
            <text:p>EmuJ_000381400</text:p>
          </table:table-cell>
          <table:table-cell office:value-type="string" calcext:value-type="string">
            <text:p>EmAgB8</text:p>
          </table:table-cell>
          <table:table-cell office:value-type="string" calcext:value-type="string">
            <text:p>Antigen B; Tapeworm specific antigen B <text:s/>[Source:UniProtKB/TrEMBL;Acc:Q5FAR6]</text:p>
          </table:table-cell>
        </table:table-row>
        <table:table-row table:style-name="ro1">
          <table:table-cell office:value-type="string" calcext:value-type="string">
            <text:p>EmuJ_000381500</text:p>
          </table:table-cell>
          <table:table-cell/>
          <table:table-cell office:value-type="string" calcext:value-type="string">
            <text:p>Tapeworm specific antigen B <text:s/>[Source:UniProtKB/TrEMBL;Acc:A0A068XWC8]</text:p>
          </table:table-cell>
        </table:table-row>
        <table:table-row table:style-name="ro1">
          <table:table-cell office:value-type="string" calcext:value-type="string">
            <text:p>EmuJ_000381600</text:p>
          </table:table-cell>
          <table:table-cell office:value-type="string" calcext:value-type="string">
            <text:p>EmAgB8</text:p>
          </table:table-cell>
          <table:table-cell office:value-type="string" calcext:value-type="string">
            <text:p>Tapeworm specific antigen B <text:s/>[Source:UniProtKB/TrEMBL;Acc:U6HJE6]</text:p>
          </table:table-cell>
        </table:table-row>
        <table:table-row table:style-name="ro1">
          <table:table-cell office:value-type="string" calcext:value-type="string">
            <text:p>EmuJ_000381700</text:p>
          </table:table-cell>
          <table:table-cell office:value-type="string" calcext:value-type="string">
            <text:p>EmAgB8</text:p>
          </table:table-cell>
          <table:table-cell office:value-type="string" calcext:value-type="string">
            <text:p>Tapeworm specific antigen B <text:s/>[Source:UniProtKB/TrEMBL;Acc:U6HJE6]</text:p>
          </table:table-cell>
        </table:table-row>
        <table:table-row table:style-name="ro1">
          <table:table-cell office:value-type="string" calcext:value-type="string">
            <text:p>EmuJ_000381800</text:p>
          </table:table-cell>
          <table:table-cell office:value-type="string" calcext:value-type="string">
            <text:p>EmAgB8</text:p>
          </table:table-cell>
          <table:table-cell office:value-type="string" calcext:value-type="string">
            <text:p>Antigen B; Tapeworm specific antigen B <text:s/>[Source:UniProtKB/TrEMBL;Acc:Q5FAR4]</text:p>
          </table:table-cell>
        </table:table-row>
        <table:table-row table:style-name="ro1">
          <table:table-cell office:value-type="string" calcext:value-type="string">
            <text:p>EmuJ_000419200</text:p>
          </table:table-cell>
          <table:table-cell/>
          <table:table-cell office:value-type="string" calcext:value-type="string">
            <text:p>Trypsin inhibitor <text:s/>[Source:UniProtKB/TrEMBL;Acc:A0A068Y467]</text:p>
          </table:table-cell>
        </table:table-row>
        <table:table-row table:style-name="ro1">
          <table:table-cell office:value-type="string" calcext:value-type="string">
            <text:p>EmuJ_000489700</text:p>
          </table:table-cell>
          <table:table-cell/>
          <table:table-cell office:value-type="string" calcext:value-type="string">
            <text:p>Expressed conserved protein <text:s/>[Source:UniProtKB/TrEMBL;Acc:A0A068Y3D1]</text:p>
          </table:table-cell>
        </table:table-row>
        <table:table-row table:style-name="ro1">
          <table:table-cell office:value-type="string" calcext:value-type="string">
            <text:p>EmuJ_000525100</text:p>
          </table:table-cell>
          <table:table-cell/>
          <table:table-cell office:value-type="string" calcext:value-type="string">
            <text:p>Secreted antigen Ts8B1 <text:s/>[Source:UniProtKB/TrEMBL;Acc:U6HKU3]</text:p>
          </table:table-cell>
        </table:table-row>
        <table:table-row table:style-name="ro1">
          <table:table-cell office:value-type="string" calcext:value-type="string">
            <text:p>EmuJ_000525400</text:p>
          </table:table-cell>
          <table:table-cell/>
          <table:table-cell office:value-type="string" calcext:value-type="string">
            <text:p>Secreted antigen Ts8B1 <text:s/>[Source:UniProtKB/TrEMBL;Acc:U6HKU3]</text:p>
          </table:table-cell>
        </table:table-row>
        <table:table-row table:style-name="ro1">
          <table:table-cell office:value-type="string" calcext:value-type="string">
            <text:p>EmuJ_000526800</text:p>
          </table:table-cell>
          <table:table-cell/>
          <table:table-cell office:value-type="string" calcext:value-type="string">
            <text:p>Expressed conserved protein <text:s/>[Source:UniProtKB/TrEMBL;Acc:A0A068Y6S1]</text:p>
          </table:table-cell>
        </table:table-row>
        <table:table-row table:style-name="ro1">
          <table:table-cell office:value-type="string" calcext:value-type="string">
            <text:p>EmuJ_000530500</text:p>
          </table:table-cell>
          <table:table-cell/>
          <table:table-cell office:value-type="string" calcext:value-type="string">
            <text:p>Neuropeptide <text:s/>[Source:UniProtKB/TrEMBL;Acc:A0A068Y771]</text:p>
          </table:table-cell>
        </table:table-row>
        <table:table-row table:style-name="ro1">
          <table:table-cell office:value-type="string" calcext:value-type="string">
            <text:p>EmuJ_000548800</text:p>
          </table:table-cell>
          <table:table-cell/>
          <table:table-cell office:value-type="string" calcext:value-type="string">
            <text:p>Collagen alpha 1XXVIII chain <text:s/>[Source:UniProtKB/TrEMBL;Acc:A0A068Y101]</text:p>
          </table:table-cell>
        </table:table-row>
        <table:table-row table:style-name="ro1">
          <table:table-cell office:value-type="string" calcext:value-type="string">
            <text:p>EmuJ_000549200</text:p>
          </table:table-cell>
          <table:table-cell/>
          <table:table-cell office:value-type="string" calcext:value-type="string">
            <text:p>TaenIIdae antigen <text:s/>[Source:UniProtKB/TrEMBL;Acc:A0A068Y7J9]</text:p>
          </table:table-cell>
        </table:table-row>
        <table:table-row table:style-name="ro1">
          <table:table-cell office:value-type="string" calcext:value-type="string">
            <text:p>EmuJ_000549400</text:p>
          </table:table-cell>
          <table:table-cell/>
          <table:table-cell office:value-type="string" calcext:value-type="string">
            <text:p>Collagen alpha 1XXVIII chain <text:s/>[Source:UniProtKB/TrEMBL;Acc:A0A068Y4Q7]</text:p>
          </table:table-cell>
        </table:table-row>
        <table:table-row table:style-name="ro1">
          <table:table-cell office:value-type="string" calcext:value-type="string">
            <text:p>EmuJ_000567100</text:p>
          </table:table-cell>
          <table:table-cell/>
          <table:table-cell office:value-type="string" calcext:value-type="string">
            <text:p>Expressed protein <text:s/>[Source:UniProtKB/TrEMBL;Acc:A0A068Y7J7]</text:p>
          </table:table-cell>
        </table:table-row>
        <table:table-row table:style-name="ro1">
          <table:table-cell office:value-type="string" calcext:value-type="string">
            <text:p>EmuJ_000569600</text:p>
          </table:table-cell>
          <table:table-cell/>
          <table:table-cell office:value-type="string" calcext:value-type="string">
            <text:p>Expressed conserved protein <text:s/>[Source:UniProtKB/TrEMBL;Acc:A0A068Y7X7]</text:p>
          </table:table-cell>
        </table:table-row>
        <table:table-row table:style-name="ro1">
          <table:table-cell office:value-type="string" calcext:value-type="string">
            <text:p>EmuJ_000647100</text:p>
          </table:table-cell>
          <table:table-cell/>
          <table:table-cell office:value-type="string" calcext:value-type="string">
            <text:p>Expressed protein <text:s/>[Source:UniProtKB/TrEMBL;Acc:A0A068Y3E5]</text:p>
          </table:table-cell>
        </table:table-row>
        <table:table-row table:style-name="ro1">
          <table:table-cell office:value-type="string" calcext:value-type="string">
            <text:p>EmuJ_000647300</text:p>
          </table:table-cell>
          <table:table-cell/>
          <table:table-cell office:value-type="string" calcext:value-type="string">
            <text:p>Expressed protein <text:s/>[Source:UniProtKB/TrEMBL;Acc:A0A068Y716]</text:p>
          </table:table-cell>
        </table:table-row>
        <table:table-row table:style-name="ro1">
          <table:table-cell office:value-type="string" calcext:value-type="string">
            <text:p>EmuJ_000647500</text:p>
          </table:table-cell>
          <table:table-cell/>
          <table:table-cell office:value-type="string" calcext:value-type="string">
            <text:p>Expressed protein <text:s/>[Source:UniProtKB/TrEMBL;Acc:A0A068Y9R2]</text:p>
          </table:table-cell>
        </table:table-row>
        <table:table-row table:style-name="ro1">
          <table:table-cell office:value-type="string" calcext:value-type="string">
            <text:p>EmuJ_000682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J_000724500</text:p>
          </table:table-cell>
          <table:table-cell/>
          <table:table-cell office:value-type="string" calcext:value-type="string">
            <text:p>Expressed protein <text:s/>[Source:UniProtKB/TrEMBL;Acc:A0A068Y8W4]</text:p>
          </table:table-cell>
        </table:table-row>
        <table:table-row table:style-name="ro1">
          <table:table-cell office:value-type="string" calcext:value-type="string">
            <text:p>EmuJ_000724600</text:p>
          </table:table-cell>
          <table:table-cell/>
          <table:table-cell office:value-type="string" calcext:value-type="string">
            <text:p>Expressed conserved protein <text:s/>[Source:UniProtKB/TrEMBL;Acc:A0A068Y4I6]</text:p>
          </table:table-cell>
        </table:table-row>
        <table:table-row table:style-name="ro1">
          <table:table-cell office:value-type="string" calcext:value-type="string">
            <text:p>EmuJ_000740500</text:p>
          </table:table-cell>
          <table:table-cell/>
          <table:table-cell office:value-type="string" calcext:value-type="string">
            <text:p>Neuropeptide <text:s/>[Source:UniProtKB/TrEMBL;Acc:A0A068YCA8]</text:p>
          </table:table-cell>
        </table:table-row>
        <table:table-row table:style-name="ro1">
          <table:table-cell office:value-type="string" calcext:value-type="string">
            <text:p>EmuJ_000759050</text:p>
          </table:table-cell>
          <table:table-cell/>
          <table:table-cell office:value-type="string" calcext:value-type="string">
            <text:p>Neuropeptide <text:s/>[Source:UniProtKB/TrEMBL;Acc:A0A068Y5G5]</text:p>
          </table:table-cell>
        </table:table-row>
        <table:table-row table:style-name="ro1">
          <table:table-cell office:value-type="string" calcext:value-type="string">
            <text:p>EmuJ_00084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J_000945300</text:p>
          </table:table-cell>
          <table:table-cell/>
          <table:table-cell office:value-type="string" calcext:value-type="string">
            <text:p>Expressed conserved protein <text:s/>[Source:UniProtKB/TrEMBL;Acc:A0A068YAD3]</text:p>
          </table:table-cell>
        </table:table-row>
        <table:table-row table:style-name="ro1">
          <table:table-cell office:value-type="string" calcext:value-type="string">
            <text:p>EmuJ_000945400</text:p>
          </table:table-cell>
          <table:table-cell/>
          <table:table-cell office:value-type="string" calcext:value-type="string">
            <text:p>Expressed conserved protein <text:s/>[Source:UniProtKB/TrEMBL;Acc:A0A068YHE9]</text:p>
          </table:table-cell>
        </table:table-row>
        <table:table-row table:style-name="ro1">
          <table:table-cell office:value-type="string" calcext:value-type="string">
            <text:p>EmuJ_00096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J_00097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J_000974200</text:p>
          </table:table-cell>
          <table:table-cell/>
          <table:table-cell office:value-type="string" calcext:value-type="string">
            <text:p>Expressed conserved protein <text:s/>[Source:UniProtKB/TrEMBL;Acc:A0A068YIQ0]</text:p>
          </table:table-cell>
        </table:table-row>
        <table:table-row table:style-name="ro1">
          <table:table-cell office:value-type="string" calcext:value-type="string">
            <text:p>EmuJ_001046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J_001081300</text:p>
          </table:table-cell>
          <table:table-cell/>
          <table:table-cell office:value-type="string" calcext:value-type="string">
            <text:p>Expressed protein <text:s/>[Source:UniProtKB/TrEMBL;Acc:A0A068YIH7]</text:p>
          </table:table-cell>
        </table:table-row>
        <table:table-row table:style-name="ro1">
          <table:table-cell office:value-type="string" calcext:value-type="string">
            <text:p>EmuJ_001136500</text:p>
          </table:table-cell>
          <table:table-cell/>
          <table:table-cell office:value-type="string" calcext:value-type="string">
            <text:p>WAP kazal immunoglobulin kunitz and NTR <text:s/>[Source:UniProtKB/TrEMBL;Acc:U6I3L7]</text:p>
          </table:table-cell>
        </table:table-row>
        <table:table-row table:style-name="ro1">
          <table:table-cell office:value-type="string" calcext:value-type="string">
            <text:p>EmuJ_001136600</text:p>
          </table:table-cell>
          <table:table-cell/>
          <table:table-cell office:value-type="string" calcext:value-type="string">
            <text:p>Kunitz protease inhibitor <text:s/>[Source:UniProtKB/TrEMBL;Acc:A0A068YGC1]</text:p>
          </table:table-cell>
        </table:table-row>
        <table:table-row table:style-name="ro1">
          <table:table-cell office:value-type="string" calcext:value-type="string">
            <text:p>EmuJ_001136700</text:p>
          </table:table-cell>
          <table:table-cell/>
          <table:table-cell office:value-type="string" calcext:value-type="string">
            <text:p>Proteinase inhibitor I2 Kunitz metazoa <text:s/>[Source:UniProtKB/TrEMBL;Acc:A0A068YK06]</text:p>
          </table:table-cell>
        </table:table-row>
        <table:table-row table:style-name="ro1">
          <table:table-cell office:value-type="string" calcext:value-type="string">
            <text:p>EmuJ_001136800</text:p>
          </table:table-cell>
          <table:table-cell/>
          <table:table-cell office:value-type="string" calcext:value-type="string">
            <text:p>WAP kazal immunoglobulin kunitz and NTR <text:s/>[Source:UniProtKB/TrEMBL;Acc:U6I3L7]</text:p>
          </table:table-cell>
        </table:table-row>
        <table:table-row table:style-name="ro1">
          <table:table-cell office:value-type="string" calcext:value-type="string">
            <text:p>EmuJ_001136900</text:p>
          </table:table-cell>
          <table:table-cell/>
          <table:table-cell office:value-type="string" calcext:value-type="string">
            <text:p>Amyloid beta A4 protein <text:s/>[Source:UniProtKB/TrEMBL;Acc:A0A068YN91]</text:p>
          </table:table-cell>
        </table:table-row>
        <table:table-row table:style-name="ro1">
          <table:table-cell office:value-type="string" calcext:value-type="string">
            <text:p>EmuJ_001137000</text:p>
          </table:table-cell>
          <table:table-cell/>
          <table:table-cell office:value-type="string" calcext:value-type="string">
            <text:p>Kunitz protease inhibitor <text:s/>[Source:UniProtKB/TrEMBL;Acc:A0A068YNL9]</text:p>
          </table:table-cell>
        </table:table-row>
        <table:table-row table:style-name="ro1">
          <table:table-cell office:value-type="string" calcext:value-type="string">
            <text:p>EmuJ_001137100</text:p>
          </table:table-cell>
          <table:table-cell/>
          <table:table-cell office:value-type="string" calcext:value-type="string">
            <text:p>Expressed protein <text:s/>[Source:UniProtKB/TrEMBL;Acc:A0A068YGC3]</text:p>
          </table:table-cell>
        </table:table-row>
        <table:table-row table:style-name="ro1">
          <table:table-cell office:value-type="string" calcext:value-type="string">
            <text:p>EmuJ_001137200</text:p>
          </table:table-cell>
          <table:table-cell/>
          <table:table-cell office:value-type="string" calcext:value-type="string">
            <text:p>Collagen alpha 3VI chain <text:s/>[Source:UniProtKB/TrEMBL;Acc:A0A0S4MQ29]</text:p>
          </table:table-cell>
        </table:table-row>
        <table:table-row table:style-name="ro1">
          <table:table-cell office:value-type="string" calcext:value-type="string">
            <text:p>EmuJ_001137300</text:p>
          </table:table-cell>
          <table:table-cell/>
          <table:table-cell office:value-type="string" calcext:value-type="string">
            <text:p>Collagen alpha 3VI chain <text:s/>[Source:UniProtKB/TrEMBL;Acc:A0A068YFP6]</text:p>
          </table:table-cell>
        </table:table-row>
        <table:table-row table:style-name="ro1">
          <table:table-cell office:value-type="string" calcext:value-type="string">
            <text:p>EmuJ_001137400</text:p>
          </table:table-cell>
          <table:table-cell/>
          <table:table-cell office:value-type="string" calcext:value-type="string">
            <text:p>Collagen alpha 3VI chain <text:s/>[Source:UniProtKB/TrEMBL;Acc:A0A068YN95]</text:p>
          </table:table-cell>
        </table:table-row>
        <table:table-row table:style-name="ro1">
          <table:table-cell office:value-type="string" calcext:value-type="string">
            <text:p>EmuJ_00117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J_0011894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muJ_001201900</text:p>
          </table:table-cell>
          <table:table-cell table:style-name="ce2" table:number-columns-repeated="2"/>
        </table:table-row>
      </table:table>
      <table:table table:name="BLAST Uniprot" table:style-name="ta1">
        <table:table-column table:style-name="co11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5" table:default-cell-style-name="ce4"/>
        <table:table-column table:style-name="co29" table:default-cell-style-name="ce4"/>
        <table:table-column table:style-name="co30" table:default-cell-style-name="ce4"/>
        <table:table-column table:style-name="co12" table:default-cell-style-name="ce4"/>
        <table:table-column table:style-name="co31" table:default-cell-style-name="ce4"/>
        <table:table-column table:style-name="co5" table:number-columns-repeated="2" table:default-cell-style-name="Default"/>
        <table:table-row table:style-name="ro1">
          <table:table-cell table:style-name="ce1"/>
          <table:table-cell table:style-name="ce3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>
            <text:p>query acc.ver</text:p>
          </table:table-cell>
          <table:table-cell table:style-name="ce3" office:value-type="string" calcext:value-type="string">
            <text:p><text:s/>subject acc.ver</text:p>
          </table:table-cell>
          <table:table-cell table:style-name="ce3" office:value-type="string" calcext:value-type="string">
            <text:p><text:s/>% identity</text:p>
          </table:table-cell>
          <table:table-cell table:style-name="ce3" office:value-type="string" calcext:value-type="string">
            <text:p><text:s/>alignment length</text:p>
          </table:table-cell>
          <table:table-cell table:style-name="ce3" office:value-type="string" calcext:value-type="string">
            <text:p><text:s/>mismatches</text:p>
          </table:table-cell>
          <table:table-cell table:style-name="ce3" office:value-type="string" calcext:value-type="string">
            <text:p><text:s/>gap opens</text:p>
          </table:table-cell>
          <table:table-cell table:style-name="ce3" office:value-type="string" calcext:value-type="string">
            <text:p><text:s/>q. start</text:p>
          </table:table-cell>
          <table:table-cell table:style-name="ce3" office:value-type="string" calcext:value-type="string">
            <text:p><text:s/>q. end</text:p>
          </table:table-cell>
          <table:table-cell table:style-name="ce3" office:value-type="string" calcext:value-type="string">
            <text:p><text:s/>s. 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J_000682600.1</text:p>
          </table:table-cell>
          <table:table-cell office:value-type="string" calcext:value-type="string">
            <text:p>Q9H3Y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J_000724500.1</text:p>
          </table:table-cell>
          <table:table-cell office:value-type="string" calcext:value-type="string">
            <text:p>Q8NFA0</text:p>
          </table:table-cell>
          <table:table-cell office:value-type="float" office:value="62.5" calcext:value-type="float">
            <text:p>62.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63" calcext:value-type="float">
            <text:p>1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J_000724600.1</text:p>
          </table:table-cell>
          <table:table-cell office:value-type="string" calcext:value-type="string">
            <text:p>P0C1Z7</text:p>
          </table:table-cell>
          <table:table-cell office:value-type="float" office:value="66.667" calcext:value-type="float">
            <text:p>66.66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J_000972800.1</text:p>
          </table:table-cell>
          <table:table-cell office:value-type="string" calcext:value-type="string">
            <text:p>P5081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J_000972800.1</text:p>
          </table:table-cell>
          <table:table-cell office:value-type="string" calcext:value-type="string">
            <text:p>P508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EmuJ_001136500.1</text:p>
          </table:table-cell>
          <table:table-cell office:value-type="string" calcext:value-type="string">
            <text:p>P00985</text:p>
          </table:table-cell>
          <table:table-cell office:value-type="float" office:value="62.963" calcext:value-type="float">
            <text:p>62.963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EmuJ_001136500.1</text:p>
          </table:table-cell>
          <table:table-cell office:value-type="string" calcext:value-type="string">
            <text:p>P00986</text:p>
          </table:table-cell>
          <table:table-cell office:value-type="float" office:value="63.462" calcext:value-type="float">
            <text:p>63.462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EmuJ_001136800.1</text:p>
          </table:table-cell>
          <table:table-cell office:value-type="string" calcext:value-type="string">
            <text:p>P00985</text:p>
          </table:table-cell>
          <table:table-cell office:value-type="float" office:value="62.963" calcext:value-type="float">
            <text:p>62.963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/>
        </table:table-row>
        <table:table-row table:style-name="ro1">
          <table:table-cell table:style-name="ce13" office:value-type="string" calcext:value-type="string">
            <text:p>EmuJ_001136800.1</text:p>
          </table:table-cell>
          <table:table-cell table:style-name="ce14" office:value-type="string" calcext:value-type="string">
            <text:p>P00986</text:p>
          </table:table-cell>
          <table:table-cell table:style-name="ce14" office:value-type="float" office:value="63.462" calcext:value-type="float">
            <text:p>63.462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7:27:14.189952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6:43:41.693571254</meta:creation-date>
    <meta:generator>LibreOffice/6.2.6.2$Linux_X86_64 LibreOffice_project/20$Build-2</meta:generator>
    <dc:date>2019-09-13T19:06:12.506264641</dc:date>
    <meta:editing-duration>PT1H2M21S</meta:editing-duration>
    <meta:editing-cycles>6</meta:editing-cycles>
    <meta:document-statistic meta:table-count="5" meta:cell-count="15342" meta:object-count="0"/>
  </office:meta>
</office:document-meta>
</file>